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82">
            <text:p>1082</text:p>
          </table:table-cell>
          <table:table-cell office:value-type="float" office:value="1094">
            <text:p>1094</text:p>
          </table:table-cell>
          <table:table-cell table:formula="of:=IF(AND([.C2]&gt;[.F2];[.D2]=0);&quot;Down&quot;;&quot;&quot;)">
            <text:p/>
          </table:table-cell>
          <table:table-cell table:formula="of:=IF(AND([.C2]&lt;=[.F2];[.D2]=1);&quot;Up&quot;;&quot;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5">
            <text:p>1605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1145">
            <text:p>1145</text:p>
          </table:table-cell>
          <table:table-cell table:formula="of:=IF(AND([.C3]&gt;[.F3];[.D3]=0);&quot;Down&quot;;&quot;&quot;)">
            <text:p/>
          </table:table-cell>
          <table:table-cell table:formula="of:=IF(AND([.C3]&lt;=[.F3];[.D3]=1);&quot;Up&quot;;&quot;&quot;)">
            <text:p/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19">
            <text:p>1719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728">
            <text:p>728</text:p>
          </table:table-cell>
          <table:table-cell table:formula="of:=IF(AND([.C4]&gt;[.F4];[.D4]=0);&quot;Down&quot;;&quot;&quot;)">
            <text:p/>
          </table:table-cell>
          <table:table-cell table:formula="of:=IF(AND([.C4]&lt;=[.F4];[.D4]=1);&quot;Up&quot;;&quot;&quot;)">
            <text:p/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1">
            <text:p>1721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64">
            <text:p>1464</text:p>
          </table:table-cell>
          <table:table-cell table:formula="of:=IF(AND([.C5]&gt;[.F5];[.D5]=0);&quot;Down&quot;;&quot;&quot;)">
            <text:p/>
          </table:table-cell>
          <table:table-cell table:formula="of:=IF(AND([.C5]&lt;=[.F5];[.D5]=1);&quot;Up&quot;;&quot;&quot;)">
            <text:p/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22">
            <text:p>1722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29">
            <text:p>829</text:p>
          </table:table-cell>
          <table:table-cell table:formula="of:=IF(AND([.C6]&gt;[.F6];[.D6]=0);&quot;Down&quot;;&quot;&quot;)">
            <text:p/>
          </table:table-cell>
          <table:table-cell table:formula="of:=IF(AND([.C6]&lt;=[.F6];[.D6]=1);&quot;Up&quot;;&quot;&quot;)">
            <text:p/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765">
            <text:p>765</text:p>
          </table:table-cell>
          <table:table-cell table:formula="of:=IF(AND([.C7]&gt;[.F7];[.D7]=0);&quot;Down&quot;;&quot;&quot;)">
            <text:p/>
          </table:table-cell>
          <table:table-cell table:formula="of:=IF(AND([.C7]&lt;=[.F7];[.D7]=1);&quot;Up&quot;;&quot;&quot;)">
            <text:p/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2">
            <text:p>1802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77">
            <text:p>977</text:p>
          </table:table-cell>
          <table:table-cell table:formula="of:=IF(AND([.C8]&gt;[.F8];[.D8]=0);&quot;Down&quot;;&quot;&quot;)">
            <text:p/>
          </table:table-cell>
          <table:table-cell table:formula="of:=IF(AND([.C8]&lt;=[.F8];[.D8]=1);&quot;Up&quot;;&quot;&quot;)">
            <text:p/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08">
            <text:p>1808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412">
            <text:p>1412</text:p>
          </table:table-cell>
          <table:table-cell table:formula="of:=IF(AND([.C9]&gt;[.F9];[.D9]=0);&quot;Down&quot;;&quot;&quot;)">
            <text:p/>
          </table:table-cell>
          <table:table-cell table:formula="of:=IF(AND([.C9]&lt;=[.F9];[.D9]=1);&quot;Up&quot;;&quot;&quot;)">
            <text:p/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12">
            <text:p>1812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table:formula="of:=IF(AND([.C10]&gt;[.F10];[.D10]=0);&quot;Down&quot;;&quot;&quot;)">
            <text:p/>
          </table:table-cell>
          <table:table-cell table:formula="of:=IF(AND([.C10]&lt;=[.F10];[.D10]=1);&quot;Up&quot;;&quot;&quot;)">
            <text:p/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office:value-type="float" office:value="12315">
            <text:p>12315</text:p>
          </table:table-cell>
          <table:table-cell office:value-type="float" office:value="0">
            <text:p>0</text:p>
          </table:table-cell>
          <table:table-cell office:value-type="float" office:value="12523">
            <text:p>12523</text:p>
          </table:table-cell>
          <table:table-cell office:value-type="float" office:value="12705">
            <text:p>12705</text:p>
          </table:table-cell>
          <table:table-cell table:formula="of:=IF(AND([.C11]&gt;[.F11];[.D11]=0);&quot;Down&quot;;&quot;&quot;)">
            <text:p/>
          </table:table-cell>
          <table:table-cell table:formula="of:=IF(AND([.C11]&lt;=[.F11];[.D11]=1);&quot;Up&quot;;&quot;&quot;)">
            <text:p/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1">
            <text:p>1881</text:p>
          </table:table-cell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54">
            <text:p>1954</text:p>
          </table:table-cell>
          <table:table-cell table:formula="of:=IF(AND([.C12]&gt;[.F12];[.D12]=0);&quot;Down&quot;;&quot;&quot;)">
            <text:p/>
          </table:table-cell>
          <table:table-cell table:formula="of:=IF(AND([.C12]&lt;=[.F12];[.D12]=1);&quot;Up&quot;;&quot;&quot;)">
            <text:p/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11">
            <text:p>1911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292">
            <text:p>1292</text:p>
          </table:table-cell>
          <table:table-cell table:formula="of:=IF(AND([.C13]&gt;[.F13];[.D13]=0);&quot;Down&quot;;&quot;&quot;)">
            <text:p/>
          </table:table-cell>
          <table:table-cell table:formula="of:=IF(AND([.C13]&lt;=[.F13];[.D13]=1);&quot;Up&quot;;&quot;&quot;)">
            <text:p/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5">
            <text:p>1925</text:p>
          </table:table-cell>
          <table:table-cell office:value-type="float" office:value="2726">
            <text:p>2726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777">
            <text:p>2777</text:p>
          </table:table-cell>
          <table:table-cell table:formula="of:=IF(AND([.C14]&gt;[.F14];[.D14]=0);&quot;Down&quot;;&quot;&quot;)">
            <text:p/>
          </table:table-cell>
          <table:table-cell table:formula="of:=IF(AND([.C14]&lt;=[.F14];[.D14]=1);&quot;Up&quot;;&quot;&quot;)">
            <text:p/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08">
            <text:p>1708</text:p>
          </table:table-cell>
          <table:table-cell table:formula="of:=IF(AND([.C15]&gt;[.F15];[.D15]=0);&quot;Down&quot;;&quot;&quot;)">
            <text:p/>
          </table:table-cell>
          <table:table-cell table:formula="of:=IF(AND([.C15]&lt;=[.F15];[.D15]=1);&quot;Up&quot;;&quot;&quot;)">
            <text:p/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51">
            <text:p>195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212">
            <text:p>1212</text:p>
          </table:table-cell>
          <table:table-cell table:formula="of:=IF(AND([.C16]&gt;[.F16];[.D16]=0);&quot;Down&quot;;&quot;&quot;)">
            <text:p/>
          </table:table-cell>
          <table:table-cell table:formula="of:=IF(AND([.C16]&lt;=[.F16];[.D16]=1);&quot;Up&quot;;&quot;&quot;)">
            <text:p/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52">
            <text:p>195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11">
            <text:p>911</text:p>
          </table:table-cell>
          <table:table-cell office:value-type="float" office:value="942">
            <text:p>942</text:p>
          </table:table-cell>
          <table:table-cell table:formula="of:=IF(AND([.C17]&gt;[.F17];[.D17]=0);&quot;Down&quot;;&quot;&quot;)">
            <text:p/>
          </table:table-cell>
          <table:table-cell table:formula="of:=IF(AND([.C17]&lt;=[.F17];[.D17]=1);&quot;Up&quot;;&quot;&quot;)">
            <text:p/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3">
            <text:p>1963</text:p>
          </table:table-cell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1747">
            <text:p>1747</text:p>
          </table:table-cell>
          <table:table-cell table:formula="of:=IF(AND([.C18]&gt;[.F18];[.D18]=0);&quot;Down&quot;;&quot;&quot;)">
            <text:p/>
          </table:table-cell>
          <table:table-cell table:formula="of:=IF(AND([.C18]&lt;=[.F18];[.D18]=1);&quot;Up&quot;;&quot;&quot;)">
            <text:p/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83">
            <text:p>1983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86">
            <text:p>1186</text:p>
          </table:table-cell>
          <table:table-cell table:formula="of:=IF(AND([.C19]&gt;[.F19];[.D19]=0);&quot;Down&quot;;&quot;&quot;)">
            <text:p/>
          </table:table-cell>
          <table:table-cell table:formula="of:=IF(AND([.C19]&lt;=[.F19];[.D19]=1);&quot;Up&quot;;&quot;&quot;)">
            <text:p/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21">
            <text:p>2121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15">
            <text:p>4015</text:p>
          </table:table-cell>
          <table:table-cell office:value-type="float" office:value="4380">
            <text:p>4380</text:p>
          </table:table-cell>
          <table:table-cell table:formula="of:=IF(AND([.C20]&gt;[.F20];[.D20]=0);&quot;Down&quot;;&quot;&quot;)">
            <text:p/>
          </table:table-cell>
          <table:table-cell table:formula="of:=IF(AND([.C20]&lt;=[.F20];[.D20]=1);&quot;Up&quot;;&quot;&quot;)">
            <text:p/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1">
            <text:p>2131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float" office:value="1191">
            <text:p>1191</text:p>
          </table:table-cell>
          <table:table-cell table:formula="of:=IF(AND([.C21]&gt;[.F21];[.D21]=0);&quot;Down&quot;;&quot;&quot;)">
            <text:p/>
          </table:table-cell>
          <table:table-cell table:formula="of:=IF(AND([.C21]&lt;=[.F21];[.D21]=1);&quot;Up&quot;;&quot;&quot;)">
            <text:p/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1">
            <text:p>2181</text:p>
          </table:table-cell>
          <table:table-cell office:value-type="float" office:value="4790">
            <text:p>4790</text:p>
          </table:table-cell>
          <table:table-cell office:value-type="float" office:value="0">
            <text:p>0</text:p>
          </table:table-cell>
          <table:table-cell office:value-type="float" office:value="4814">
            <text:p>4814</text:p>
          </table:table-cell>
          <table:table-cell office:value-type="float" office:value="4875">
            <text:p>4875</text:p>
          </table:table-cell>
          <table:table-cell table:formula="of:=IF(AND([.C22]&gt;[.F22];[.D22]=0);&quot;Down&quot;;&quot;&quot;)">
            <text:p/>
          </table:table-cell>
          <table:table-cell table:formula="of:=IF(AND([.C22]&lt;=[.F22];[.D22]=1);&quot;Up&quot;;&quot;&quot;)">
            <text:p/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9">
            <text:p>2229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364">
            <text:p>4364</text:p>
          </table:table-cell>
          <table:table-cell office:value-type="float" office:value="4405">
            <text:p>4405</text:p>
          </table:table-cell>
          <table:table-cell table:formula="of:=IF(AND([.C23]&gt;[.F23];[.D23]=0);&quot;Down&quot;;&quot;&quot;)">
            <text:p/>
          </table:table-cell>
          <table:table-cell table:formula="of:=IF(AND([.C23]&lt;=[.F23];[.D23]=1);&quot;Up&quot;;&quot;&quot;)">
            <text:p/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18">
            <text:p>6518</text:p>
          </table:table-cell>
          <table:table-cell office:value-type="float" office:value="6550">
            <text:p>6550</text:p>
          </table:table-cell>
          <table:table-cell table:formula="of:=IF(AND([.C24]&gt;[.F24];[.D24]=0);&quot;Down&quot;;&quot;&quot;)">
            <text:p/>
          </table:table-cell>
          <table:table-cell table:formula="of:=IF(AND([.C24]&lt;=[.F24];[.D24]=1);&quot;Up&quot;;&quot;&quot;)">
            <text:p/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9">
            <text:p>2269</text:p>
          </table:table-cell>
          <table:table-cell office:value-type="float" office:value="17960">
            <text:p>17960</text:p>
          </table:table-cell>
          <table:table-cell office:value-type="float" office:value="0">
            <text:p>0</text:p>
          </table:table-cell>
          <table:table-cell office:value-type="float" office:value="18228">
            <text:p>18228</text:p>
          </table:table-cell>
          <table:table-cell office:value-type="float" office:value="18310">
            <text:p>18310</text:p>
          </table:table-cell>
          <table:table-cell table:formula="of:=IF(AND([.C25]&gt;[.F25];[.D25]=0);&quot;Down&quot;;&quot;&quot;)">
            <text:p/>
          </table:table-cell>
          <table:table-cell table:formula="of:=IF(AND([.C25]&lt;=[.F25];[.D25]=1);&quot;Up&quot;;&quot;&quot;)">
            <text:p/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82">
            <text:p>2282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float" office:value="2665">
            <text:p>2665</text:p>
          </table:table-cell>
          <table:table-cell table:formula="of:=IF(AND([.C26]&gt;[.F26];[.D26]=0);&quot;Down&quot;;&quot;&quot;)">
            <text:p/>
          </table:table-cell>
          <table:table-cell table:formula="of:=IF(AND([.C26]&lt;=[.F26];[.D26]=1);&quot;Up&quot;;&quot;&quot;)">
            <text:p/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94">
            <text:p>2294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870">
            <text:p>1870</text:p>
          </table:table-cell>
          <table:table-cell table:formula="of:=IF(AND([.C27]&gt;[.F27];[.D27]=0);&quot;Down&quot;;&quot;&quot;)">
            <text:p/>
          </table:table-cell>
          <table:table-cell table:formula="of:=IF(AND([.C27]&lt;=[.F27];[.D27]=1);&quot;Up&quot;;&quot;&quot;)">
            <text:p/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17">
            <text:p>2317</text:p>
          </table:table-cell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6">
            <text:p>1086</text:p>
          </table:table-cell>
          <table:table-cell table:formula="of:=IF(AND([.C28]&gt;[.F28];[.D28]=0);&quot;Down&quot;;&quot;&quot;)">
            <text:p/>
          </table:table-cell>
          <table:table-cell table:formula="of:=IF(AND([.C28]&lt;=[.F28];[.D28]=1);&quot;Up&quot;;&quot;&quot;)">
            <text:p/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327">
            <text:p>2327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141">
            <text:p>4141</text:p>
          </table:table-cell>
          <table:table-cell office:value-type="float" office:value="4355">
            <text:p>4355</text:p>
          </table:table-cell>
          <table:table-cell table:formula="of:=IF(AND([.C29]&gt;[.F29];[.D29]=0);&quot;Down&quot;;&quot;&quot;)">
            <text:p/>
          </table:table-cell>
          <table:table-cell table:formula="of:=IF(AND([.C29]&lt;=[.F29];[.D29]=1);&quot;Up&quot;;&quot;&quot;)">
            <text:p/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31">
            <text:p>2331</text:p>
          </table:table-cell>
          <table:table-cell office:value-type="float" office:value="4735">
            <text:p>4735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4810">
            <text:p>4810</text:p>
          </table:table-cell>
          <table:table-cell table:formula="of:=IF(AND([.C30]&gt;[.F30];[.D30]=0);&quot;Down&quot;;&quot;&quot;)">
            <text:p/>
          </table:table-cell>
          <table:table-cell table:formula="of:=IF(AND([.C30]&lt;=[.F30];[.D30]=1);&quot;Up&quot;;&quot;&quot;)">
            <text:p/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59">
            <text:p>2359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803">
            <text:p>803</text:p>
          </table:table-cell>
          <table:table-cell table:formula="of:=IF(AND([.C31]&gt;[.F31];[.D31]=0);&quot;Down&quot;;&quot;&quot;)">
            <text:p/>
          </table:table-cell>
          <table:table-cell table:formula="of:=IF(AND([.C31]&lt;=[.F31];[.D31]=1);&quot;Up&quot;;&quot;&quot;)">
            <text:p/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71">
            <text:p>2371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930">
            <text:p>1930</text:p>
          </table:table-cell>
          <table:table-cell table:formula="of:=IF(AND([.C32]&gt;[.F32];[.D32]=0);&quot;Down&quot;;&quot;&quot;)">
            <text:p/>
          </table:table-cell>
          <table:table-cell table:formula="of:=IF(AND([.C32]&lt;=[.F32];[.D32]=1);&quot;Up&quot;;&quot;&quot;)">
            <text:p/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95">
            <text:p>2395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477">
            <text:p>477</text:p>
          </table:table-cell>
          <table:table-cell table:formula="of:=IF(AND([.C33]&gt;[.F33];[.D33]=0);&quot;Down&quot;;&quot;&quot;)">
            <text:p/>
          </table:table-cell>
          <table:table-cell table:formula="of:=IF(AND([.C33]&lt;=[.F33];[.D33]=1);&quot;Up&quot;;&quot;&quot;)">
            <text:p/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12">
            <text:p>2412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2095">
            <text:p>2095</text:p>
          </table:table-cell>
          <table:table-cell table:formula="of:=IF(AND([.C34]&gt;[.F34];[.D34]=0);&quot;Down&quot;;&quot;&quot;)">
            <text:p/>
          </table:table-cell>
          <table:table-cell table:formula="of:=IF(AND([.C34]&lt;=[.F34];[.D34]=1);&quot;Up&quot;;&quot;&quot;)">
            <text:p/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13">
            <text:p>2413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669">
            <text:p>2669</text:p>
          </table:table-cell>
          <table:table-cell table:formula="of:=IF(AND([.C35]&gt;[.F35];[.D35]=0);&quot;Down&quot;;&quot;&quot;)">
            <text:p/>
          </table:table-cell>
          <table:table-cell table:formula="of:=IF(AND([.C35]&lt;=[.F35];[.D35]=1);&quot;Up&quot;;&quot;&quot;)">
            <text:p/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32">
            <text:p>2432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2117">
            <text:p>2117</text:p>
          </table:table-cell>
          <table:table-cell table:formula="of:=IF(AND([.C36]&gt;[.F36];[.D36]=0);&quot;Down&quot;;&quot;&quot;)">
            <text:p/>
          </table:table-cell>
          <table:table-cell table:formula="of:=IF(AND([.C36]&lt;=[.F36];[.D36]=1);&quot;Up&quot;;&quot;&quot;)">
            <text:p/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33">
            <text:p>2433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160">
            <text:p>1160</text:p>
          </table:table-cell>
          <table:table-cell table:formula="of:=IF(AND([.C37]&gt;[.F37];[.D37]=0);&quot;Down&quot;;&quot;&quot;)">
            <text:p/>
          </table:table-cell>
          <table:table-cell table:formula="of:=IF(AND([.C37]&lt;=[.F37];[.D37]=1);&quot;Up&quot;;&quot;&quot;)">
            <text:p/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2">
            <text:p>2502</text:p>
          </table:table-cell>
          <table:table-cell office:value-type="float" office:value="3675">
            <text:p>3675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3710">
            <text:p>3710</text:p>
          </table:table-cell>
          <table:table-cell table:formula="of:=IF(AND([.C38]&gt;[.F38];[.D38]=0);&quot;Down&quot;;&quot;&quot;)">
            <text:p/>
          </table:table-cell>
          <table:table-cell table:formula="of:=IF(AND([.C38]&lt;=[.F38];[.D38]=1);&quot;Up&quot;;&quot;&quot;)">
            <text:p/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03">
            <text:p>2503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672">
            <text:p>1672</text:p>
          </table:table-cell>
          <table:table-cell table:formula="of:=IF(AND([.C39]&gt;[.F39];[.D39]=0);&quot;Down&quot;;&quot;&quot;)">
            <text:p/>
          </table:table-cell>
          <table:table-cell table:formula="of:=IF(AND([.C39]&lt;=[.F39];[.D39]=1);&quot;Up&quot;;&quot;&quot;)">
            <text:p/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93">
            <text:p>2593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589">
            <text:p>2589</text:p>
          </table:table-cell>
          <table:table-cell table:formula="of:=IF(AND([.C40]&gt;[.F40];[.D40]=0);&quot;Down&quot;;&quot;&quot;)" office:value-type="string" office:string-value="Down">
            <text:p>Down</text:p>
          </table:table-cell>
          <table:table-cell table:formula="of:=IF(AND([.C40]&lt;=[.F40];[.D40]=1);&quot;Up&quot;;&quot;&quot;)">
            <text:p/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51">
            <text:p>2651</text:p>
          </table:table-cell>
          <table:table-cell office:value-type="float" office:value="8460">
            <text:p>8460</text:p>
          </table:table-cell>
          <table:table-cell office:value-type="float" office:value="0">
            <text:p>0</text:p>
          </table:table-cell>
          <table:table-cell office:value-type="float" office:value="8634">
            <text:p>8634</text:p>
          </table:table-cell>
          <table:table-cell office:value-type="float" office:value="8430">
            <text:p>8430</text:p>
          </table:table-cell>
          <table:table-cell table:formula="of:=IF(AND([.C41]&gt;[.F41];[.D41]=0);&quot;Down&quot;;&quot;&quot;)" office:value-type="string" office:string-value="Down">
            <text:p>Down</text:p>
          </table:table-cell>
          <table:table-cell table:formula="of:=IF(AND([.C41]&lt;=[.F41];[.D41]=1);&quot;Up&quot;;&quot;&quot;)">
            <text:p/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70">
            <text:p>2670</text:p>
          </table:table-cell>
          <table:table-cell office:value-type="float" office:value="6990">
            <text:p>6990</text:p>
          </table:table-cell>
          <table:table-cell office:value-type="float" office:value="0">
            <text:p>0</text:p>
          </table:table-cell>
          <table:table-cell office:value-type="float" office:value="7099">
            <text:p>7099</text:p>
          </table:table-cell>
          <table:table-cell office:value-type="float" office:value="7050">
            <text:p>7050</text:p>
          </table:table-cell>
          <table:table-cell table:formula="of:=IF(AND([.C42]&gt;[.F42];[.D42]=0);&quot;Down&quot;;&quot;&quot;)">
            <text:p/>
          </table:table-cell>
          <table:table-cell table:formula="of:=IF(AND([.C42]&lt;=[.F42];[.D42]=1);&quot;Up&quot;;&quot;&quot;)">
            <text:p/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74">
            <text:p>2674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C43]&gt;[.F43];[.D43]=0);&quot;Down&quot;;&quot;&quot;)">
            <text:p/>
          </table:table-cell>
          <table:table-cell table:formula="of:=IF(AND([.C43]&lt;=[.F43];[.D43]=1);&quot;Up&quot;;&quot;&quot;)">
            <text:p/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81">
            <text:p>2681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1714">
            <text:p>1714</text:p>
          </table:table-cell>
          <table:table-cell table:formula="of:=IF(AND([.C44]&gt;[.F44];[.D44]=0);&quot;Down&quot;;&quot;&quot;)">
            <text:p/>
          </table:table-cell>
          <table:table-cell table:formula="of:=IF(AND([.C44]&lt;=[.F44];[.D44]=1);&quot;Up&quot;;&quot;&quot;)">
            <text:p/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95">
            <text:p>2695</text:p>
          </table:table-cell>
          <table:table-cell office:value-type="float" office:value="3125">
            <text:p>3125</text:p>
          </table:table-cell>
          <table:table-cell office:value-type="float" office:value="0">
            <text:p>0</text:p>
          </table:table-cell>
          <table:table-cell office:value-type="float" office:value="3159">
            <text:p>3159</text:p>
          </table:table-cell>
          <table:table-cell office:value-type="float" office:value="3235">
            <text:p>3235</text:p>
          </table:table-cell>
          <table:table-cell table:formula="of:=IF(AND([.C45]&gt;[.F45];[.D45]=0);&quot;Down&quot;;&quot;&quot;)">
            <text:p/>
          </table:table-cell>
          <table:table-cell table:formula="of:=IF(AND([.C45]&lt;=[.F45];[.D45]=1);&quot;Up&quot;;&quot;&quot;)">
            <text:p/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02">
            <text:p>2702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585">
            <text:p>2585</text:p>
          </table:table-cell>
          <table:table-cell office:value-type="float" office:value="2615">
            <text:p>2615</text:p>
          </table:table-cell>
          <table:table-cell table:formula="of:=IF(AND([.C46]&gt;[.F46];[.D46]=0);&quot;Down&quot;;&quot;&quot;)">
            <text:p/>
          </table:table-cell>
          <table:table-cell table:formula="of:=IF(AND([.C46]&lt;=[.F46];[.D46]=1);&quot;Up&quot;;&quot;&quot;)">
            <text:p/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26">
            <text:p>2726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508">
            <text:p>3508</text:p>
          </table:table-cell>
          <table:table-cell office:value-type="float" office:value="3445">
            <text:p>3445</text:p>
          </table:table-cell>
          <table:table-cell table:formula="of:=IF(AND([.C47]&gt;[.F47];[.D47]=0);&quot;Down&quot;;&quot;&quot;)">
            <text:p/>
          </table:table-cell>
          <table:table-cell table:formula="of:=IF(AND([.C47]&lt;=[.F47];[.D47]=1);&quot;Up&quot;;&quot;&quot;)">
            <text:p/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68">
            <text:p>2768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table:formula="of:=IF(AND([.C48]&gt;[.F48];[.D48]=0);&quot;Down&quot;;&quot;&quot;)">
            <text:p/>
          </table:table-cell>
          <table:table-cell table:formula="of:=IF(AND([.C48]&lt;=[.F48];[.D48]=1);&quot;Up&quot;;&quot;&quot;)">
            <text:p/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80">
            <text:p>2780</text:p>
          </table:table-cell>
          <table:table-cell office:value-type="float" office:value="2868">
            <text:p>2868</text:p>
          </table:table-cell>
          <table:table-cell office:value-type="float" office:value="0">
            <text:p>0</text:p>
          </table:table-cell>
          <table:table-cell office:value-type="float" office:value="2925">
            <text:p>2925</text:p>
          </table:table-cell>
          <table:table-cell office:value-type="float" office:value="3025">
            <text:p>3025</text:p>
          </table:table-cell>
          <table:table-cell table:formula="of:=IF(AND([.C49]&gt;[.F49];[.D49]=0);&quot;Down&quot;;&quot;&quot;)">
            <text:p/>
          </table:table-cell>
          <table:table-cell table:formula="of:=IF(AND([.C49]&lt;=[.F49];[.D49]=1);&quot;Up&quot;;&quot;&quot;)">
            <text:p/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82">
            <text:p>2782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5610">
            <text:p>5610</text:p>
          </table:table-cell>
          <table:table-cell table:formula="of:=IF(AND([.C50]&gt;[.F50];[.D50]=0);&quot;Down&quot;;&quot;&quot;)">
            <text:p/>
          </table:table-cell>
          <table:table-cell table:formula="of:=IF(AND([.C50]&lt;=[.F50];[.D50]=1);&quot;Up&quot;;&quot;&quot;)">
            <text:p/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01">
            <text:p>2801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625">
            <text:p>3625</text:p>
          </table:table-cell>
          <table:table-cell table:formula="of:=IF(AND([.C51]&gt;[.F51];[.D51]=0);&quot;Down&quot;;&quot;&quot;)" office:value-type="string" office:string-value="Down">
            <text:p>Down</text:p>
          </table:table-cell>
          <table:table-cell table:formula="of:=IF(AND([.C51]&lt;=[.F51];[.D51]=1);&quot;Up&quot;;&quot;&quot;)">
            <text:p/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02">
            <text:p>2802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office:value-type="float" office:value="2468">
            <text:p>2468</text:p>
          </table:table-cell>
          <table:table-cell table:formula="of:=IF(AND([.C52]&gt;[.F52];[.D52]=0);&quot;Down&quot;;&quot;&quot;)">
            <text:p/>
          </table:table-cell>
          <table:table-cell table:formula="of:=IF(AND([.C52]&lt;=[.F52];[.D52]=1);&quot;Up&quot;;&quot;&quot;)">
            <text:p/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9">
            <text:p>2809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 office:value-type="float" office:value="2451">
            <text:p>2451</text:p>
          </table:table-cell>
          <table:table-cell table:formula="of:=IF(AND([.C53]&gt;[.F53];[.D53]=0);&quot;Down&quot;;&quot;&quot;)">
            <text:p/>
          </table:table-cell>
          <table:table-cell table:formula="of:=IF(AND([.C53]&lt;=[.F53];[.D53]=1);&quot;Up&quot;;&quot;&quot;)">
            <text:p/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71">
            <text:p>287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05">
            <text:p>705</text:p>
          </table:table-cell>
          <table:table-cell table:formula="of:=IF(AND([.C54]&gt;[.F54];[.D54]=0);&quot;Down&quot;;&quot;&quot;)">
            <text:p/>
          </table:table-cell>
          <table:table-cell table:formula="of:=IF(AND([.C54]&lt;=[.F54];[.D54]=1);&quot;Up&quot;;&quot;&quot;)">
            <text:p/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875">
            <text:p>2875</text:p>
          </table:table-cell>
          <table:table-cell office:value-type="float" office:value="4305">
            <text:p>4305</text:p>
          </table:table-cell>
          <table:table-cell office:value-type="float" office:value="0">
            <text:p>0</text:p>
          </table:table-cell>
          <table:table-cell office:value-type="float" office:value="4367">
            <text:p>4367</text:p>
          </table:table-cell>
          <table:table-cell office:value-type="float" office:value="4295">
            <text:p>4295</text:p>
          </table:table-cell>
          <table:table-cell table:formula="of:=IF(AND([.C55]&gt;[.F55];[.D55]=0);&quot;Down&quot;;&quot;&quot;)" office:value-type="string" office:string-value="Down">
            <text:p>Down</text:p>
          </table:table-cell>
          <table:table-cell table:formula="of:=IF(AND([.C55]&lt;=[.F55];[.D55]=1);&quot;Up&quot;;&quot;&quot;)">
            <text:p/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97">
            <text:p>2897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64">
            <text:p>5564</text:p>
          </table:table-cell>
          <table:table-cell office:value-type="float" office:value="5490">
            <text:p>5490</text:p>
          </table:table-cell>
          <table:table-cell table:formula="of:=IF(AND([.C56]&gt;[.F56];[.D56]=0);&quot;Down&quot;;&quot;&quot;)" office:value-type="string" office:string-value="Down">
            <text:p>Down</text:p>
          </table:table-cell>
          <table:table-cell table:formula="of:=IF(AND([.C56]&lt;=[.F56];[.D56]=1);&quot;Up&quot;;&quot;&quot;)">
            <text:p/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914">
            <text:p>2914</text:p>
          </table:table-cell>
          <table:table-cell office:value-type="float" office:value="3984">
            <text:p>3984</text:p>
          </table:table-cell>
          <table:table-cell office:value-type="float" office:value="0">
            <text:p>0</text:p>
          </table:table-cell>
          <table:table-cell office:value-type="float" office:value="4084">
            <text:p>4084</text:p>
          </table:table-cell>
          <table:table-cell office:value-type="float" office:value="4080">
            <text:p>4080</text:p>
          </table:table-cell>
          <table:table-cell table:formula="of:=IF(AND([.C57]&gt;[.F57];[.D57]=0);&quot;Down&quot;;&quot;&quot;)">
            <text:p/>
          </table:table-cell>
          <table:table-cell table:formula="of:=IF(AND([.C57]&lt;=[.F57];[.D57]=1);&quot;Up&quot;;&quot;&quot;)">
            <text:p/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915">
            <text:p>291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592">
            <text:p>1592</text:p>
          </table:table-cell>
          <table:table-cell table:formula="of:=IF(AND([.C58]&gt;[.F58];[.D58]=0);&quot;Down&quot;;&quot;&quot;)">
            <text:p/>
          </table:table-cell>
          <table:table-cell table:formula="of:=IF(AND([.C58]&lt;=[.F58];[.D58]=1);&quot;Up&quot;;&quot;&quot;)">
            <text:p/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003">
            <text:p>3003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1096">
            <text:p>1096</text:p>
          </table:table-cell>
          <table:table-cell table:formula="of:=IF(AND([.C59]&gt;[.F59];[.D59]=0);&quot;Down&quot;;&quot;&quot;)">
            <text:p/>
          </table:table-cell>
          <table:table-cell table:formula="of:=IF(AND([.C59]&lt;=[.F59];[.D59]=1);&quot;Up&quot;;&quot;&quot;)">
            <text:p/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048">
            <text:p>3048</text:p>
          </table:table-cell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1094">
            <text:p>1094</text:p>
          </table:table-cell>
          <table:table-cell office:value-type="float" office:value="1148">
            <text:p>1148</text:p>
          </table:table-cell>
          <table:table-cell table:formula="of:=IF(AND([.C60]&gt;[.F60];[.D60]=0);&quot;Down&quot;;&quot;&quot;)">
            <text:p/>
          </table:table-cell>
          <table:table-cell table:formula="of:=IF(AND([.C60]&lt;=[.F60];[.D60]=1);&quot;Up&quot;;&quot;&quot;)">
            <text:p/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064">
            <text:p>3064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5656">
            <text:p>5656</text:p>
          </table:table-cell>
          <table:table-cell office:value-type="float" office:value="6050">
            <text:p>6050</text:p>
          </table:table-cell>
          <table:table-cell table:formula="of:=IF(AND([.C61]&gt;[.F61];[.D61]=0);&quot;Down&quot;;&quot;&quot;)">
            <text:p/>
          </table:table-cell>
          <table:table-cell table:formula="of:=IF(AND([.C61]&lt;=[.F61];[.D61]=1);&quot;Up&quot;;&quot;&quot;)">
            <text:p/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86">
            <text:p>3086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928">
            <text:p>1928</text:p>
          </table:table-cell>
          <table:table-cell table:formula="of:=IF(AND([.C62]&gt;[.F62];[.D62]=0);&quot;Down&quot;;&quot;&quot;)">
            <text:p/>
          </table:table-cell>
          <table:table-cell table:formula="of:=IF(AND([.C62]&lt;=[.F62];[.D62]=1);&quot;Up&quot;;&quot;&quot;)">
            <text:p/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83">
            <text:p>5583</text:p>
          </table:table-cell>
          <table:table-cell office:value-type="float" office:value="5620">
            <text:p>5620</text:p>
          </table:table-cell>
          <table:table-cell table:formula="of:=IF(AND([.C63]&gt;[.F63];[.D63]=0);&quot;Down&quot;;&quot;&quot;)">
            <text:p/>
          </table:table-cell>
          <table:table-cell table:formula="of:=IF(AND([.C63]&lt;=[.F63];[.D63]=1);&quot;Up&quot;;&quot;&quot;)">
            <text:p/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92">
            <text:p>3092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3640">
            <text:p>3640</text:p>
          </table:table-cell>
          <table:table-cell table:formula="of:=IF(AND([.C64]&gt;[.F64];[.D64]=0);&quot;Down&quot;;&quot;&quot;)">
            <text:p/>
          </table:table-cell>
          <table:table-cell table:formula="of:=IF(AND([.C64]&lt;=[.F64];[.D64]=1);&quot;Up&quot;;&quot;&quot;)">
            <text:p/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99">
            <text:p>3099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 office:value-type="float" office:value="1871">
            <text:p>1871</text:p>
          </table:table-cell>
          <table:table-cell table:formula="of:=IF(AND([.C65]&gt;[.F65];[.D65]=0);&quot;Down&quot;;&quot;&quot;)">
            <text:p/>
          </table:table-cell>
          <table:table-cell table:formula="of:=IF(AND([.C65]&lt;=[.F65];[.D65]=1);&quot;Up&quot;;&quot;&quot;)">
            <text:p/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16">
            <text:p>3116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46">
            <text:p>1946</text:p>
          </table:table-cell>
          <table:table-cell table:formula="of:=IF(AND([.C66]&gt;[.F66];[.D66]=0);&quot;Down&quot;;&quot;&quot;)">
            <text:p/>
          </table:table-cell>
          <table:table-cell table:formula="of:=IF(AND([.C66]&lt;=[.F66];[.D66]=1);&quot;Up&quot;;&quot;&quot;)">
            <text:p/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41">
            <text:p>3141</text:p>
          </table:table-cell>
          <table:table-cell office:value-type="float" office:value="4895">
            <text:p>4895</text:p>
          </table:table-cell>
          <table:table-cell office:value-type="float" office:value="0">
            <text:p>0</text:p>
          </table:table-cell>
          <table:table-cell office:value-type="float" office:value="4979">
            <text:p>4979</text:p>
          </table:table-cell>
          <table:table-cell office:value-type="float" office:value="5040">
            <text:p>5040</text:p>
          </table:table-cell>
          <table:table-cell table:formula="of:=IF(AND([.C67]&gt;[.F67];[.D67]=0);&quot;Down&quot;;&quot;&quot;)">
            <text:p/>
          </table:table-cell>
          <table:table-cell table:formula="of:=IF(AND([.C67]&lt;=[.F67];[.D67]=1);&quot;Up&quot;;&quot;&quot;)">
            <text:p/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97">
            <text:p>3197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office:value-type="float" office:value="1714">
            <text:p>1714</text:p>
          </table:table-cell>
          <table:table-cell table:formula="of:=IF(AND([.C68]&gt;[.F68];[.D68]=0);&quot;Down&quot;;&quot;&quot;)">
            <text:p/>
          </table:table-cell>
          <table:table-cell table:formula="of:=IF(AND([.C68]&lt;=[.F68];[.D68]=1);&quot;Up&quot;;&quot;&quot;)">
            <text:p/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31">
            <text:p>3231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2233">
            <text:p>2233</text:p>
          </table:table-cell>
          <table:table-cell table:formula="of:=IF(AND([.C69]&gt;[.F69];[.D69]=0);&quot;Down&quot;;&quot;&quot;)">
            <text:p/>
          </table:table-cell>
          <table:table-cell table:formula="of:=IF(AND([.C69]&lt;=[.F69];[.D69]=1);&quot;Up&quot;;&quot;&quot;)">
            <text:p/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03">
            <text:p>803</text:p>
          </table:table-cell>
          <table:table-cell table:formula="of:=IF(AND([.C70]&gt;[.F70];[.D70]=0);&quot;Down&quot;;&quot;&quot;)">
            <text:p/>
          </table:table-cell>
          <table:table-cell table:formula="of:=IF(AND([.C70]&lt;=[.F70];[.D70]=1);&quot;Up&quot;;&quot;&quot;)">
            <text:p/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91">
            <text:p>3291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1968">
            <text:p>1968</text:p>
          </table:table-cell>
          <table:table-cell table:formula="of:=IF(AND([.C71]&gt;[.F71];[.D71]=0);&quot;Down&quot;;&quot;&quot;)">
            <text:p/>
          </table:table-cell>
          <table:table-cell table:formula="of:=IF(AND([.C71]&lt;=[.F71];[.D71]=1);&quot;Up&quot;;&quot;&quot;)">
            <text:p/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349">
            <text:p>3349</text:p>
          </table:table-cell>
          <table:table-cell office:value-type="float" office:value="14290">
            <text:p>14290</text:p>
          </table:table-cell>
          <table:table-cell office:value-type="float" office:value="0">
            <text:p>0</text:p>
          </table:table-cell>
          <table:table-cell office:value-type="float" office:value="14434">
            <text:p>14434</text:p>
          </table:table-cell>
          <table:table-cell office:value-type="float" office:value="14620">
            <text:p>14620</text:p>
          </table:table-cell>
          <table:table-cell table:formula="of:=IF(AND([.C72]&gt;[.F72];[.D72]=0);&quot;Down&quot;;&quot;&quot;)">
            <text:p/>
          </table:table-cell>
          <table:table-cell table:formula="of:=IF(AND([.C72]&lt;=[.F72];[.D72]=1);&quot;Up&quot;;&quot;&quot;)">
            <text:p/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60">
            <text:p>3360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46">
            <text:p>2546</text:p>
          </table:table-cell>
          <table:table-cell table:formula="of:=IF(AND([.C73]&gt;[.F73];[.D73]=0);&quot;Down&quot;;&quot;&quot;)">
            <text:p/>
          </table:table-cell>
          <table:table-cell table:formula="of:=IF(AND([.C73]&lt;=[.F73];[.D73]=1);&quot;Up&quot;;&quot;&quot;)">
            <text:p/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382">
            <text:p>3382</text:p>
          </table:table-cell>
          <table:table-cell office:value-type="float" office:value="4995">
            <text:p>4995</text:p>
          </table:table-cell>
          <table:table-cell office:value-type="float" office:value="0">
            <text:p>0</text:p>
          </table:table-cell>
          <table:table-cell office:value-type="float" office:value="5117">
            <text:p>5117</text:p>
          </table:table-cell>
          <table:table-cell office:value-type="float" office:value="5144">
            <text:p>5144</text:p>
          </table:table-cell>
          <table:table-cell table:formula="of:=IF(AND([.C74]&gt;[.F74];[.D74]=0);&quot;Down&quot;;&quot;&quot;)">
            <text:p/>
          </table:table-cell>
          <table:table-cell table:formula="of:=IF(AND([.C74]&lt;=[.F74];[.D74]=1);&quot;Up&quot;;&quot;&quot;)">
            <text:p/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91">
            <text:p>3391</text:p>
          </table:table-cell>
          <table:table-cell office:value-type="float" office:value="9310">
            <text:p>9310</text:p>
          </table:table-cell>
          <table:table-cell office:value-type="float" office:value="0">
            <text:p>0</text:p>
          </table:table-cell>
          <table:table-cell office:value-type="float" office:value="9457">
            <text:p>9457</text:p>
          </table:table-cell>
          <table:table-cell office:value-type="float" office:value="9380">
            <text:p>9380</text:p>
          </table:table-cell>
          <table:table-cell table:formula="of:=IF(AND([.C75]&gt;[.F75];[.D75]=0);&quot;Down&quot;;&quot;&quot;)">
            <text:p/>
          </table:table-cell>
          <table:table-cell table:formula="of:=IF(AND([.C75]&lt;=[.F75];[.D75]=1);&quot;Up&quot;;&quot;&quot;)">
            <text:p/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02">
            <text:p>3402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1026">
            <text:p>1026</text:p>
          </table:table-cell>
          <table:table-cell table:formula="of:=IF(AND([.C76]&gt;[.F76];[.D76]=0);&quot;Down&quot;;&quot;&quot;)">
            <text:p/>
          </table:table-cell>
          <table:table-cell table:formula="of:=IF(AND([.C76]&lt;=[.F76];[.D76]=1);&quot;Up&quot;;&quot;&quot;)">
            <text:p/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05">
            <text:p>3405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12">
            <text:p>1412</text:p>
          </table:table-cell>
          <table:table-cell table:formula="of:=IF(AND([.C77]&gt;[.F77];[.D77]=0);&quot;Down&quot;;&quot;&quot;)">
            <text:p/>
          </table:table-cell>
          <table:table-cell table:formula="of:=IF(AND([.C77]&lt;=[.F77];[.D77]=1);&quot;Up&quot;;&quot;&quot;)">
            <text:p/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7">
            <text:p>3407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933">
            <text:p>933</text:p>
          </table:table-cell>
          <table:table-cell table:formula="of:=IF(AND([.C78]&gt;[.F78];[.D78]=0);&quot;Down&quot;;&quot;&quot;)">
            <text:p/>
          </table:table-cell>
          <table:table-cell table:formula="of:=IF(AND([.C78]&lt;=[.F78];[.D78]=1);&quot;Up&quot;;&quot;&quot;)">
            <text:p/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36">
            <text:p>3436</text:p>
          </table:table-cell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97">
            <text:p>1097</text:p>
          </table:table-cell>
          <table:table-cell table:formula="of:=IF(AND([.C79]&gt;[.F79];[.D79]=0);&quot;Down&quot;;&quot;&quot;)">
            <text:p/>
          </table:table-cell>
          <table:table-cell table:formula="of:=IF(AND([.C79]&lt;=[.F79];[.D79]=1);&quot;Up&quot;;&quot;&quot;)">
            <text:p/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12">
            <text:p>3512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table:formula="of:=IF(AND([.C80]&gt;[.F80];[.D80]=0);&quot;Down&quot;;&quot;&quot;)">
            <text:p/>
          </table:table-cell>
          <table:table-cell table:formula="of:=IF(AND([.C80]&lt;=[.F80];[.D80]=1);&quot;Up&quot;;&quot;&quot;)">
            <text:p/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06">
            <text:p>360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table:formula="of:=IF(AND([.C81]&gt;[.F81];[.D81]=0);&quot;Down&quot;;&quot;&quot;)">
            <text:p/>
          </table:table-cell>
          <table:table-cell table:formula="of:=IF(AND([.C81]&lt;=[.F81];[.D81]=1);&quot;Up&quot;;&quot;&quot;)">
            <text:p/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26">
            <text:p>362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636">
            <text:p>2636</text:p>
          </table:table-cell>
          <table:table-cell table:formula="of:=IF(AND([.C82]&gt;[.F82];[.D82]=0);&quot;Down&quot;;&quot;&quot;)">
            <text:p/>
          </table:table-cell>
          <table:table-cell table:formula="of:=IF(AND([.C82]&lt;=[.F82];[.D82]=1);&quot;Up&quot;;&quot;&quot;)">
            <text:p/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32">
            <text:p>3632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59">
            <text:p>559</text:p>
          </table:table-cell>
          <table:table-cell table:formula="of:=IF(AND([.C83]&gt;[.F83];[.D83]=0);&quot;Down&quot;;&quot;&quot;)" office:value-type="string" office:string-value="Down">
            <text:p>Down</text:p>
          </table:table-cell>
          <table:table-cell table:formula="of:=IF(AND([.C83]&lt;=[.F83];[.D83]=1);&quot;Up&quot;;&quot;&quot;)">
            <text:p/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36">
            <text:p>3636</text:p>
          </table:table-cell>
          <table:table-cell office:value-type="float" office:value="2736">
            <text:p>2736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2824">
            <text:p>2824</text:p>
          </table:table-cell>
          <table:table-cell table:formula="of:=IF(AND([.C84]&gt;[.F84];[.D84]=0);&quot;Down&quot;;&quot;&quot;)">
            <text:p/>
          </table:table-cell>
          <table:table-cell table:formula="of:=IF(AND([.C84]&lt;=[.F84];[.D84]=1);&quot;Up&quot;;&quot;&quot;)">
            <text:p/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39">
            <text:p>3639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7">
            <text:p>1487</text:p>
          </table:table-cell>
          <table:table-cell table:formula="of:=IF(AND([.C85]&gt;[.F85];[.D85]=0);&quot;Down&quot;;&quot;&quot;)">
            <text:p/>
          </table:table-cell>
          <table:table-cell table:formula="of:=IF(AND([.C85]&lt;=[.F85];[.D85]=1);&quot;Up&quot;;&quot;&quot;)">
            <text:p/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41">
            <text:p>3641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  <table:table-cell office:value-type="float" office:value="3196">
            <text:p>3196</text:p>
          </table:table-cell>
          <table:table-cell office:value-type="float" office:value="3450">
            <text:p>3450</text:p>
          </table:table-cell>
          <table:table-cell table:formula="of:=IF(AND([.C86]&gt;[.F86];[.D86]=0);&quot;Down&quot;;&quot;&quot;)">
            <text:p/>
          </table:table-cell>
          <table:table-cell table:formula="of:=IF(AND([.C86]&lt;=[.F86];[.D86]=1);&quot;Up&quot;;&quot;&quot;)">
            <text:p/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56">
            <text:p>3656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33">
            <text:p>1433</text:p>
          </table:table-cell>
          <table:table-cell table:formula="of:=IF(AND([.C87]&gt;[.F87];[.D87]=0);&quot;Down&quot;;&quot;&quot;)">
            <text:p/>
          </table:table-cell>
          <table:table-cell table:formula="of:=IF(AND([.C87]&lt;=[.F87];[.D87]=1);&quot;Up&quot;;&quot;&quot;)">
            <text:p/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59">
            <text:p>3659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25">
            <text:p>1525</text:p>
          </table:table-cell>
          <table:table-cell table:formula="of:=IF(AND([.C88]&gt;[.F88];[.D88]=0);&quot;Down&quot;;&quot;&quot;)">
            <text:p/>
          </table:table-cell>
          <table:table-cell table:formula="of:=IF(AND([.C88]&lt;=[.F88];[.D88]=1);&quot;Up&quot;;&quot;&quot;)">
            <text:p/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64">
            <text:p>366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91">
            <text:p>591</text:p>
          </table:table-cell>
          <table:table-cell table:formula="of:=IF(AND([.C89]&gt;[.F89];[.D89]=0);&quot;Down&quot;;&quot;&quot;)">
            <text:p/>
          </table:table-cell>
          <table:table-cell table:formula="of:=IF(AND([.C89]&lt;=[.F89];[.D89]=1);&quot;Up&quot;;&quot;&quot;)">
            <text:p/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68">
            <text:p>3668</text:p>
          </table:table-cell>
          <table:table-cell office:value-type="float" office:value="2027">
            <text:p>2027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143">
            <text:p>2143</text:p>
          </table:table-cell>
          <table:table-cell table:formula="of:=IF(AND([.C90]&gt;[.F90];[.D90]=0);&quot;Down&quot;;&quot;&quot;)">
            <text:p/>
          </table:table-cell>
          <table:table-cell table:formula="of:=IF(AND([.C90]&lt;=[.F90];[.D90]=1);&quot;Up&quot;;&quot;&quot;)">
            <text:p/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38">
            <text:p>3738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 office:value-type="float" office:value="1901">
            <text:p>1901</text:p>
          </table:table-cell>
          <table:table-cell table:formula="of:=IF(AND([.C91]&gt;[.F91];[.D91]=0);&quot;Down&quot;;&quot;&quot;)">
            <text:p/>
          </table:table-cell>
          <table:table-cell table:formula="of:=IF(AND([.C91]&lt;=[.F91];[.D91]=1);&quot;Up&quot;;&quot;&quot;)">
            <text:p/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42">
            <text:p>3742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1047">
            <text:p>1047</text:p>
          </table:table-cell>
          <table:table-cell table:formula="of:=IF(AND([.C92]&gt;[.F92];[.D92]=0);&quot;Down&quot;;&quot;&quot;)">
            <text:p/>
          </table:table-cell>
          <table:table-cell table:formula="of:=IF(AND([.C92]&lt;=[.F92];[.D92]=1);&quot;Up&quot;;&quot;&quot;)">
            <text:p/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65">
            <text:p>3765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table:formula="of:=IF(AND([.C93]&gt;[.F93];[.D93]=0);&quot;Down&quot;;&quot;&quot;)">
            <text:p/>
          </table:table-cell>
          <table:table-cell table:formula="of:=IF(AND([.C93]&lt;=[.F93];[.D93]=1);&quot;Up&quot;;&quot;&quot;)">
            <text:p/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774">
            <text:p>3774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148">
            <text:p>2148</text:p>
          </table:table-cell>
          <table:table-cell table:formula="of:=IF(AND([.C94]&gt;[.F94];[.D94]=0);&quot;Down&quot;;&quot;&quot;)">
            <text:p/>
          </table:table-cell>
          <table:table-cell table:formula="of:=IF(AND([.C94]&lt;=[.F94];[.D94]=1);&quot;Up&quot;;&quot;&quot;)">
            <text:p/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788">
            <text:p>3788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5">
            <text:p>745</text:p>
          </table:table-cell>
          <table:table-cell table:formula="of:=IF(AND([.C95]&gt;[.F95];[.D95]=0);&quot;Down&quot;;&quot;&quot;)">
            <text:p/>
          </table:table-cell>
          <table:table-cell table:formula="of:=IF(AND([.C95]&lt;=[.F95];[.D95]=1);&quot;Up&quot;;&quot;&quot;)">
            <text:p/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93">
            <text:p>3793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790">
            <text:p>790</text:p>
          </table:table-cell>
          <table:table-cell table:formula="of:=IF(AND([.C96]&gt;[.F96];[.D96]=0);&quot;Down&quot;;&quot;&quot;)">
            <text:p/>
          </table:table-cell>
          <table:table-cell table:formula="of:=IF(AND([.C96]&lt;=[.F96];[.D96]=1);&quot;Up&quot;;&quot;&quot;)">
            <text:p/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99">
            <text:p>3799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581">
            <text:p>581</text:p>
          </table:table-cell>
          <table:table-cell table:formula="of:=IF(AND([.C97]&gt;[.F97];[.D97]=0);&quot;Down&quot;;&quot;&quot;)">
            <text:p/>
          </table:table-cell>
          <table:table-cell table:formula="of:=IF(AND([.C97]&lt;=[.F97];[.D97]=1);&quot;Up&quot;;&quot;&quot;)">
            <text:p/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17">
            <text:p>3817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2090">
            <text:p>2090</text:p>
          </table:table-cell>
          <table:table-cell table:formula="of:=IF(AND([.C98]&gt;[.F98];[.D98]=0);&quot;Down&quot;;&quot;&quot;)">
            <text:p/>
          </table:table-cell>
          <table:table-cell table:formula="of:=IF(AND([.C98]&lt;=[.F98];[.D98]=1);&quot;Up&quot;;&quot;&quot;)">
            <text:p/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861">
            <text:p>3861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49">
            <text:p>549</text:p>
          </table:table-cell>
          <table:table-cell table:formula="of:=IF(AND([.C99]&gt;[.F99];[.D99]=0);&quot;Down&quot;;&quot;&quot;)" office:value-type="string" office:string-value="Down">
            <text:p>Down</text:p>
          </table:table-cell>
          <table:table-cell table:formula="of:=IF(AND([.C99]&lt;=[.F99];[.D99]=1);&quot;Up&quot;;&quot;&quot;)">
            <text:p/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903">
            <text:p>3903</text:p>
          </table:table-cell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42">
            <text:p>1142</text:p>
          </table:table-cell>
          <table:table-cell table:formula="of:=IF(AND([.C100]&gt;[.F100];[.D100]=0);&quot;Down&quot;;&quot;&quot;)">
            <text:p/>
          </table:table-cell>
          <table:table-cell table:formula="of:=IF(AND([.C100]&lt;=[.F100];[.D100]=1);&quot;Up&quot;;&quot;&quot;)">
            <text:p/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905">
            <text:p>3905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92">
            <text:p>592</text:p>
          </table:table-cell>
          <table:table-cell table:formula="of:=IF(AND([.C101]&gt;[.F101];[.D101]=0);&quot;Down&quot;;&quot;&quot;)">
            <text:p/>
          </table:table-cell>
          <table:table-cell table:formula="of:=IF(AND([.C101]&lt;=[.F101];[.D101]=1);&quot;Up&quot;;&quot;&quot;)">
            <text:p/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907">
            <text:p>390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float" office:value="3840">
            <text:p>3840</text:p>
          </table:table-cell>
          <table:table-cell table:formula="of:=IF(AND([.C102]&gt;[.F102];[.D102]=0);&quot;Down&quot;;&quot;&quot;)">
            <text:p/>
          </table:table-cell>
          <table:table-cell table:formula="of:=IF(AND([.C102]&lt;=[.F102];[.D102]=1);&quot;Up&quot;;&quot;&quot;)">
            <text:p/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911">
            <text:p>3911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1226">
            <text:p>1226</text:p>
          </table:table-cell>
          <table:table-cell table:formula="of:=IF(AND([.C103]&gt;[.F103];[.D103]=0);&quot;Down&quot;;&quot;&quot;)">
            <text:p/>
          </table:table-cell>
          <table:table-cell table:formula="of:=IF(AND([.C103]&lt;=[.F103];[.D103]=1);&quot;Up&quot;;&quot;&quot;)">
            <text:p/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004">
            <text:p>400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37">
            <text:p>137</text:p>
          </table:table-cell>
          <table:table-cell table:formula="of:=IF(AND([.C104]&gt;[.F104];[.D104]=0);&quot;Down&quot;;&quot;&quot;)">
            <text:p/>
          </table:table-cell>
          <table:table-cell table:formula="of:=IF(AND([.C104]&lt;=[.F104];[.D104]=1);&quot;Up&quot;;&quot;&quot;)">
            <text:p/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021">
            <text:p>4021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667">
            <text:p>2667</text:p>
          </table:table-cell>
          <table:table-cell table:formula="of:=IF(AND([.C105]&gt;[.F105];[.D105]=0);&quot;Down&quot;;&quot;&quot;)">
            <text:p/>
          </table:table-cell>
          <table:table-cell table:formula="of:=IF(AND([.C105]&lt;=[.F105];[.D105]=1);&quot;Up&quot;;&quot;&quot;)">
            <text:p/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042">
            <text:p>4042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table:formula="of:=IF(AND([.C106]&gt;[.F106];[.D106]=0);&quot;Down&quot;;&quot;&quot;)">
            <text:p/>
          </table:table-cell>
          <table:table-cell table:formula="of:=IF(AND([.C106]&lt;=[.F106];[.D106]=1);&quot;Up&quot;;&quot;&quot;)">
            <text:p/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61">
            <text:p>406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494">
            <text:p>494</text:p>
          </table:table-cell>
          <table:table-cell table:formula="of:=IF(AND([.C107]&gt;[.F107];[.D107]=0);&quot;Down&quot;;&quot;&quot;)">
            <text:p/>
          </table:table-cell>
          <table:table-cell table:formula="of:=IF(AND([.C107]&lt;=[.F107];[.D107]=1);&quot;Up&quot;;&quot;&quot;)">
            <text:p/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063">
            <text:p>4063</text:p>
          </table:table-cell>
          <table:table-cell office:value-type="float" office:value="6443">
            <text:p>6443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office:value-type="float" office:value="6573">
            <text:p>6573</text:p>
          </table:table-cell>
          <table:table-cell table:formula="of:=IF(AND([.C108]&gt;[.F108];[.D108]=0);&quot;Down&quot;;&quot;&quot;)">
            <text:p/>
          </table:table-cell>
          <table:table-cell table:formula="of:=IF(AND([.C108]&lt;=[.F108];[.D108]=1);&quot;Up&quot;;&quot;&quot;)">
            <text:p/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4088">
            <text:p>4088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07">
            <text:p>1907</text:p>
          </table:table-cell>
          <table:table-cell table:formula="of:=IF(AND([.C109]&gt;[.F109];[.D109]=0);&quot;Down&quot;;&quot;&quot;)">
            <text:p/>
          </table:table-cell>
          <table:table-cell table:formula="of:=IF(AND([.C109]&lt;=[.F109];[.D109]=1);&quot;Up&quot;;&quot;&quot;)">
            <text:p/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091">
            <text:p>4091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422">
            <text:p>1422</text:p>
          </table:table-cell>
          <table:table-cell table:formula="of:=IF(AND([.C110]&gt;[.F110];[.D110]=0);&quot;Down&quot;;&quot;&quot;)">
            <text:p/>
          </table:table-cell>
          <table:table-cell table:formula="of:=IF(AND([.C110]&lt;=[.F110];[.D110]=1);&quot;Up&quot;;&quot;&quot;)">
            <text:p/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114">
            <text:p>4114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754">
            <text:p>1754</text:p>
          </table:table-cell>
          <table:table-cell table:formula="of:=IF(AND([.C111]&gt;[.F111];[.D111]=0);&quot;Down&quot;;&quot;&quot;)">
            <text:p/>
          </table:table-cell>
          <table:table-cell table:formula="of:=IF(AND([.C111]&lt;=[.F111];[.D111]=1);&quot;Up&quot;;&quot;&quot;)">
            <text:p/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116">
            <text:p>4116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0">
            <text:p>530</text:p>
          </table:table-cell>
          <table:table-cell table:formula="of:=IF(AND([.C112]&gt;[.F112];[.D112]=0);&quot;Down&quot;;&quot;&quot;)">
            <text:p/>
          </table:table-cell>
          <table:table-cell table:formula="of:=IF(AND([.C112]&lt;=[.F112];[.D112]=1);&quot;Up&quot;;&quot;&quot;)">
            <text:p/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4151">
            <text:p>415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956">
            <text:p>1956</text:p>
          </table:table-cell>
          <table:table-cell office:value-type="float" office:value="1973">
            <text:p>1973</text:p>
          </table:table-cell>
          <table:table-cell table:formula="of:=IF(AND([.C113]&gt;[.F113];[.D113]=0);&quot;Down&quot;;&quot;&quot;)">
            <text:p/>
          </table:table-cell>
          <table:table-cell table:formula="of:=IF(AND([.C113]&lt;=[.F113];[.D113]=1);&quot;Up&quot;;&quot;&quot;)">
            <text:p/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4185">
            <text:p>4185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float" office:value="1869">
            <text:p>1869</text:p>
          </table:table-cell>
          <table:table-cell table:formula="of:=IF(AND([.C114]&gt;[.F114];[.D114]=0);&quot;Down&quot;;&quot;&quot;)">
            <text:p/>
          </table:table-cell>
          <table:table-cell table:formula="of:=IF(AND([.C114]&lt;=[.F114];[.D114]=1);&quot;Up&quot;;&quot;&quot;)">
            <text:p/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4188">
            <text:p>418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C115]&gt;[.F115];[.D115]=0);&quot;Down&quot;;&quot;&quot;)">
            <text:p/>
          </table:table-cell>
          <table:table-cell table:formula="of:=IF(AND([.C115]&lt;=[.F115];[.D115]=1);&quot;Up&quot;;&quot;&quot;)">
            <text:p/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4201">
            <text:p>4201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822">
            <text:p>822</text:p>
          </table:table-cell>
          <table:table-cell table:formula="of:=IF(AND([.C116]&gt;[.F116];[.D116]=0);&quot;Down&quot;;&quot;&quot;)">
            <text:p/>
          </table:table-cell>
          <table:table-cell table:formula="of:=IF(AND([.C116]&lt;=[.F116];[.D116]=1);&quot;Up&quot;;&quot;&quot;)">
            <text:p/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4202">
            <text:p>420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office:value-type="float" office:value="1496">
            <text:p>1496</text:p>
          </table:table-cell>
          <table:table-cell table:formula="of:=IF(AND([.C117]&gt;[.F117];[.D117]=0);&quot;Down&quot;;&quot;&quot;)">
            <text:p/>
          </table:table-cell>
          <table:table-cell table:formula="of:=IF(AND([.C117]&lt;=[.F117];[.D117]=1);&quot;Up&quot;;&quot;&quot;)">
            <text:p/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4204">
            <text:p>4204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92">
            <text:p>1292</text:p>
          </table:table-cell>
          <table:table-cell table:formula="of:=IF(AND([.C118]&gt;[.F118];[.D118]=0);&quot;Down&quot;;&quot;&quot;)">
            <text:p/>
          </table:table-cell>
          <table:table-cell table:formula="of:=IF(AND([.C118]&lt;=[.F118];[.D118]=1);&quot;Up&quot;;&quot;&quot;)">
            <text:p/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4205">
            <text:p>4205</text:p>
          </table:table-cell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8">
            <text:p>998</text:p>
          </table:table-cell>
          <table:table-cell table:formula="of:=IF(AND([.C119]&gt;[.F119];[.D119]=0);&quot;Down&quot;;&quot;&quot;)">
            <text:p/>
          </table:table-cell>
          <table:table-cell table:formula="of:=IF(AND([.C119]&lt;=[.F119];[.D119]=1);&quot;Up&quot;;&quot;&quot;)">
            <text:p/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206">
            <text:p>4206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2435">
            <text:p>2435</text:p>
          </table:table-cell>
          <table:table-cell table:formula="of:=IF(AND([.C120]&gt;[.F120];[.D120]=0);&quot;Down&quot;;&quot;&quot;)">
            <text:p/>
          </table:table-cell>
          <table:table-cell table:formula="of:=IF(AND([.C120]&lt;=[.F120];[.D120]=1);&quot;Up&quot;;&quot;&quot;)">
            <text:p/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208">
            <text:p>420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table:formula="of:=IF(AND([.C121]&gt;[.F121];[.D121]=0);&quot;Down&quot;;&quot;&quot;)">
            <text:p/>
          </table:table-cell>
          <table:table-cell table:formula="of:=IF(AND([.C121]&lt;=[.F121];[.D121]=1);&quot;Up&quot;;&quot;&quot;)">
            <text:p/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217">
            <text:p>4217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810">
            <text:p>1810</text:p>
          </table:table-cell>
          <table:table-cell table:formula="of:=IF(AND([.C122]&gt;[.F122];[.D122]=0);&quot;Down&quot;;&quot;&quot;)">
            <text:p/>
          </table:table-cell>
          <table:table-cell table:formula="of:=IF(AND([.C122]&lt;=[.F122];[.D122]=1);&quot;Up&quot;;&quot;&quot;)">
            <text:p/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231">
            <text:p>423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 table:formula="of:=IF(AND([.C123]&gt;[.F123];[.D123]=0);&quot;Down&quot;;&quot;&quot;)">
            <text:p/>
          </table:table-cell>
          <table:table-cell table:formula="of:=IF(AND([.C123]&lt;=[.F123];[.D123]=1);&quot;Up&quot;;&quot;&quot;)">
            <text:p/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272">
            <text:p>4272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177">
            <text:p>1177</text:p>
          </table:table-cell>
          <table:table-cell table:formula="of:=IF(AND([.C124]&gt;[.F124];[.D124]=0);&quot;Down&quot;;&quot;&quot;)">
            <text:p/>
          </table:table-cell>
          <table:table-cell table:formula="of:=IF(AND([.C124]&lt;=[.F124];[.D124]=1);&quot;Up&quot;;&quot;&quot;)">
            <text:p/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C125]&gt;[.F125];[.D125]=0);&quot;Down&quot;;&quot;&quot;)">
            <text:p/>
          </table:table-cell>
          <table:table-cell table:formula="of:=IF(AND([.C125]&lt;=[.F125];[.D125]=1);&quot;Up&quot;;&quot;&quot;)">
            <text:p/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298">
            <text:p>429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table:number-columns-repeated="2" office:value-type="float" office:value="1640">
            <text:p>1640</text:p>
          </table:table-cell>
          <table:table-cell table:formula="of:=IF(AND([.C126]&gt;[.F126];[.D126]=0);&quot;Down&quot;;&quot;&quot;)">
            <text:p/>
          </table:table-cell>
          <table:table-cell table:formula="of:=IF(AND([.C126]&lt;=[.F126];[.D126]=1);&quot;Up&quot;;&quot;&quot;)">
            <text:p/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4307">
            <text:p>4307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486">
            <text:p>4486</text:p>
          </table:table-cell>
          <table:table-cell office:value-type="float" office:value="4690">
            <text:p>4690</text:p>
          </table:table-cell>
          <table:table-cell table:formula="of:=IF(AND([.C127]&gt;[.F127];[.D127]=0);&quot;Down&quot;;&quot;&quot;)">
            <text:p/>
          </table:table-cell>
          <table:table-cell table:formula="of:=IF(AND([.C127]&lt;=[.F127];[.D127]=1);&quot;Up&quot;;&quot;&quot;)">
            <text:p/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324">
            <text:p>4324</text:p>
          </table:table-cell>
          <table:table-cell office:value-type="float" office:value="5630">
            <text:p>5630</text:p>
          </table:table-cell>
          <table:table-cell office:value-type="float" office:value="0">
            <text:p>0</text:p>
          </table:table-cell>
          <table:table-cell office:value-type="float" office:value="5786">
            <text:p>5786</text:p>
          </table:table-cell>
          <table:table-cell office:value-type="float" office:value="5940">
            <text:p>5940</text:p>
          </table:table-cell>
          <table:table-cell table:formula="of:=IF(AND([.C128]&gt;[.F128];[.D128]=0);&quot;Down&quot;;&quot;&quot;)">
            <text:p/>
          </table:table-cell>
          <table:table-cell table:formula="of:=IF(AND([.C128]&lt;=[.F128];[.D128]=1);&quot;Up&quot;;&quot;&quot;)">
            <text:p/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348">
            <text:p>4348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086">
            <text:p>1086</text:p>
          </table:table-cell>
          <table:table-cell table:formula="of:=IF(AND([.C129]&gt;[.F129];[.D129]=0);&quot;Down&quot;;&quot;&quot;)">
            <text:p/>
          </table:table-cell>
          <table:table-cell table:formula="of:=IF(AND([.C129]&lt;=[.F129];[.D129]=1);&quot;Up&quot;;&quot;&quot;)">
            <text:p/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452">
            <text:p>4452</text:p>
          </table:table-cell>
          <table:table-cell office:value-type="float" office:value="5332">
            <text:p>5332</text:p>
          </table:table-cell>
          <table:table-cell office:value-type="float" office:value="0">
            <text:p>0</text:p>
          </table:table-cell>
          <table:table-cell office:value-type="float" office:value="5410">
            <text:p>5410</text:p>
          </table:table-cell>
          <table:table-cell office:value-type="float" office:value="5389">
            <text:p>5389</text:p>
          </table:table-cell>
          <table:table-cell table:formula="of:=IF(AND([.C130]&gt;[.F130];[.D130]=0);&quot;Down&quot;;&quot;&quot;)">
            <text:p/>
          </table:table-cell>
          <table:table-cell table:formula="of:=IF(AND([.C130]&lt;=[.F130];[.D130]=1);&quot;Up&quot;;&quot;&quot;)">
            <text:p/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502">
            <text:p>4502</text:p>
          </table:table-cell>
          <table:table-cell office:value-type="float" office:value="5690">
            <text:p>5690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5770">
            <text:p>5770</text:p>
          </table:table-cell>
          <table:table-cell table:formula="of:=IF(AND([.C131]&gt;[.F131];[.D131]=0);&quot;Down&quot;;&quot;&quot;)">
            <text:p/>
          </table:table-cell>
          <table:table-cell table:formula="of:=IF(AND([.C131]&lt;=[.F131];[.D131]=1);&quot;Up&quot;;&quot;&quot;)">
            <text:p/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503">
            <text:p>4503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float" office:value="1768">
            <text:p>1768</text:p>
          </table:table-cell>
          <table:table-cell table:formula="of:=IF(AND([.C132]&gt;[.F132];[.D132]=0);&quot;Down&quot;;&quot;&quot;)">
            <text:p/>
          </table:table-cell>
          <table:table-cell table:formula="of:=IF(AND([.C132]&lt;=[.F132];[.D132]=1);&quot;Up&quot;;&quot;&quot;)">
            <text:p/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506">
            <text:p>4506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308">
            <text:p>1308</text:p>
          </table:table-cell>
          <table:table-cell table:formula="of:=IF(AND([.C133]&gt;[.F133];[.D133]=0);&quot;Down&quot;;&quot;&quot;)">
            <text:p/>
          </table:table-cell>
          <table:table-cell table:formula="of:=IF(AND([.C133]&lt;=[.F133];[.D133]=1);&quot;Up&quot;;&quot;&quot;)">
            <text:p/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507">
            <text:p>4507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table:formula="of:=IF(AND([.C134]&gt;[.F134];[.D134]=0);&quot;Down&quot;;&quot;&quot;)">
            <text:p/>
          </table:table-cell>
          <table:table-cell table:formula="of:=IF(AND([.C134]&lt;=[.F134];[.D134]=1);&quot;Up&quot;;&quot;&quot;)">
            <text:p/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508">
            <text:p>4508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25">
            <text:p>2025</text:p>
          </table:table-cell>
          <table:table-cell office:value-type="float" office:value="2068">
            <text:p>2068</text:p>
          </table:table-cell>
          <table:table-cell table:formula="of:=IF(AND([.C135]&gt;[.F135];[.D135]=0);&quot;Down&quot;;&quot;&quot;)">
            <text:p/>
          </table:table-cell>
          <table:table-cell table:formula="of:=IF(AND([.C135]&lt;=[.F135];[.D135]=1);&quot;Up&quot;;&quot;&quot;)">
            <text:p/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519">
            <text:p>451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378">
            <text:p>4378</text:p>
          </table:table-cell>
          <table:table-cell office:value-type="float" office:value="4420">
            <text:p>4420</text:p>
          </table:table-cell>
          <table:table-cell table:formula="of:=IF(AND([.C136]&gt;[.F136];[.D136]=0);&quot;Down&quot;;&quot;&quot;)">
            <text:p/>
          </table:table-cell>
          <table:table-cell table:formula="of:=IF(AND([.C136]&lt;=[.F136];[.D136]=1);&quot;Up&quot;;&quot;&quot;)">
            <text:p/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21">
            <text:p>4521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350">
            <text:p>5350</text:p>
          </table:table-cell>
          <table:table-cell office:value-type="float" office:value="5490">
            <text:p>5490</text:p>
          </table:table-cell>
          <table:table-cell table:formula="of:=IF(AND([.C137]&gt;[.F137];[.D137]=0);&quot;Down&quot;;&quot;&quot;)">
            <text:p/>
          </table:table-cell>
          <table:table-cell table:formula="of:=IF(AND([.C137]&lt;=[.F137];[.D137]=1);&quot;Up&quot;;&quot;&quot;)">
            <text:p/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523">
            <text:p>4523</text:p>
          </table:table-cell>
          <table:table-cell office:value-type="float" office:value="7464">
            <text:p>7464</text:p>
          </table:table-cell>
          <table:table-cell office:value-type="float" office:value="0">
            <text:p>0</text:p>
          </table:table-cell>
          <table:table-cell office:value-type="float" office:value="7575">
            <text:p>7575</text:p>
          </table:table-cell>
          <table:table-cell office:value-type="float" office:value="7630">
            <text:p>7630</text:p>
          </table:table-cell>
          <table:table-cell table:formula="of:=IF(AND([.C138]&gt;[.F138];[.D138]=0);&quot;Down&quot;;&quot;&quot;)">
            <text:p/>
          </table:table-cell>
          <table:table-cell table:formula="of:=IF(AND([.C138]&lt;=[.F138];[.D138]=1);&quot;Up&quot;;&quot;&quot;)">
            <text:p/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527">
            <text:p>4527</text:p>
          </table:table-cell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2019">
            <text:p>2019</text:p>
          </table:table-cell>
          <table:table-cell table:formula="of:=IF(AND([.C139]&gt;[.F139];[.D139]=0);&quot;Down&quot;;&quot;&quot;)">
            <text:p/>
          </table:table-cell>
          <table:table-cell table:formula="of:=IF(AND([.C139]&lt;=[.F139];[.D139]=1);&quot;Up&quot;;&quot;&quot;)">
            <text:p/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528">
            <text:p>4528</text:p>
          </table:table-cell>
          <table:table-cell office:value-type="float" office:value="14210">
            <text:p>14210</text:p>
          </table:table-cell>
          <table:table-cell office:value-type="float" office:value="0">
            <text:p>0</text:p>
          </table:table-cell>
          <table:table-cell office:value-type="float" office:value="14318">
            <text:p>14318</text:p>
          </table:table-cell>
          <table:table-cell office:value-type="float" office:value="14990">
            <text:p>14990</text:p>
          </table:table-cell>
          <table:table-cell table:formula="of:=IF(AND([.C140]&gt;[.F140];[.D140]=0);&quot;Down&quot;;&quot;&quot;)">
            <text:p/>
          </table:table-cell>
          <table:table-cell table:formula="of:=IF(AND([.C140]&lt;=[.F140];[.D140]=1);&quot;Up&quot;;&quot;&quot;)">
            <text:p/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530">
            <text:p>4530</text:p>
          </table:table-cell>
          <table:table-cell office:value-type="float" office:value="4005">
            <text:p>4005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090">
            <text:p>4090</text:p>
          </table:table-cell>
          <table:table-cell table:formula="of:=IF(AND([.C141]&gt;[.F141];[.D141]=0);&quot;Down&quot;;&quot;&quot;)">
            <text:p/>
          </table:table-cell>
          <table:table-cell table:formula="of:=IF(AND([.C141]&lt;=[.F141];[.D141]=1);&quot;Up&quot;;&quot;&quot;)">
            <text:p/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534">
            <text:p>4534</text:p>
          </table:table-cell>
          <table:table-cell office:value-type="float" office:value="7160">
            <text:p>7160</text:p>
          </table:table-cell>
          <table:table-cell office:value-type="float" office:value="0">
            <text:p>0</text:p>
          </table:table-cell>
          <table:table-cell office:value-type="float" office:value="7293">
            <text:p>7293</text:p>
          </table:table-cell>
          <table:table-cell office:value-type="float" office:value="7320">
            <text:p>7320</text:p>
          </table:table-cell>
          <table:table-cell table:formula="of:=IF(AND([.C142]&gt;[.F142];[.D142]=0);&quot;Down&quot;;&quot;&quot;)">
            <text:p/>
          </table:table-cell>
          <table:table-cell table:formula="of:=IF(AND([.C142]&lt;=[.F142];[.D142]=1);&quot;Up&quot;;&quot;&quot;)">
            <text:p/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540">
            <text:p>4540</text:p>
          </table:table-cell>
          <table:table-cell office:value-type="float" office:value="2552">
            <text:p>2552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602">
            <text:p>2602</text:p>
          </table:table-cell>
          <table:table-cell table:formula="of:=IF(AND([.C143]&gt;[.F143];[.D143]=0);&quot;Down&quot;;&quot;&quot;)">
            <text:p/>
          </table:table-cell>
          <table:table-cell table:formula="of:=IF(AND([.C143]&lt;=[.F143];[.D143]=1);&quot;Up&quot;;&quot;&quot;)">
            <text:p/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543">
            <text:p>4543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186">
            <text:p>3186</text:p>
          </table:table-cell>
          <table:table-cell office:value-type="float" office:value="3160">
            <text:p>3160</text:p>
          </table:table-cell>
          <table:table-cell table:formula="of:=IF(AND([.C144]&gt;[.F144];[.D144]=0);&quot;Down&quot;;&quot;&quot;)">
            <text:p/>
          </table:table-cell>
          <table:table-cell table:formula="of:=IF(AND([.C144]&lt;=[.F144];[.D144]=1);&quot;Up&quot;;&quot;&quot;)">
            <text:p/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544">
            <text:p>4544</text:p>
          </table:table-cell>
          <table:table-cell office:value-type="float" office:value="4935">
            <text:p>4935</text:p>
          </table:table-cell>
          <table:table-cell office:value-type="float" office:value="0">
            <text:p>0</text:p>
          </table:table-cell>
          <table:table-cell office:value-type="float" office:value="5075">
            <text:p>5075</text:p>
          </table:table-cell>
          <table:table-cell office:value-type="float" office:value="5000">
            <text:p>5000</text:p>
          </table:table-cell>
          <table:table-cell table:formula="of:=IF(AND([.C145]&gt;[.F145];[.D145]=0);&quot;Down&quot;;&quot;&quot;)">
            <text:p/>
          </table:table-cell>
          <table:table-cell table:formula="of:=IF(AND([.C145]&lt;=[.F145];[.D145]=1);&quot;Up&quot;;&quot;&quot;)">
            <text:p/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555">
            <text:p>4555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84">
            <text:p>7484</text:p>
          </table:table-cell>
          <table:table-cell office:value-type="float" office:value="7630">
            <text:p>7630</text:p>
          </table:table-cell>
          <table:table-cell table:formula="of:=IF(AND([.C146]&gt;[.F146];[.D146]=0);&quot;Down&quot;;&quot;&quot;)">
            <text:p/>
          </table:table-cell>
          <table:table-cell table:formula="of:=IF(AND([.C146]&lt;=[.F146];[.D146]=1);&quot;Up&quot;;&quot;&quot;)">
            <text:p/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568">
            <text:p>456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2220">
            <text:p>2220</text:p>
          </table:table-cell>
          <table:table-cell table:formula="of:=IF(AND([.C147]&gt;[.F147];[.D147]=0);&quot;Down&quot;;&quot;&quot;)">
            <text:p/>
          </table:table-cell>
          <table:table-cell table:formula="of:=IF(AND([.C147]&lt;=[.F147];[.D147]=1);&quot;Up&quot;;&quot;&quot;)">
            <text:p/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569">
            <text:p>4569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2074">
            <text:p>2074</text:p>
          </table:table-cell>
          <table:table-cell table:formula="of:=IF(AND([.C148]&gt;[.F148];[.D148]=0);&quot;Down&quot;;&quot;&quot;)">
            <text:p/>
          </table:table-cell>
          <table:table-cell table:formula="of:=IF(AND([.C148]&lt;=[.F148];[.D148]=1);&quot;Up&quot;;&quot;&quot;)">
            <text:p/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572">
            <text:p>4572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3250">
            <text:p>3250</text:p>
          </table:table-cell>
          <table:table-cell table:formula="of:=IF(AND([.C149]&gt;[.F149];[.D149]=0);&quot;Down&quot;;&quot;&quot;)">
            <text:p/>
          </table:table-cell>
          <table:table-cell table:formula="of:=IF(AND([.C149]&lt;=[.F149];[.D149]=1);&quot;Up&quot;;&quot;&quot;)">
            <text:p/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578">
            <text:p>4578</text:p>
          </table:table-cell>
          <table:table-cell office:value-type="float" office:value="3764">
            <text:p>3764</text:p>
          </table:table-cell>
          <table:table-cell office:value-type="float" office:value="0">
            <text:p>0</text:p>
          </table:table-cell>
          <table:table-cell office:value-type="float" office:value="3894">
            <text:p>3894</text:p>
          </table:table-cell>
          <table:table-cell office:value-type="float" office:value="3914">
            <text:p>3914</text:p>
          </table:table-cell>
          <table:table-cell table:formula="of:=IF(AND([.C150]&gt;[.F150];[.D150]=0);&quot;Down&quot;;&quot;&quot;)">
            <text:p/>
          </table:table-cell>
          <table:table-cell table:formula="of:=IF(AND([.C150]&lt;=[.F150];[.D150]=1);&quot;Up&quot;;&quot;&quot;)">
            <text:p/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581">
            <text:p>4581</text:p>
          </table:table-cell>
          <table:table-cell office:value-type="float" office:value="7570">
            <text:p>7570</text:p>
          </table:table-cell>
          <table:table-cell office:value-type="float" office:value="0">
            <text:p>0</text:p>
          </table:table-cell>
          <table:table-cell office:value-type="float" office:value="7728">
            <text:p>7728</text:p>
          </table:table-cell>
          <table:table-cell office:value-type="float" office:value="7720">
            <text:p>7720</text:p>
          </table:table-cell>
          <table:table-cell table:formula="of:=IF(AND([.C151]&gt;[.F151];[.D151]=0);&quot;Down&quot;;&quot;&quot;)">
            <text:p/>
          </table:table-cell>
          <table:table-cell table:formula="of:=IF(AND([.C151]&lt;=[.F151];[.D151]=1);&quot;Up&quot;;&quot;&quot;)">
            <text:p/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C152]&gt;[.F152];[.D152]=0);&quot;Down&quot;;&quot;&quot;)">
            <text:p/>
          </table:table-cell>
          <table:table-cell table:formula="of:=IF(AND([.C152]&lt;=[.F152];[.D1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612">
            <text:p>4612</text:p>
          </table:table-cell>
          <table:table-cell office:value-type="float" office:value="2405">
            <text:p>2405</text:p>
          </table:table-cell>
          <table:table-cell office:value-type="float" office:value="0">
            <text:p>0</text:p>
          </table:table-cell>
          <table:table-cell office:value-type="float" office:value="2450">
            <text:p>2450</text:p>
          </table:table-cell>
          <table:table-cell office:value-type="float" office:value="2504">
            <text:p>2504</text:p>
          </table:table-cell>
          <table:table-cell table:formula="of:=IF(AND([.C153]&gt;[.F153];[.D153]=0);&quot;Down&quot;;&quot;&quot;)">
            <text:p/>
          </table:table-cell>
          <table:table-cell table:formula="of:=IF(AND([.C153]&lt;=[.F153];[.D153]=1);&quot;Up&quot;;&quot;&quot;)">
            <text:p/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4613">
            <text:p>4613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838">
            <text:p>1838</text:p>
          </table:table-cell>
          <table:table-cell table:formula="of:=IF(AND([.C154]&gt;[.F154];[.D154]=0);&quot;Down&quot;;&quot;&quot;)">
            <text:p/>
          </table:table-cell>
          <table:table-cell table:formula="of:=IF(AND([.C154]&lt;=[.F154];[.D154]=1);&quot;Up&quot;;&quot;&quot;)">
            <text:p/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631">
            <text:p>4631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table:formula="of:=IF(AND([.C155]&gt;[.F155];[.D155]=0);&quot;Down&quot;;&quot;&quot;)">
            <text:p/>
          </table:table-cell>
          <table:table-cell table:formula="of:=IF(AND([.C155]&lt;=[.F155];[.D155]=1);&quot;Up&quot;;&quot;&quot;)">
            <text:p/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634">
            <text:p>4634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48">
            <text:p>448</text:p>
          </table:table-cell>
          <table:table-cell table:formula="of:=IF(AND([.C156]&gt;[.F156];[.D156]=0);&quot;Down&quot;;&quot;&quot;)">
            <text:p/>
          </table:table-cell>
          <table:table-cell table:formula="of:=IF(AND([.C156]&lt;=[.F156];[.D156]=1);&quot;Up&quot;;&quot;&quot;)">
            <text:p/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4641">
            <text:p>4641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2356">
            <text:p>2356</text:p>
          </table:table-cell>
          <table:table-cell table:formula="of:=IF(AND([.C157]&gt;[.F157];[.D157]=0);&quot;Down&quot;;&quot;&quot;)">
            <text:p/>
          </table:table-cell>
          <table:table-cell table:formula="of:=IF(AND([.C157]&lt;=[.F157];[.D157]=1);&quot;Up&quot;;&quot;&quot;)">
            <text:p/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4666">
            <text:p>4666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04">
            <text:p>2304</text:p>
          </table:table-cell>
          <table:table-cell table:formula="of:=IF(AND([.C158]&gt;[.F158];[.D158]=0);&quot;Down&quot;;&quot;&quot;)">
            <text:p/>
          </table:table-cell>
          <table:table-cell table:formula="of:=IF(AND([.C158]&lt;=[.F158];[.D158]=1);&quot;Up&quot;;&quot;&quot;)">
            <text:p/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4676">
            <text:p>4676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365">
            <text:p>1365</text:p>
          </table:table-cell>
          <table:table-cell table:formula="of:=IF(AND([.C159]&gt;[.F159];[.D159]=0);&quot;Down&quot;;&quot;&quot;)" office:value-type="string" office:string-value="Down">
            <text:p>Down</text:p>
          </table:table-cell>
          <table:table-cell table:formula="of:=IF(AND([.C159]&lt;=[.F159];[.D159]=1);&quot;Up&quot;;&quot;&quot;)">
            <text:p/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681">
            <text:p>4681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55">
            <text:p>3055</text:p>
          </table:table-cell>
          <table:table-cell office:value-type="float" office:value="3060">
            <text:p>3060</text:p>
          </table:table-cell>
          <table:table-cell table:formula="of:=IF(AND([.C160]&gt;[.F160];[.D160]=0);&quot;Down&quot;;&quot;&quot;)">
            <text:p/>
          </table:table-cell>
          <table:table-cell table:formula="of:=IF(AND([.C160]&lt;=[.F160];[.D160]=1);&quot;Up&quot;;&quot;&quot;)">
            <text:p/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4684">
            <text:p>4684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5218">
            <text:p>5218</text:p>
          </table:table-cell>
          <table:table-cell office:value-type="float" office:value="5200">
            <text:p>5200</text:p>
          </table:table-cell>
          <table:table-cell table:formula="of:=IF(AND([.C161]&gt;[.F161];[.D161]=0);&quot;Down&quot;;&quot;&quot;)">
            <text:p/>
          </table:table-cell>
          <table:table-cell table:formula="of:=IF(AND([.C161]&lt;=[.F161];[.D161]=1);&quot;Up&quot;;&quot;&quot;)">
            <text:p/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6">
            <text:p>486</text:p>
          </table:table-cell>
          <table:table-cell table:formula="of:=IF(AND([.C162]&gt;[.F162];[.D162]=0);&quot;Down&quot;;&quot;&quot;)">
            <text:p/>
          </table:table-cell>
          <table:table-cell table:formula="of:=IF(AND([.C162]&lt;=[.F162];[.D162]=1);&quot;Up&quot;;&quot;&quot;)">
            <text:p/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4704">
            <text:p>4704</text:p>
          </table:table-cell>
          <table:table-cell office:value-type="float" office:value="4155">
            <text:p>4155</text:p>
          </table:table-cell>
          <table:table-cell office:value-type="float" office:value="0">
            <text:p>0</text:p>
          </table:table-cell>
          <table:table-cell office:value-type="float" office:value="4251">
            <text:p>4251</text:p>
          </table:table-cell>
          <table:table-cell office:value-type="float" office:value="4245">
            <text:p>4245</text:p>
          </table:table-cell>
          <table:table-cell table:formula="of:=IF(AND([.C163]&gt;[.F163];[.D163]=0);&quot;Down&quot;;&quot;&quot;)">
            <text:p/>
          </table:table-cell>
          <table:table-cell table:formula="of:=IF(AND([.C163]&lt;=[.F163];[.D163]=1);&quot;Up&quot;;&quot;&quot;)">
            <text:p/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4708">
            <text:p>4708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71">
            <text:p>1171</text:p>
          </table:table-cell>
          <table:table-cell table:formula="of:=IF(AND([.C164]&gt;[.F164];[.D164]=0);&quot;Down&quot;;&quot;&quot;)">
            <text:p/>
          </table:table-cell>
          <table:table-cell table:formula="of:=IF(AND([.C164]&lt;=[.F164];[.D164]=1);&quot;Up&quot;;&quot;&quot;)">
            <text:p/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4716">
            <text:p>4716</text:p>
          </table:table-cell>
          <table:table-cell office:value-type="float" office:value="4755">
            <text:p>4755</text:p>
          </table:table-cell>
          <table:table-cell office:value-type="float" office:value="0">
            <text:p>0</text:p>
          </table:table-cell>
          <table:table-cell office:value-type="float" office:value="4837">
            <text:p>4837</text:p>
          </table:table-cell>
          <table:table-cell office:value-type="float" office:value="4950">
            <text:p>4950</text:p>
          </table:table-cell>
          <table:table-cell table:formula="of:=IF(AND([.C165]&gt;[.F165];[.D165]=0);&quot;Down&quot;;&quot;&quot;)">
            <text:p/>
          </table:table-cell>
          <table:table-cell table:formula="of:=IF(AND([.C165]&lt;=[.F165];[.D165]=1);&quot;Up&quot;;&quot;&quot;)">
            <text:p/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4719">
            <text:p>4719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98">
            <text:p>1698</text:p>
          </table:table-cell>
          <table:table-cell table:formula="of:=IF(AND([.C166]&gt;[.F166];[.D166]=0);&quot;Down&quot;;&quot;&quot;)">
            <text:p/>
          </table:table-cell>
          <table:table-cell table:formula="of:=IF(AND([.C166]&lt;=[.F166];[.D166]=1);&quot;Up&quot;;&quot;&quot;)">
            <text:p/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4722">
            <text:p>472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78">
            <text:p>678</text:p>
          </table:table-cell>
          <table:table-cell table:formula="of:=IF(AND([.C167]&gt;[.F167];[.D167]=0);&quot;Down&quot;;&quot;&quot;)">
            <text:p/>
          </table:table-cell>
          <table:table-cell table:formula="of:=IF(AND([.C167]&lt;=[.F167];[.D167]=1);&quot;Up&quot;;&quot;&quot;)">
            <text:p/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4726">
            <text:p>4726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207">
            <text:p>1207</text:p>
          </table:table-cell>
          <table:table-cell table:formula="of:=IF(AND([.C168]&gt;[.F168];[.D168]=0);&quot;Down&quot;;&quot;&quot;)">
            <text:p/>
          </table:table-cell>
          <table:table-cell table:formula="of:=IF(AND([.C168]&lt;=[.F168];[.D168]=1);&quot;Up&quot;;&quot;&quot;)">
            <text:p/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732">
            <text:p>4732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2051">
            <text:p>2051</text:p>
          </table:table-cell>
          <table:table-cell table:formula="of:=IF(AND([.C169]&gt;[.F169];[.D169]=0);&quot;Down&quot;;&quot;&quot;)">
            <text:p/>
          </table:table-cell>
          <table:table-cell table:formula="of:=IF(AND([.C169]&lt;=[.F169];[.D169]=1);&quot;Up&quot;;&quot;&quot;)">
            <text:p/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751">
            <text:p>4751</text:p>
          </table:table-cell>
          <table:table-cell office:value-type="float" office:value="4890">
            <text:p>4890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4820">
            <text:p>4820</text:p>
          </table:table-cell>
          <table:table-cell table:formula="of:=IF(AND([.C170]&gt;[.F170];[.D170]=0);&quot;Down&quot;;&quot;&quot;)" office:value-type="string" office:string-value="Down">
            <text:p>Down</text:p>
          </table:table-cell>
          <table:table-cell table:formula="of:=IF(AND([.C170]&lt;=[.F170];[.D170]=1);&quot;Up&quot;;&quot;&quot;)">
            <text:p/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755">
            <text:p>4755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623">
            <text:p>1623</text:p>
          </table:table-cell>
          <table:table-cell table:formula="of:=IF(AND([.C171]&gt;[.F171];[.D171]=0);&quot;Down&quot;;&quot;&quot;)">
            <text:p/>
          </table:table-cell>
          <table:table-cell table:formula="of:=IF(AND([.C171]&lt;=[.F171];[.D171]=1);&quot;Up&quot;;&quot;&quot;)">
            <text:p/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4761">
            <text:p>476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3">
            <text:p>643</text:p>
          </table:table-cell>
          <table:table-cell table:formula="of:=IF(AND([.C172]&gt;[.F172];[.D172]=0);&quot;Down&quot;;&quot;&quot;)">
            <text:p/>
          </table:table-cell>
          <table:table-cell table:formula="of:=IF(AND([.C172]&lt;=[.F172];[.D172]=1);&quot;Up&quot;;&quot;&quot;)">
            <text:p/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4768">
            <text:p>4768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float" office:value="6500">
            <text:p>6500</text:p>
          </table:table-cell>
          <table:table-cell table:formula="of:=IF(AND([.C173]&gt;[.F173];[.D173]=0);&quot;Down&quot;;&quot;&quot;)">
            <text:p/>
          </table:table-cell>
          <table:table-cell table:formula="of:=IF(AND([.C173]&lt;=[.F173];[.D173]=1);&quot;Up&quot;;&quot;&quot;)">
            <text:p/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4777">
            <text:p>4777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825">
            <text:p>825</text:p>
          </table:table-cell>
          <table:table-cell table:formula="of:=IF(AND([.C174]&gt;[.F174];[.D174]=0);&quot;Down&quot;;&quot;&quot;)">
            <text:p/>
          </table:table-cell>
          <table:table-cell table:formula="of:=IF(AND([.C174]&lt;=[.F174];[.D174]=1);&quot;Up&quot;;&quot;&quot;)">
            <text:p/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4793">
            <text:p>4793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90">
            <text:p>890</text:p>
          </table:table-cell>
          <table:table-cell table:formula="of:=IF(AND([.C175]&gt;[.F175];[.D175]=0);&quot;Down&quot;;&quot;&quot;)">
            <text:p/>
          </table:table-cell>
          <table:table-cell table:formula="of:=IF(AND([.C175]&lt;=[.F175];[.D175]=1);&quot;Up&quot;;&quot;&quot;)">
            <text:p/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812">
            <text:p>4812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1343">
            <text:p>1343</text:p>
          </table:table-cell>
          <table:table-cell table:formula="of:=IF(AND([.C176]&gt;[.F176];[.D176]=0);&quot;Down&quot;;&quot;&quot;)">
            <text:p/>
          </table:table-cell>
          <table:table-cell table:formula="of:=IF(AND([.C176]&lt;=[.F176];[.D176]=1);&quot;Up&quot;;&quot;&quot;)">
            <text:p/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4832">
            <text:p>4832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01">
            <text:p>1101</text:p>
          </table:table-cell>
          <table:table-cell table:formula="of:=IF(AND([.C177]&gt;[.F177];[.D177]=0);&quot;Down&quot;;&quot;&quot;)" office:value-type="string" office:string-value="Down">
            <text:p>Down</text:p>
          </table:table-cell>
          <table:table-cell table:formula="of:=IF(AND([.C177]&lt;=[.F177];[.D177]=1);&quot;Up&quot;;&quot;&quot;)">
            <text:p/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4837">
            <text:p>4837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 table:formula="of:=IF(AND([.C178]&gt;[.F178];[.D178]=0);&quot;Down&quot;;&quot;&quot;)">
            <text:p/>
          </table:table-cell>
          <table:table-cell table:formula="of:=IF(AND([.C178]&lt;=[.F178];[.D178]=1);&quot;Up&quot;;&quot;&quot;)">
            <text:p/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4842">
            <text:p>484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table:number-columns-repeated="2" office:value-type="float" office:value="312">
            <text:p>312</text:p>
          </table:table-cell>
          <table:table-cell table:formula="of:=IF(AND([.C179]&gt;[.F179];[.D179]=0);&quot;Down&quot;;&quot;&quot;)">
            <text:p/>
          </table:table-cell>
          <table:table-cell table:formula="of:=IF(AND([.C179]&lt;=[.F179];[.D179]=1);&quot;Up&quot;;&quot;&quot;)">
            <text:p/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4901">
            <text:p>4901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4686">
            <text:p>4686</text:p>
          </table:table-cell>
          <table:table-cell table:formula="of:=IF(AND([.C180]&gt;[.F180];[.D180]=0);&quot;Down&quot;;&quot;&quot;)">
            <text:p/>
          </table:table-cell>
          <table:table-cell table:formula="of:=IF(AND([.C180]&lt;=[.F180];[.D180]=1);&quot;Up&quot;;&quot;&quot;)">
            <text:p/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902">
            <text:p>4902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303">
            <text:p>1303</text:p>
          </table:table-cell>
          <table:table-cell table:formula="of:=IF(AND([.C181]&gt;[.F181];[.D181]=0);&quot;Down&quot;;&quot;&quot;)">
            <text:p/>
          </table:table-cell>
          <table:table-cell table:formula="of:=IF(AND([.C181]&lt;=[.F181];[.D181]=1);&quot;Up&quot;;&quot;&quot;)">
            <text:p/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4911">
            <text:p>4911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599">
            <text:p>2599</text:p>
          </table:table-cell>
          <table:table-cell table:formula="of:=IF(AND([.C182]&gt;[.F182];[.D182]=0);&quot;Down&quot;;&quot;&quot;)">
            <text:p/>
          </table:table-cell>
          <table:table-cell table:formula="of:=IF(AND([.C182]&lt;=[.F182];[.D182]=1);&quot;Up&quot;;&quot;&quot;)">
            <text:p/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4912">
            <text:p>4912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33">
            <text:p>1033</text:p>
          </table:table-cell>
          <table:table-cell table:formula="of:=IF(AND([.C183]&gt;[.F183];[.D183]=0);&quot;Down&quot;;&quot;&quot;)">
            <text:p/>
          </table:table-cell>
          <table:table-cell table:formula="of:=IF(AND([.C183]&lt;=[.F183];[.D183]=1);&quot;Up&quot;;&quot;&quot;)">
            <text:p/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4922">
            <text:p>4922</text:p>
          </table:table-cell>
          <table:table-cell office:value-type="float" office:value="10560">
            <text:p>10560</text:p>
          </table:table-cell>
          <table:table-cell office:value-type="float" office:value="0">
            <text:p>0</text:p>
          </table:table-cell>
          <table:table-cell office:value-type="float" office:value="10541">
            <text:p>10541</text:p>
          </table:table-cell>
          <table:table-cell office:value-type="float" office:value="11360">
            <text:p>11360</text:p>
          </table:table-cell>
          <table:table-cell table:formula="of:=IF(AND([.C184]&gt;[.F184];[.D184]=0);&quot;Down&quot;;&quot;&quot;)">
            <text:p/>
          </table:table-cell>
          <table:table-cell table:formula="of:=IF(AND([.C184]&lt;=[.F184];[.D184]=1);&quot;Up&quot;;&quot;&quot;)">
            <text:p/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4927">
            <text:p>4927</text:p>
          </table:table-cell>
          <table:table-cell office:value-type="float" office:value="6530">
            <text:p>6530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office:value-type="float" office:value="6800">
            <text:p>6800</text:p>
          </table:table-cell>
          <table:table-cell table:formula="of:=IF(AND([.C185]&gt;[.F185];[.D185]=0);&quot;Down&quot;;&quot;&quot;)">
            <text:p/>
          </table:table-cell>
          <table:table-cell table:formula="of:=IF(AND([.C185]&lt;=[.F185];[.D185]=1);&quot;Up&quot;;&quot;&quot;)">
            <text:p/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967">
            <text:p>4967</text:p>
          </table:table-cell>
          <table:table-cell office:value-type="float" office:value="9010">
            <text:p>9010</text:p>
          </table:table-cell>
          <table:table-cell office:value-type="float" office:value="0">
            <text:p>0</text:p>
          </table:table-cell>
          <table:table-cell office:value-type="float" office:value="8980">
            <text:p>8980</text:p>
          </table:table-cell>
          <table:table-cell office:value-type="float" office:value="9050">
            <text:p>9050</text:p>
          </table:table-cell>
          <table:table-cell table:formula="of:=IF(AND([.C186]&gt;[.F186];[.D186]=0);&quot;Down&quot;;&quot;&quot;)">
            <text:p/>
          </table:table-cell>
          <table:table-cell table:formula="of:=IF(AND([.C186]&lt;=[.F186];[.D186]=1);&quot;Up&quot;;&quot;&quot;)">
            <text:p/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968">
            <text:p>4968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1105">
            <text:p>1105</text:p>
          </table:table-cell>
          <table:table-cell table:formula="of:=IF(AND([.C187]&gt;[.F187];[.D187]=0);&quot;Down&quot;;&quot;&quot;)">
            <text:p/>
          </table:table-cell>
          <table:table-cell table:formula="of:=IF(AND([.C187]&lt;=[.F187];[.D187]=1);&quot;Up&quot;;&quot;&quot;)">
            <text:p/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5002">
            <text:p>5002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03">
            <text:p>1003</text:p>
          </table:table-cell>
          <table:table-cell table:formula="of:=IF(AND([.C188]&gt;[.F188];[.D188]=0);&quot;Down&quot;;&quot;&quot;)">
            <text:p/>
          </table:table-cell>
          <table:table-cell table:formula="of:=IF(AND([.C188]&lt;=[.F188];[.D188]=1);&quot;Up&quot;;&quot;&quot;)">
            <text:p/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5012">
            <text:p>5012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table:formula="of:=IF(AND([.C189]&gt;[.F189];[.D189]=0);&quot;Down&quot;;&quot;&quot;)">
            <text:p/>
          </table:table-cell>
          <table:table-cell table:formula="of:=IF(AND([.C189]&lt;=[.F189];[.D189]=1);&quot;Up&quot;;&quot;&quot;)">
            <text:p/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5019">
            <text:p>5019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1933">
            <text:p>1933</text:p>
          </table:table-cell>
          <table:table-cell table:formula="of:=IF(AND([.C190]&gt;[.F190];[.D190]=0);&quot;Down&quot;;&quot;&quot;)">
            <text:p/>
          </table:table-cell>
          <table:table-cell table:formula="of:=IF(AND([.C190]&lt;=[.F190];[.D190]=1);&quot;Up&quot;;&quot;&quot;)">
            <text:p/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5020">
            <text:p>5020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5">
            <text:p>445</text:p>
          </table:table-cell>
          <table:table-cell table:formula="of:=IF(AND([.C191]&gt;[.F191];[.D191]=0);&quot;Down&quot;;&quot;&quot;)">
            <text:p/>
          </table:table-cell>
          <table:table-cell table:formula="of:=IF(AND([.C191]&lt;=[.F191];[.D191]=1);&quot;Up&quot;;&quot;&quot;)">
            <text:p/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C192]&gt;[.F192];[.D192]=0);&quot;Down&quot;;&quot;&quot;)">
            <text:p/>
          </table:table-cell>
          <table:table-cell table:formula="of:=IF(AND([.C192]&lt;=[.F192];[.D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5105">
            <text:p>5105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office:value-type="float" office:value="2635">
            <text:p>2635</text:p>
          </table:table-cell>
          <table:table-cell table:formula="of:=IF(AND([.C193]&gt;[.F193];[.D193]=0);&quot;Down&quot;;&quot;&quot;)">
            <text:p/>
          </table:table-cell>
          <table:table-cell table:formula="of:=IF(AND([.C193]&lt;=[.F193];[.D193]=1);&quot;Up&quot;;&quot;&quot;)">
            <text:p/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5108">
            <text:p>5108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889">
            <text:p>3889</text:p>
          </table:table-cell>
          <table:table-cell office:value-type="float" office:value="3945">
            <text:p>3945</text:p>
          </table:table-cell>
          <table:table-cell table:formula="of:=IF(AND([.C194]&gt;[.F194];[.D194]=0);&quot;Down&quot;;&quot;&quot;)">
            <text:p/>
          </table:table-cell>
          <table:table-cell table:formula="of:=IF(AND([.C194]&lt;=[.F194];[.D194]=1);&quot;Up&quot;;&quot;&quot;)">
            <text:p/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5110">
            <text:p>5110</text:p>
          </table:table-cell>
          <table:table-cell office:value-type="float" office:value="1639">
            <text:p>1639</text:p>
          </table:table-cell>
          <table:table-cell office:value-type="float" office:value="0">
            <text:p>0</text:p>
          </table:table-cell>
          <table:table-cell office:value-type="float" office:value="1652">
            <text:p>1652</text:p>
          </table:table-cell>
          <table:table-cell office:value-type="float" office:value="1661">
            <text:p>1661</text:p>
          </table:table-cell>
          <table:table-cell table:formula="of:=IF(AND([.C195]&gt;[.F195];[.D195]=0);&quot;Down&quot;;&quot;&quot;)">
            <text:p/>
          </table:table-cell>
          <table:table-cell table:formula="of:=IF(AND([.C195]&lt;=[.F195];[.D195]=1);&quot;Up&quot;;&quot;&quot;)">
            <text:p/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5186">
            <text:p>5186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2769">
            <text:p>2769</text:p>
          </table:table-cell>
          <table:table-cell table:formula="of:=IF(AND([.C196]&gt;[.F196];[.D196]=0);&quot;Down&quot;;&quot;&quot;)">
            <text:p/>
          </table:table-cell>
          <table:table-cell table:formula="of:=IF(AND([.C196]&lt;=[.F196];[.D196]=1);&quot;Up&quot;;&quot;&quot;)">
            <text:p/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5196">
            <text:p>5196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87">
            <text:p>587</text:p>
          </table:table-cell>
          <table:table-cell table:formula="of:=IF(AND([.C197]&gt;[.F197];[.D197]=0);&quot;Down&quot;;&quot;&quot;)">
            <text:p/>
          </table:table-cell>
          <table:table-cell table:formula="of:=IF(AND([.C197]&lt;=[.F197];[.D197]=1);&quot;Up&quot;;&quot;&quot;)">
            <text:p/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201">
            <text:p>520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727">
            <text:p>727</text:p>
          </table:table-cell>
          <table:table-cell table:formula="of:=IF(AND([.C198]&gt;[.F198];[.D198]=0);&quot;Down&quot;;&quot;&quot;)">
            <text:p/>
          </table:table-cell>
          <table:table-cell table:formula="of:=IF(AND([.C198]&lt;=[.F198];[.D198]=1);&quot;Up&quot;;&quot;&quot;)">
            <text:p/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5214">
            <text:p>5214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33">
            <text:p>533</text:p>
          </table:table-cell>
          <table:table-cell table:formula="of:=IF(AND([.C199]&gt;[.F199];[.D199]=0);&quot;Down&quot;;&quot;&quot;)">
            <text:p/>
          </table:table-cell>
          <table:table-cell table:formula="of:=IF(AND([.C199]&lt;=[.F199];[.D199]=1);&quot;Up&quot;;&quot;&quot;)">
            <text:p/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5233">
            <text:p>5233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95">
            <text:p>395</text:p>
          </table:table-cell>
          <table:table-cell table:formula="of:=IF(AND([.C200]&gt;[.F200];[.D200]=0);&quot;Down&quot;;&quot;&quot;)">
            <text:p/>
          </table:table-cell>
          <table:table-cell table:formula="of:=IF(AND([.C200]&lt;=[.F200];[.D200]=1);&quot;Up&quot;;&quot;&quot;)">
            <text:p/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5332">
            <text:p>5332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60">
            <text:p>1760</text:p>
          </table:table-cell>
          <table:table-cell table:formula="of:=IF(AND([.C201]&gt;[.F201];[.D201]=0);&quot;Down&quot;;&quot;&quot;)" office:value-type="string" office:string-value="Down">
            <text:p>Down</text:p>
          </table:table-cell>
          <table:table-cell table:formula="of:=IF(AND([.C201]&lt;=[.F201];[.D201]=1);&quot;Up&quot;;&quot;&quot;)">
            <text:p/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334">
            <text:p>5334</text:p>
          </table:table-cell>
          <table:table-cell office:value-type="float" office:value="2860">
            <text:p>2860</text:p>
          </table:table-cell>
          <table:table-cell office:value-type="float" office:value="0">
            <text:p>0</text:p>
          </table:table-cell>
          <table:table-cell office:value-type="float" office:value="2912">
            <text:p>2912</text:p>
          </table:table-cell>
          <table:table-cell office:value-type="float" office:value="2936">
            <text:p>2936</text:p>
          </table:table-cell>
          <table:table-cell table:formula="of:=IF(AND([.C202]&gt;[.F202];[.D202]=0);&quot;Down&quot;;&quot;&quot;)">
            <text:p/>
          </table:table-cell>
          <table:table-cell table:formula="of:=IF(AND([.C202]&lt;=[.F202];[.D202]=1);&quot;Up&quot;;&quot;&quot;)">
            <text:p/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5393">
            <text:p>5393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table:formula="of:=IF(AND([.C203]&gt;[.F203];[.D203]=0);&quot;Down&quot;;&quot;&quot;)">
            <text:p/>
          </table:table-cell>
          <table:table-cell table:formula="of:=IF(AND([.C203]&lt;=[.F203];[.D203]=1);&quot;Up&quot;;&quot;&quot;)">
            <text:p/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5401">
            <text:p>5401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table:formula="of:=IF(AND([.C204]&gt;[.F204];[.D204]=0);&quot;Down&quot;;&quot;&quot;)">
            <text:p/>
          </table:table-cell>
          <table:table-cell table:formula="of:=IF(AND([.C204]&lt;=[.F204];[.D204]=1);&quot;Up&quot;;&quot;&quot;)">
            <text:p/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5411">
            <text:p>5411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1859">
            <text:p>1859</text:p>
          </table:table-cell>
          <table:table-cell table:formula="of:=IF(AND([.C205]&gt;[.F205];[.D205]=0);&quot;Down&quot;;&quot;&quot;)">
            <text:p/>
          </table:table-cell>
          <table:table-cell table:formula="of:=IF(AND([.C205]&lt;=[.F205];[.D205]=1);&quot;Up&quot;;&quot;&quot;)">
            <text:p/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5471">
            <text:p>5471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27">
            <text:p>427</text:p>
          </table:table-cell>
          <table:table-cell table:formula="of:=IF(AND([.C206]&gt;[.F206];[.D206]=0);&quot;Down&quot;;&quot;&quot;)">
            <text:p/>
          </table:table-cell>
          <table:table-cell table:formula="of:=IF(AND([.C206]&lt;=[.F206];[.D206]=1);&quot;Up&quot;;&quot;&quot;)">
            <text:p/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486">
            <text:p>5486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82">
            <text:p>1482</text:p>
          </table:table-cell>
          <table:table-cell table:formula="of:=IF(AND([.C207]&gt;[.F207];[.D207]=0);&quot;Down&quot;;&quot;&quot;)">
            <text:p/>
          </table:table-cell>
          <table:table-cell table:formula="of:=IF(AND([.C207]&lt;=[.F207];[.D207]=1);&quot;Up&quot;;&quot;&quot;)">
            <text:p/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5631">
            <text:p>5631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table:formula="of:=IF(AND([.C208]&gt;[.F208];[.D208]=0);&quot;Down&quot;;&quot;&quot;)">
            <text:p/>
          </table:table-cell>
          <table:table-cell table:formula="of:=IF(AND([.C208]&lt;=[.F208];[.D208]=1);&quot;Up&quot;;&quot;&quot;)">
            <text:p/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5706">
            <text:p>5706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f:=IF(AND([.C209]&gt;[.F209];[.D209]=0);&quot;Down&quot;;&quot;&quot;)">
            <text:p/>
          </table:table-cell>
          <table:table-cell table:formula="of:=IF(AND([.C209]&lt;=[.F209];[.D209]=1);&quot;Up&quot;;&quot;&quot;)">
            <text:p/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5711">
            <text:p>5711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369">
            <text:p>369</text:p>
          </table:table-cell>
          <table:table-cell table:formula="of:=IF(AND([.C210]&gt;[.F210];[.D210]=0);&quot;Down&quot;;&quot;&quot;)">
            <text:p/>
          </table:table-cell>
          <table:table-cell table:formula="of:=IF(AND([.C210]&lt;=[.F210];[.D210]=1);&quot;Up&quot;;&quot;&quot;)">
            <text:p/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5713">
            <text:p>5713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33">
            <text:p>1433</text:p>
          </table:table-cell>
          <table:table-cell table:formula="of:=IF(AND([.C211]&gt;[.F211];[.D211]=0);&quot;Down&quot;;&quot;&quot;)">
            <text:p/>
          </table:table-cell>
          <table:table-cell table:formula="of:=IF(AND([.C211]&lt;=[.F211];[.D211]=1);&quot;Up&quot;;&quot;&quot;)">
            <text:p/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5714">
            <text:p>5714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06">
            <text:p>1006</text:p>
          </table:table-cell>
          <table:table-cell table:formula="of:=IF(AND([.C212]&gt;[.F212];[.D212]=0);&quot;Down&quot;;&quot;&quot;)">
            <text:p/>
          </table:table-cell>
          <table:table-cell table:formula="of:=IF(AND([.C212]&lt;=[.F212];[.D212]=1);&quot;Up&quot;;&quot;&quot;)">
            <text:p/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5802">
            <text:p>5802</text:p>
          </table:table-cell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  <table:table-cell office:value-type="float" office:value="1602">
            <text:p>1602</text:p>
          </table:table-cell>
          <table:table-cell office:value-type="float" office:value="1612">
            <text:p>1612</text:p>
          </table:table-cell>
          <table:table-cell table:formula="of:=IF(AND([.C213]&gt;[.F213];[.D213]=0);&quot;Down&quot;;&quot;&quot;)">
            <text:p/>
          </table:table-cell>
          <table:table-cell table:formula="of:=IF(AND([.C213]&lt;=[.F213];[.D213]=1);&quot;Up&quot;;&quot;&quot;)">
            <text:p/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5857">
            <text:p>5857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710">
            <text:p>1710</text:p>
          </table:table-cell>
          <table:table-cell table:formula="of:=IF(AND([.C214]&gt;[.F214];[.D214]=0);&quot;Down&quot;;&quot;&quot;)">
            <text:p/>
          </table:table-cell>
          <table:table-cell table:formula="of:=IF(AND([.C214]&lt;=[.F214];[.D214]=1);&quot;Up&quot;;&quot;&quot;)">
            <text:p/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5929">
            <text:p>5929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927">
            <text:p>927</text:p>
          </table:table-cell>
          <table:table-cell table:formula="of:=IF(AND([.C215]&gt;[.F215];[.D215]=0);&quot;Down&quot;;&quot;&quot;)">
            <text:p/>
          </table:table-cell>
          <table:table-cell table:formula="of:=IF(AND([.C215]&lt;=[.F215];[.D215]=1);&quot;Up&quot;;&quot;&quot;)">
            <text:p/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938">
            <text:p>5938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2375">
            <text:p>2375</text:p>
          </table:table-cell>
          <table:table-cell table:formula="of:=IF(AND([.C216]&gt;[.F216];[.D216]=0);&quot;Down&quot;;&quot;&quot;)">
            <text:p/>
          </table:table-cell>
          <table:table-cell table:formula="of:=IF(AND([.C216]&lt;=[.F216];[.D216]=1);&quot;Up&quot;;&quot;&quot;)">
            <text:p/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5947">
            <text:p>5947</text:p>
          </table:table-cell>
          <table:table-cell office:value-type="float" office:value="8350">
            <text:p>8350</text:p>
          </table:table-cell>
          <table:table-cell office:value-type="float" office:value="0">
            <text:p>0</text:p>
          </table:table-cell>
          <table:table-cell office:value-type="float" office:value="8547">
            <text:p>8547</text:p>
          </table:table-cell>
          <table:table-cell office:value-type="float" office:value="8660">
            <text:p>8660</text:p>
          </table:table-cell>
          <table:table-cell table:formula="of:=IF(AND([.C217]&gt;[.F217];[.D217]=0);&quot;Down&quot;;&quot;&quot;)">
            <text:p/>
          </table:table-cell>
          <table:table-cell table:formula="of:=IF(AND([.C217]&lt;=[.F217];[.D217]=1);&quot;Up&quot;;&quot;&quot;)">
            <text:p/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5949">
            <text:p>5949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float" office:value="2203">
            <text:p>2203</text:p>
          </table:table-cell>
          <table:table-cell table:formula="of:=IF(AND([.C218]&gt;[.F218];[.D218]=0);&quot;Down&quot;;&quot;&quot;)">
            <text:p/>
          </table:table-cell>
          <table:table-cell table:formula="of:=IF(AND([.C218]&lt;=[.F218];[.D218]=1);&quot;Up&quot;;&quot;&quot;)">
            <text:p/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970">
            <text:p>5970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formula="of:=IF(AND([.C219]&gt;[.F219];[.D219]=0);&quot;Down&quot;;&quot;&quot;)">
            <text:p/>
          </table:table-cell>
          <table:table-cell table:formula="of:=IF(AND([.C219]&lt;=[.F219];[.D219]=1);&quot;Up&quot;;&quot;&quot;)">
            <text:p/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5986">
            <text:p>5986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table:formula="of:=IF(AND([.C220]&gt;[.F220];[.D220]=0);&quot;Down&quot;;&quot;&quot;)">
            <text:p/>
          </table:table-cell>
          <table:table-cell table:formula="of:=IF(AND([.C220]&lt;=[.F220];[.D220]=1);&quot;Up&quot;;&quot;&quot;)">
            <text:p/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991">
            <text:p>5991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1137">
            <text:p>1137</text:p>
          </table:table-cell>
          <table:table-cell table:formula="of:=IF(AND([.C221]&gt;[.F221];[.D221]=0);&quot;Down&quot;;&quot;&quot;)">
            <text:p/>
          </table:table-cell>
          <table:table-cell table:formula="of:=IF(AND([.C221]&lt;=[.F221];[.D221]=1);&quot;Up&quot;;&quot;&quot;)">
            <text:p/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6037">
            <text:p>6037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4">
            <text:p>2014</text:p>
          </table:table-cell>
          <table:table-cell table:formula="of:=IF(AND([.C222]&gt;[.F222];[.D222]=0);&quot;Down&quot;;&quot;&quot;)">
            <text:p/>
          </table:table-cell>
          <table:table-cell table:formula="of:=IF(AND([.C222]&lt;=[.F222];[.D222]=1);&quot;Up&quot;;&quot;&quot;)">
            <text:p/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6093">
            <text:p>6093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8860">
            <text:p>8860</text:p>
          </table:table-cell>
          <table:table-cell office:value-type="float" office:value="9100">
            <text:p>9100</text:p>
          </table:table-cell>
          <table:table-cell table:formula="of:=IF(AND([.C223]&gt;[.F223];[.D223]=0);&quot;Down&quot;;&quot;&quot;)">
            <text:p/>
          </table:table-cell>
          <table:table-cell table:formula="of:=IF(AND([.C223]&lt;=[.F223];[.D223]=1);&quot;Up&quot;;&quot;&quot;)">
            <text:p/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6094">
            <text:p>6094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1420">
            <text:p>1420</text:p>
          </table:table-cell>
          <table:table-cell table:formula="of:=IF(AND([.C224]&gt;[.F224];[.D224]=0);&quot;Down&quot;;&quot;&quot;)">
            <text:p/>
          </table:table-cell>
          <table:table-cell table:formula="of:=IF(AND([.C224]&lt;=[.F224];[.D224]=1);&quot;Up&quot;;&quot;&quot;)">
            <text:p/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6136">
            <text:p>6136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float" office:value="2283">
            <text:p>2283</text:p>
          </table:table-cell>
          <table:table-cell table:formula="of:=IF(AND([.C225]&gt;[.F225];[.D225]=0);&quot;Down&quot;;&quot;&quot;)">
            <text:p/>
          </table:table-cell>
          <table:table-cell table:formula="of:=IF(AND([.C225]&lt;=[.F225];[.D225]=1);&quot;Up&quot;;&quot;&quot;)">
            <text:p/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6146">
            <text:p>6146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8649">
            <text:p>8649</text:p>
          </table:table-cell>
          <table:table-cell office:value-type="float" office:value="8970">
            <text:p>8970</text:p>
          </table:table-cell>
          <table:table-cell table:formula="of:=IF(AND([.C226]&gt;[.F226];[.D226]=0);&quot;Down&quot;;&quot;&quot;)">
            <text:p/>
          </table:table-cell>
          <table:table-cell table:formula="of:=IF(AND([.C226]&lt;=[.F226];[.D226]=1);&quot;Up&quot;;&quot;&quot;)">
            <text:p/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201">
            <text:p>6201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524">
            <text:p>5524</text:p>
          </table:table-cell>
          <table:table-cell office:value-type="float" office:value="5740">
            <text:p>5740</text:p>
          </table:table-cell>
          <table:table-cell table:formula="of:=IF(AND([.C227]&gt;[.F227];[.D227]=0);&quot;Down&quot;;&quot;&quot;)">
            <text:p/>
          </table:table-cell>
          <table:table-cell table:formula="of:=IF(AND([.C227]&lt;=[.F227];[.D227]=1);&quot;Up&quot;;&quot;&quot;)">
            <text:p/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6256">
            <text:p>6256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494">
            <text:p>4494</text:p>
          </table:table-cell>
          <table:table-cell office:value-type="float" office:value="4380">
            <text:p>4380</text:p>
          </table:table-cell>
          <table:table-cell table:formula="of:=IF(AND([.C228]&gt;[.F228];[.D228]=0);&quot;Down&quot;;&quot;&quot;)" office:value-type="string" office:string-value="Down">
            <text:p>Down</text:p>
          </table:table-cell>
          <table:table-cell table:formula="of:=IF(AND([.C228]&lt;=[.F228];[.D228]=1);&quot;Up&quot;;&quot;&quot;)">
            <text:p/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6268">
            <text:p>6268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  <table:table-cell office:value-type="float" office:value="2428">
            <text:p>2428</text:p>
          </table:table-cell>
          <table:table-cell table:formula="of:=IF(AND([.C229]&gt;[.F229];[.D229]=0);&quot;Down&quot;;&quot;&quot;)">
            <text:p/>
          </table:table-cell>
          <table:table-cell table:formula="of:=IF(AND([.C229]&lt;=[.F229];[.D229]=1);&quot;Up&quot;;&quot;&quot;)">
            <text:p/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6273">
            <text:p>6273</text:p>
          </table:table-cell>
          <table:table-cell office:value-type="float" office:value="27415">
            <text:p>27415</text:p>
          </table:table-cell>
          <table:table-cell office:value-type="float" office:value="0">
            <text:p>0</text:p>
          </table:table-cell>
          <table:table-cell office:value-type="float" office:value="27648">
            <text:p>27648</text:p>
          </table:table-cell>
          <table:table-cell office:value-type="float" office:value="28865">
            <text:p>28865</text:p>
          </table:table-cell>
          <table:table-cell table:formula="of:=IF(AND([.C230]&gt;[.F230];[.D230]=0);&quot;Down&quot;;&quot;&quot;)">
            <text:p/>
          </table:table-cell>
          <table:table-cell table:formula="of:=IF(AND([.C230]&lt;=[.F230];[.D230]=1);&quot;Up&quot;;&quot;&quot;)">
            <text:p/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6289">
            <text:p>6289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544">
            <text:p>1544</text:p>
          </table:table-cell>
          <table:table-cell table:formula="of:=IF(AND([.C231]&gt;[.F231];[.D231]=0);&quot;Down&quot;;&quot;&quot;)">
            <text:p/>
          </table:table-cell>
          <table:table-cell table:formula="of:=IF(AND([.C231]&lt;=[.F231];[.D231]=1);&quot;Up&quot;;&quot;&quot;)">
            <text:p/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301">
            <text:p>6301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62">
            <text:p>1962</text:p>
          </table:table-cell>
          <table:table-cell table:formula="of:=IF(AND([.C232]&gt;[.F232];[.D232]=0);&quot;Down&quot;;&quot;&quot;)" office:value-type="string" office:string-value="Down">
            <text:p>Down</text:p>
          </table:table-cell>
          <table:table-cell table:formula="of:=IF(AND([.C232]&lt;=[.F232];[.D232]=1);&quot;Up&quot;;&quot;&quot;)">
            <text:p/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6302">
            <text:p>6302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514">
            <text:p>514</text:p>
          </table:table-cell>
          <table:table-cell table:formula="of:=IF(AND([.C233]&gt;[.F233];[.D233]=0);&quot;Down&quot;;&quot;&quot;)">
            <text:p/>
          </table:table-cell>
          <table:table-cell table:formula="of:=IF(AND([.C233]&lt;=[.F233];[.D233]=1);&quot;Up&quot;;&quot;&quot;)">
            <text:p/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6305">
            <text:p>6305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705">
            <text:p>1705</text:p>
          </table:table-cell>
          <table:table-cell table:formula="of:=IF(AND([.C234]&gt;[.F234];[.D234]=0);&quot;Down&quot;;&quot;&quot;)" office:value-type="string" office:string-value="Down">
            <text:p>Down</text:p>
          </table:table-cell>
          <table:table-cell table:formula="of:=IF(AND([.C234]&lt;=[.F234];[.D234]=1);&quot;Up&quot;;&quot;&quot;)">
            <text:p/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6326">
            <text:p>6326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C235]&gt;[.F235];[.D235]=0);&quot;Down&quot;;&quot;&quot;)">
            <text:p/>
          </table:table-cell>
          <table:table-cell table:formula="of:=IF(AND([.C235]&lt;=[.F235];[.D235]=1);&quot;Up&quot;;&quot;&quot;)">
            <text:p/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6361">
            <text:p>6361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table:formula="of:=IF(AND([.C236]&gt;[.F236];[.D236]=0);&quot;Down&quot;;&quot;&quot;)">
            <text:p/>
          </table:table-cell>
          <table:table-cell table:formula="of:=IF(AND([.C236]&lt;=[.F236];[.D236]=1);&quot;Up&quot;;&quot;&quot;)">
            <text:p/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6366">
            <text:p>6366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853">
            <text:p>853</text:p>
          </table:table-cell>
          <table:table-cell table:formula="of:=IF(AND([.C237]&gt;[.F237];[.D237]=0);&quot;Down&quot;;&quot;&quot;)">
            <text:p/>
          </table:table-cell>
          <table:table-cell table:formula="of:=IF(AND([.C237]&lt;=[.F237];[.D237]=1);&quot;Up&quot;;&quot;&quot;)">
            <text:p/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6367">
            <text:p>6367</text:p>
          </table:table-cell>
          <table:table-cell office:value-type="float" office:value="6925">
            <text:p>6925</text:p>
          </table:table-cell>
          <table:table-cell office:value-type="float" office:value="0">
            <text:p>0</text:p>
          </table:table-cell>
          <table:table-cell office:value-type="float" office:value="7086">
            <text:p>7086</text:p>
          </table:table-cell>
          <table:table-cell office:value-type="float" office:value="7282">
            <text:p>7282</text:p>
          </table:table-cell>
          <table:table-cell table:formula="of:=IF(AND([.C238]&gt;[.F238];[.D238]=0);&quot;Down&quot;;&quot;&quot;)">
            <text:p/>
          </table:table-cell>
          <table:table-cell table:formula="of:=IF(AND([.C238]&lt;=[.F238];[.D238]=1);&quot;Up&quot;;&quot;&quot;)">
            <text:p/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6370">
            <text:p>6370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2450">
            <text:p>2450</text:p>
          </table:table-cell>
          <table:table-cell table:formula="of:=IF(AND([.C239]&gt;[.F239];[.D239]=0);&quot;Down&quot;;&quot;&quot;)">
            <text:p/>
          </table:table-cell>
          <table:table-cell table:formula="of:=IF(AND([.C239]&lt;=[.F239];[.D239]=1);&quot;Up&quot;;&quot;&quot;)">
            <text:p/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6371">
            <text:p>6371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C240]&gt;[.F240];[.D240]=0);&quot;Down&quot;;&quot;&quot;)">
            <text:p/>
          </table:table-cell>
          <table:table-cell table:formula="of:=IF(AND([.C240]&lt;=[.F240];[.D240]=1);&quot;Up&quot;;&quot;&quot;)">
            <text:p/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6395">
            <text:p>639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1602">
            <text:p>1602</text:p>
          </table:table-cell>
          <table:table-cell table:formula="of:=IF(AND([.C241]&gt;[.F241];[.D241]=0);&quot;Down&quot;;&quot;&quot;)">
            <text:p/>
          </table:table-cell>
          <table:table-cell table:formula="of:=IF(AND([.C241]&lt;=[.F241];[.D241]=1);&quot;Up&quot;;&quot;&quot;)">
            <text:p/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412">
            <text:p>6412</text:p>
          </table:table-cell>
          <table:table-cell office:value-type="float" office:value="2288">
            <text:p>2288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347">
            <text:p>2347</text:p>
          </table:table-cell>
          <table:table-cell table:formula="of:=IF(AND([.C242]&gt;[.F242];[.D242]=0);&quot;Down&quot;;&quot;&quot;)">
            <text:p/>
          </table:table-cell>
          <table:table-cell table:formula="of:=IF(AND([.C242]&lt;=[.F242];[.D242]=1);&quot;Up&quot;;&quot;&quot;)">
            <text:p/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6417">
            <text:p>6417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4430">
            <text:p>4430</text:p>
          </table:table-cell>
          <table:table-cell table:formula="of:=IF(AND([.C243]&gt;[.F243];[.D243]=0);&quot;Down&quot;;&quot;&quot;)">
            <text:p/>
          </table:table-cell>
          <table:table-cell table:formula="of:=IF(AND([.C243]&lt;=[.F243];[.D243]=1);&quot;Up&quot;;&quot;&quot;)">
            <text:p/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6425">
            <text:p>6425</text:p>
          </table:table-cell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  <table:table-cell office:value-type="float" office:value="2188">
            <text:p>2188</text:p>
          </table:table-cell>
          <table:table-cell office:value-type="float" office:value="2303">
            <text:p>2303</text:p>
          </table:table-cell>
          <table:table-cell table:formula="of:=IF(AND([.C244]&gt;[.F244];[.D244]=0);&quot;Down&quot;;&quot;&quot;)">
            <text:p/>
          </table:table-cell>
          <table:table-cell table:formula="of:=IF(AND([.C244]&lt;=[.F244];[.D244]=1);&quot;Up&quot;;&quot;&quot;)">
            <text:p/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6448">
            <text:p>6448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1621">
            <text:p>1621</text:p>
          </table:table-cell>
          <table:table-cell table:formula="of:=IF(AND([.C245]&gt;[.F245];[.D245]=0);&quot;Down&quot;;&quot;&quot;)">
            <text:p/>
          </table:table-cell>
          <table:table-cell table:formula="of:=IF(AND([.C245]&lt;=[.F245];[.D245]=1);&quot;Up&quot;;&quot;&quot;)">
            <text:p/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6460">
            <text:p>646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213">
            <text:p>1213</text:p>
          </table:table-cell>
          <table:table-cell table:formula="of:=IF(AND([.C246]&gt;[.F246];[.D246]=0);&quot;Down&quot;;&quot;&quot;)">
            <text:p/>
          </table:table-cell>
          <table:table-cell table:formula="of:=IF(AND([.C246]&lt;=[.F246];[.D246]=1);&quot;Up&quot;;&quot;&quot;)">
            <text:p/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6463">
            <text:p>6463</text:p>
          </table:table-cell>
          <table:table-cell office:value-type="float" office:value="2675">
            <text:p>267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751">
            <text:p>2751</text:p>
          </table:table-cell>
          <table:table-cell table:formula="of:=IF(AND([.C247]&gt;[.F247];[.D247]=0);&quot;Down&quot;;&quot;&quot;)">
            <text:p/>
          </table:table-cell>
          <table:table-cell table:formula="of:=IF(AND([.C247]&lt;=[.F247];[.D247]=1);&quot;Up&quot;;&quot;&quot;)">
            <text:p/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6465">
            <text:p>6465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7209">
            <text:p>7209</text:p>
          </table:table-cell>
          <table:table-cell office:value-type="float" office:value="7260">
            <text:p>7260</text:p>
          </table:table-cell>
          <table:table-cell table:formula="of:=IF(AND([.C248]&gt;[.F248];[.D248]=0);&quot;Down&quot;;&quot;&quot;)">
            <text:p/>
          </table:table-cell>
          <table:table-cell table:formula="of:=IF(AND([.C248]&lt;=[.F248];[.D248]=1);&quot;Up&quot;;&quot;&quot;)">
            <text:p/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6471">
            <text:p>6471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514">
            <text:p>1514</text:p>
          </table:table-cell>
          <table:table-cell table:formula="of:=IF(AND([.C249]&gt;[.F249];[.D249]=0);&quot;Down&quot;;&quot;&quot;)">
            <text:p/>
          </table:table-cell>
          <table:table-cell table:formula="of:=IF(AND([.C249]&lt;=[.F249];[.D249]=1);&quot;Up&quot;;&quot;&quot;)">
            <text:p/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6473">
            <text:p>647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float" office:value="1670">
            <text:p>1670</text:p>
          </table:table-cell>
          <table:table-cell table:formula="of:=IF(AND([.C250]&gt;[.F250];[.D250]=0);&quot;Down&quot;;&quot;&quot;)">
            <text:p/>
          </table:table-cell>
          <table:table-cell table:formula="of:=IF(AND([.C250]&lt;=[.F250];[.D250]=1);&quot;Up&quot;;&quot;&quot;)">
            <text:p/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6474">
            <text:p>6474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56">
            <text:p>556</text:p>
          </table:table-cell>
          <table:table-cell table:formula="of:=IF(AND([.C251]&gt;[.F251];[.D251]=0);&quot;Down&quot;;&quot;&quot;)">
            <text:p/>
          </table:table-cell>
          <table:table-cell table:formula="of:=IF(AND([.C251]&lt;=[.F251];[.D251]=1);&quot;Up&quot;;&quot;&quot;)">
            <text:p/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6479">
            <text:p>6479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27">
            <text:p>1527</text:p>
          </table:table-cell>
          <table:table-cell table:formula="of:=IF(AND([.C252]&gt;[.F252];[.D252]=0);&quot;Down&quot;;&quot;&quot;)">
            <text:p/>
          </table:table-cell>
          <table:table-cell table:formula="of:=IF(AND([.C252]&lt;=[.F252];[.D252]=1);&quot;Up&quot;;&quot;&quot;)">
            <text:p/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6481">
            <text:p>6481</text:p>
          </table:table-cell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2106">
            <text:p>2106</text:p>
          </table:table-cell>
          <table:table-cell table:formula="of:=IF(AND([.C253]&gt;[.F253];[.D253]=0);&quot;Down&quot;;&quot;&quot;)">
            <text:p/>
          </table:table-cell>
          <table:table-cell table:formula="of:=IF(AND([.C253]&lt;=[.F253];[.D253]=1);&quot;Up&quot;;&quot;&quot;)">
            <text:p/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6501">
            <text:p>650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672">
            <text:p>672</text:p>
          </table:table-cell>
          <table:table-cell table:formula="of:=IF(AND([.C254]&gt;[.F254];[.D254]=0);&quot;Down&quot;;&quot;&quot;)">
            <text:p/>
          </table:table-cell>
          <table:table-cell table:formula="of:=IF(AND([.C254]&lt;=[.F254];[.D254]=1);&quot;Up&quot;;&quot;&quot;)">
            <text:p/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6502">
            <text:p>650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67">
            <text:p>367</text:p>
          </table:table-cell>
          <table:table-cell table:formula="of:=IF(AND([.C255]&gt;[.F255];[.D255]=0);&quot;Down&quot;;&quot;&quot;)">
            <text:p/>
          </table:table-cell>
          <table:table-cell table:formula="of:=IF(AND([.C255]&lt;=[.F255];[.D255]=1);&quot;Up&quot;;&quot;&quot;)">
            <text:p/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6503">
            <text:p>6503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formula="of:=IF(AND([.C256]&gt;[.F256];[.D256]=0);&quot;Down&quot;;&quot;&quot;)">
            <text:p/>
          </table:table-cell>
          <table:table-cell table:formula="of:=IF(AND([.C256]&lt;=[.F256];[.D256]=1);&quot;Up&quot;;&quot;&quot;)">
            <text:p/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504">
            <text:p>6504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table:formula="of:=IF(AND([.C257]&gt;[.F257];[.D257]=0);&quot;Down&quot;;&quot;&quot;)">
            <text:p/>
          </table:table-cell>
          <table:table-cell table:formula="of:=IF(AND([.C257]&lt;=[.F257];[.D257]=1);&quot;Up&quot;;&quot;&quot;)">
            <text:p/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6506">
            <text:p>6506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32">
            <text:p>1332</text:p>
          </table:table-cell>
          <table:table-cell table:formula="of:=IF(AND([.C258]&gt;[.F258];[.D258]=0);&quot;Down&quot;;&quot;&quot;)">
            <text:p/>
          </table:table-cell>
          <table:table-cell table:formula="of:=IF(AND([.C258]&lt;=[.F258];[.D258]=1);&quot;Up&quot;;&quot;&quot;)">
            <text:p/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6586">
            <text:p>6586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494">
            <text:p>6494</text:p>
          </table:table-cell>
          <table:table-cell office:value-type="float" office:value="6700">
            <text:p>6700</text:p>
          </table:table-cell>
          <table:table-cell table:formula="of:=IF(AND([.C259]&gt;[.F259];[.D259]=0);&quot;Down&quot;;&quot;&quot;)">
            <text:p/>
          </table:table-cell>
          <table:table-cell table:formula="of:=IF(AND([.C259]&lt;=[.F259];[.D259]=1);&quot;Up&quot;;&quot;&quot;)">
            <text:p/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6594">
            <text:p>6594</text:p>
          </table:table-cell>
          <table:table-cell office:value-type="float" office:value="8680">
            <text:p>8680</text:p>
          </table:table-cell>
          <table:table-cell office:value-type="float" office:value="0">
            <text:p>0</text:p>
          </table:table-cell>
          <table:table-cell office:value-type="float" office:value="8703">
            <text:p>8703</text:p>
          </table:table-cell>
          <table:table-cell office:value-type="float" office:value="9377">
            <text:p>9377</text:p>
          </table:table-cell>
          <table:table-cell table:formula="of:=IF(AND([.C260]&gt;[.F260];[.D260]=0);&quot;Down&quot;;&quot;&quot;)">
            <text:p/>
          </table:table-cell>
          <table:table-cell table:formula="of:=IF(AND([.C260]&lt;=[.F260];[.D260]=1);&quot;Up&quot;;&quot;&quot;)">
            <text:p/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645">
            <text:p>6645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office:value-type="float" office:value="4445">
            <text:p>4445</text:p>
          </table:table-cell>
          <table:table-cell table:formula="of:=IF(AND([.C261]&gt;[.F261];[.D261]=0);&quot;Down&quot;;&quot;&quot;)">
            <text:p/>
          </table:table-cell>
          <table:table-cell table:formula="of:=IF(AND([.C261]&lt;=[.F261];[.D261]=1);&quot;Up&quot;;&quot;&quot;)">
            <text:p/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6651">
            <text:p>6651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252">
            <text:p>2252</text:p>
          </table:table-cell>
          <table:table-cell office:value-type="float" office:value="2266">
            <text:p>2266</text:p>
          </table:table-cell>
          <table:table-cell table:formula="of:=IF(AND([.C262]&gt;[.F262];[.D262]=0);&quot;Down&quot;;&quot;&quot;)">
            <text:p/>
          </table:table-cell>
          <table:table-cell table:formula="of:=IF(AND([.C262]&lt;=[.F262];[.D262]=1);&quot;Up&quot;;&quot;&quot;)">
            <text:p/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6674">
            <text:p>6674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1">
            <text:p>441</text:p>
          </table:table-cell>
          <table:table-cell table:formula="of:=IF(AND([.C263]&gt;[.F263];[.D263]=0);&quot;Down&quot;;&quot;&quot;)">
            <text:p/>
          </table:table-cell>
          <table:table-cell table:formula="of:=IF(AND([.C263]&lt;=[.F263];[.D263]=1);&quot;Up&quot;;&quot;&quot;)">
            <text:p/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6702">
            <text:p>670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formula="of:=IF(AND([.C264]&gt;[.F264];[.D264]=0);&quot;Down&quot;;&quot;&quot;)">
            <text:p/>
          </table:table-cell>
          <table:table-cell table:formula="of:=IF(AND([.C264]&lt;=[.F264];[.D264]=1);&quot;Up&quot;;&quot;&quot;)">
            <text:p/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6703">
            <text:p>670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float" office:value="217">
            <text:p>217</text:p>
          </table:table-cell>
          <table:table-cell table:formula="of:=IF(AND([.C265]&gt;[.F265];[.D265]=0);&quot;Down&quot;;&quot;&quot;)">
            <text:p/>
          </table:table-cell>
          <table:table-cell table:formula="of:=IF(AND([.C265]&lt;=[.F265];[.D265]=1);&quot;Up&quot;;&quot;&quot;)">
            <text:p/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6727">
            <text:p>6727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0">
            <text:p>420</text:p>
          </table:table-cell>
          <table:table-cell table:formula="of:=IF(AND([.C266]&gt;[.F266];[.D266]=0);&quot;Down&quot;;&quot;&quot;)">
            <text:p/>
          </table:table-cell>
          <table:table-cell table:formula="of:=IF(AND([.C266]&lt;=[.F266];[.D266]=1);&quot;Up&quot;;&quot;&quot;)">
            <text:p/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6741">
            <text:p>6741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2">
            <text:p>1082</text:p>
          </table:table-cell>
          <table:table-cell table:formula="of:=IF(AND([.C267]&gt;[.F267];[.D267]=0);&quot;Down&quot;;&quot;&quot;)">
            <text:p/>
          </table:table-cell>
          <table:table-cell table:formula="of:=IF(AND([.C267]&lt;=[.F267];[.D267]=1);&quot;Up&quot;;&quot;&quot;)">
            <text:p/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6752">
            <text:p>6752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86">
            <text:p>1286</text:p>
          </table:table-cell>
          <table:table-cell table:formula="of:=IF(AND([.C268]&gt;[.F268];[.D268]=0);&quot;Down&quot;;&quot;&quot;)">
            <text:p/>
          </table:table-cell>
          <table:table-cell table:formula="of:=IF(AND([.C268]&lt;=[.F268];[.D268]=1);&quot;Up&quot;;&quot;&quot;)">
            <text:p/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6754">
            <text:p>675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67">
            <text:p>767</text:p>
          </table:table-cell>
          <table:table-cell table:formula="of:=IF(AND([.C269]&gt;[.F269];[.D269]=0);&quot;Down&quot;;&quot;&quot;)" office:value-type="string" office:string-value="Down">
            <text:p>Down</text:p>
          </table:table-cell>
          <table:table-cell table:formula="of:=IF(AND([.C269]&lt;=[.F269];[.D269]=1);&quot;Up&quot;;&quot;&quot;)">
            <text:p/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6755">
            <text:p>6755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442">
            <text:p>1442</text:p>
          </table:table-cell>
          <table:table-cell table:formula="of:=IF(AND([.C270]&gt;[.F270];[.D270]=0);&quot;Down&quot;;&quot;&quot;)">
            <text:p/>
          </table:table-cell>
          <table:table-cell table:formula="of:=IF(AND([.C270]&lt;=[.F270];[.D270]=1);&quot;Up&quot;;&quot;&quot;)">
            <text:p/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6758">
            <text:p>6758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2963">
            <text:p>2963</text:p>
          </table:table-cell>
          <table:table-cell table:formula="of:=IF(AND([.C271]&gt;[.F271];[.D271]=0);&quot;Down&quot;;&quot;&quot;)">
            <text:p/>
          </table:table-cell>
          <table:table-cell table:formula="of:=IF(AND([.C271]&lt;=[.F271];[.D271]=1);&quot;Up&quot;;&quot;&quot;)">
            <text:p/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6762">
            <text:p>6762</text:p>
          </table:table-cell>
          <table:table-cell office:value-type="float" office:value="6790">
            <text:p>6790</text:p>
          </table:table-cell>
          <table:table-cell office:value-type="float" office:value="0">
            <text:p>0</text:p>
          </table:table-cell>
          <table:table-cell office:value-type="float" office:value="6988">
            <text:p>6988</text:p>
          </table:table-cell>
          <table:table-cell office:value-type="float" office:value="7480">
            <text:p>7480</text:p>
          </table:table-cell>
          <table:table-cell table:formula="of:=IF(AND([.C272]&gt;[.F272];[.D272]=0);&quot;Down&quot;;&quot;&quot;)">
            <text:p/>
          </table:table-cell>
          <table:table-cell table:formula="of:=IF(AND([.C272]&lt;=[.F272];[.D272]=1);&quot;Up&quot;;&quot;&quot;)">
            <text:p/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6841">
            <text:p>6841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03">
            <text:p>1403</text:p>
          </table:table-cell>
          <table:table-cell table:formula="of:=IF(AND([.C273]&gt;[.F273];[.D273]=0);&quot;Down&quot;;&quot;&quot;)">
            <text:p/>
          </table:table-cell>
          <table:table-cell table:formula="of:=IF(AND([.C273]&lt;=[.F273];[.D273]=1);&quot;Up&quot;;&quot;&quot;)">
            <text:p/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6856">
            <text:p>6856</text:p>
          </table:table-cell>
          <table:table-cell office:value-type="float" office:value="3975">
            <text:p>3975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office:value-type="float" office:value="4100">
            <text:p>4100</text:p>
          </table:table-cell>
          <table:table-cell table:formula="of:=IF(AND([.C274]&gt;[.F274];[.D274]=0);&quot;Down&quot;;&quot;&quot;)">
            <text:p/>
          </table:table-cell>
          <table:table-cell table:formula="of:=IF(AND([.C274]&lt;=[.F274];[.D274]=1);&quot;Up&quot;;&quot;&quot;)">
            <text:p/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6861">
            <text:p>6861</text:p>
          </table:table-cell>
          <table:table-cell office:value-type="float" office:value="52610">
            <text:p>52610</text:p>
          </table:table-cell>
          <table:table-cell office:value-type="float" office:value="0">
            <text:p>0</text:p>
          </table:table-cell>
          <table:table-cell office:value-type="float" office:value="53372">
            <text:p>53372</text:p>
          </table:table-cell>
          <table:table-cell office:value-type="float" office:value="54310">
            <text:p>54310</text:p>
          </table:table-cell>
          <table:table-cell table:formula="of:=IF(AND([.C275]&gt;[.F275];[.D275]=0);&quot;Down&quot;;&quot;&quot;)">
            <text:p/>
          </table:table-cell>
          <table:table-cell table:formula="of:=IF(AND([.C275]&lt;=[.F275];[.D275]=1);&quot;Up&quot;;&quot;&quot;)">
            <text:p/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6869">
            <text:p>6869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309">
            <text:p>7309</text:p>
          </table:table-cell>
          <table:table-cell office:value-type="float" office:value="7310">
            <text:p>7310</text:p>
          </table:table-cell>
          <table:table-cell table:formula="of:=IF(AND([.C276]&gt;[.F276];[.D276]=0);&quot;Down&quot;;&quot;&quot;)">
            <text:p/>
          </table:table-cell>
          <table:table-cell table:formula="of:=IF(AND([.C276]&lt;=[.F276];[.D276]=1);&quot;Up&quot;;&quot;&quot;)">
            <text:p/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6902">
            <text:p>6902</text:p>
          </table:table-cell>
          <table:table-cell office:value-type="float" office:value="5146">
            <text:p>5146</text:p>
          </table:table-cell>
          <table:table-cell office:value-type="float" office:value="0">
            <text:p>0</text:p>
          </table:table-cell>
          <table:table-cell office:value-type="float" office:value="5238">
            <text:p>5238</text:p>
          </table:table-cell>
          <table:table-cell office:value-type="float" office:value="5248">
            <text:p>5248</text:p>
          </table:table-cell>
          <table:table-cell table:formula="of:=IF(AND([.C277]&gt;[.F277];[.D277]=0);&quot;Down&quot;;&quot;&quot;)">
            <text:p/>
          </table:table-cell>
          <table:table-cell table:formula="of:=IF(AND([.C277]&lt;=[.F277];[.D277]=1);&quot;Up&quot;;&quot;&quot;)">
            <text:p/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6923">
            <text:p>6923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5">
            <text:p>2285</text:p>
          </table:table-cell>
          <table:table-cell office:value-type="float" office:value="2304">
            <text:p>2304</text:p>
          </table:table-cell>
          <table:table-cell table:formula="of:=IF(AND([.C278]&gt;[.F278];[.D278]=0);&quot;Down&quot;;&quot;&quot;)">
            <text:p/>
          </table:table-cell>
          <table:table-cell table:formula="of:=IF(AND([.C278]&lt;=[.F278];[.D278]=1);&quot;Up&quot;;&quot;&quot;)">
            <text:p/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6952">
            <text:p>6952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54">
            <text:p>2254</text:p>
          </table:table-cell>
          <table:table-cell table:formula="of:=IF(AND([.C279]&gt;[.F279];[.D279]=0);&quot;Down&quot;;&quot;&quot;)">
            <text:p/>
          </table:table-cell>
          <table:table-cell table:formula="of:=IF(AND([.C279]&lt;=[.F279];[.D279]=1);&quot;Up&quot;;&quot;&quot;)">
            <text:p/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6954">
            <text:p>6954</text:p>
          </table:table-cell>
          <table:table-cell office:value-type="float" office:value="18750">
            <text:p>18750</text:p>
          </table:table-cell>
          <table:table-cell office:value-type="float" office:value="0">
            <text:p>0</text:p>
          </table:table-cell>
          <table:table-cell office:value-type="float" office:value="19075">
            <text:p>19075</text:p>
          </table:table-cell>
          <table:table-cell office:value-type="float" office:value="19665">
            <text:p>19665</text:p>
          </table:table-cell>
          <table:table-cell table:formula="of:=IF(AND([.C280]&gt;[.F280];[.D280]=0);&quot;Down&quot;;&quot;&quot;)">
            <text:p/>
          </table:table-cell>
          <table:table-cell table:formula="of:=IF(AND([.C280]&lt;=[.F280];[.D280]=1);&quot;Up&quot;;&quot;&quot;)">
            <text:p/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6963">
            <text:p>6963</text:p>
          </table:table-cell>
          <table:table-cell office:value-type="float" office:value="5970">
            <text:p>5970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office:value-type="float" office:value="6380">
            <text:p>6380</text:p>
          </table:table-cell>
          <table:table-cell table:formula="of:=IF(AND([.C281]&gt;[.F281];[.D281]=0);&quot;Down&quot;;&quot;&quot;)">
            <text:p/>
          </table:table-cell>
          <table:table-cell table:formula="of:=IF(AND([.C281]&lt;=[.F281];[.D281]=1);&quot;Up&quot;;&quot;&quot;)">
            <text:p/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6971">
            <text:p>6971</text:p>
          </table:table-cell>
          <table:table-cell office:value-type="float" office:value="5565">
            <text:p>5565</text:p>
          </table:table-cell>
          <table:table-cell office:value-type="float" office:value="0">
            <text:p>0</text:p>
          </table:table-cell>
          <table:table-cell office:value-type="float" office:value="5705">
            <text:p>5705</text:p>
          </table:table-cell>
          <table:table-cell office:value-type="float" office:value="5787">
            <text:p>5787</text:p>
          </table:table-cell>
          <table:table-cell table:formula="of:=IF(AND([.C282]&gt;[.F282];[.D282]=0);&quot;Down&quot;;&quot;&quot;)">
            <text:p/>
          </table:table-cell>
          <table:table-cell table:formula="of:=IF(AND([.C282]&lt;=[.F282];[.D282]=1);&quot;Up&quot;;&quot;&quot;)">
            <text:p/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6981">
            <text:p>6981</text:p>
          </table:table-cell>
          <table:table-cell office:value-type="float" office:value="15330">
            <text:p>15330</text:p>
          </table:table-cell>
          <table:table-cell office:value-type="float" office:value="0">
            <text:p>0</text:p>
          </table:table-cell>
          <table:table-cell office:value-type="float" office:value="15295">
            <text:p>15295</text:p>
          </table:table-cell>
          <table:table-cell office:value-type="float" office:value="16955">
            <text:p>16955</text:p>
          </table:table-cell>
          <table:table-cell table:formula="of:=IF(AND([.C283]&gt;[.F283];[.D283]=0);&quot;Down&quot;;&quot;&quot;)">
            <text:p/>
          </table:table-cell>
          <table:table-cell table:formula="of:=IF(AND([.C283]&lt;=[.F283];[.D283]=1);&quot;Up&quot;;&quot;&quot;)">
            <text:p/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6988">
            <text:p>6988</text:p>
          </table:table-cell>
          <table:table-cell office:value-type="float" office:value="7418">
            <text:p>7418</text:p>
          </table:table-cell>
          <table:table-cell office:value-type="float" office:value="0">
            <text:p>0</text:p>
          </table:table-cell>
          <table:table-cell office:value-type="float" office:value="7478">
            <text:p>7478</text:p>
          </table:table-cell>
          <table:table-cell office:value-type="float" office:value="8105">
            <text:p>8105</text:p>
          </table:table-cell>
          <table:table-cell table:formula="of:=IF(AND([.C284]&gt;[.F284];[.D284]=0);&quot;Down&quot;;&quot;&quot;)">
            <text:p/>
          </table:table-cell>
          <table:table-cell table:formula="of:=IF(AND([.C284]&lt;=[.F284];[.D284]=1);&quot;Up&quot;;&quot;&quot;)">
            <text:p/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7003">
            <text:p>7003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formula="of:=IF(AND([.C285]&gt;[.F285];[.D285]=0);&quot;Down&quot;;&quot;&quot;)">
            <text:p/>
          </table:table-cell>
          <table:table-cell table:formula="of:=IF(AND([.C285]&lt;=[.F285];[.D285]=1);&quot;Up&quot;;&quot;&quot;)">
            <text:p/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7011">
            <text:p>7011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66">
            <text:p>566</text:p>
          </table:table-cell>
          <table:table-cell table:formula="of:=IF(AND([.C286]&gt;[.F286];[.D286]=0);&quot;Down&quot;;&quot;&quot;)">
            <text:p/>
          </table:table-cell>
          <table:table-cell table:formula="of:=IF(AND([.C286]&lt;=[.F286];[.D286]=1);&quot;Up&quot;;&quot;&quot;)">
            <text:p/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7012">
            <text:p>7012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table:formula="of:=IF(AND([.C287]&gt;[.F287];[.D287]=0);&quot;Down&quot;;&quot;&quot;)">
            <text:p/>
          </table:table-cell>
          <table:table-cell table:formula="of:=IF(AND([.C287]&lt;=[.F287];[.D287]=1);&quot;Up&quot;;&quot;&quot;)">
            <text:p/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7013">
            <text:p>7013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371">
            <text:p>371</text:p>
          </table:table-cell>
          <table:table-cell table:formula="of:=IF(AND([.C288]&gt;[.F288];[.D288]=0);&quot;Down&quot;;&quot;&quot;)">
            <text:p/>
          </table:table-cell>
          <table:table-cell table:formula="of:=IF(AND([.C288]&lt;=[.F288];[.D288]=1);&quot;Up&quot;;&quot;&quot;)">
            <text:p/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7014">
            <text:p>701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table:formula="of:=IF(AND([.C289]&gt;[.F289];[.D289]=0);&quot;Down&quot;;&quot;&quot;)">
            <text:p/>
          </table:table-cell>
          <table:table-cell table:formula="of:=IF(AND([.C289]&lt;=[.F289];[.D289]=1);&quot;Up&quot;;&quot;&quot;)">
            <text:p/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7177">
            <text:p>7177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700">
            <text:p>700</text:p>
          </table:table-cell>
          <table:table-cell table:formula="of:=IF(AND([.C290]&gt;[.F290];[.D290]=0);&quot;Down&quot;;&quot;&quot;)">
            <text:p/>
          </table:table-cell>
          <table:table-cell table:formula="of:=IF(AND([.C290]&lt;=[.F290];[.D290]=1);&quot;Up&quot;;&quot;&quot;)">
            <text:p/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7201">
            <text:p>7201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1039">
            <text:p>1039</text:p>
          </table:table-cell>
          <table:table-cell office:value-type="float" office:value="1073">
            <text:p>1073</text:p>
          </table:table-cell>
          <table:table-cell table:formula="of:=IF(AND([.C291]&gt;[.F291];[.D291]=0);&quot;Down&quot;;&quot;&quot;)">
            <text:p/>
          </table:table-cell>
          <table:table-cell table:formula="of:=IF(AND([.C291]&lt;=[.F291];[.D291]=1);&quot;Up&quot;;&quot;&quot;)">
            <text:p/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7203">
            <text:p>7203</text:p>
          </table:table-cell>
          <table:table-cell office:value-type="float" office:value="6725">
            <text:p>6725</text:p>
          </table:table-cell>
          <table:table-cell office:value-type="float" office:value="0">
            <text:p>0</text:p>
          </table:table-cell>
          <table:table-cell office:value-type="float" office:value="6858">
            <text:p>6858</text:p>
          </table:table-cell>
          <table:table-cell office:value-type="float" office:value="6920">
            <text:p>6920</text:p>
          </table:table-cell>
          <table:table-cell table:formula="of:=IF(AND([.C292]&gt;[.F292];[.D292]=0);&quot;Down&quot;;&quot;&quot;)">
            <text:p/>
          </table:table-cell>
          <table:table-cell table:formula="of:=IF(AND([.C292]&lt;=[.F292];[.D292]=1);&quot;Up&quot;;&quot;&quot;)">
            <text:p/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7205">
            <text:p>7205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1">
            <text:p>1271</text:p>
          </table:table-cell>
          <table:table-cell table:formula="of:=IF(AND([.C293]&gt;[.F293];[.D293]=0);&quot;Down&quot;;&quot;&quot;)">
            <text:p/>
          </table:table-cell>
          <table:table-cell table:formula="of:=IF(AND([.C293]&lt;=[.F293];[.D293]=1);&quot;Up&quot;;&quot;&quot;)">
            <text:p/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7211">
            <text:p>7211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table:formula="of:=IF(AND([.C294]&gt;[.F294];[.D294]=0);&quot;Down&quot;;&quot;&quot;)">
            <text:p/>
          </table:table-cell>
          <table:table-cell table:formula="of:=IF(AND([.C294]&lt;=[.F294];[.D294]=1);&quot;Up&quot;;&quot;&quot;)">
            <text:p/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7240">
            <text:p>7240</text:p>
          </table:table-cell>
          <table:table-cell office:value-type="float" office:value="2749">
            <text:p>2749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  <table:table-cell office:value-type="float" office:value="2828">
            <text:p>2828</text:p>
          </table:table-cell>
          <table:table-cell table:formula="of:=IF(AND([.C295]&gt;[.F295];[.D295]=0);&quot;Down&quot;;&quot;&quot;)">
            <text:p/>
          </table:table-cell>
          <table:table-cell table:formula="of:=IF(AND([.C295]&lt;=[.F295];[.D295]=1);&quot;Up&quot;;&quot;&quot;)">
            <text:p/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7242">
            <text:p>724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formula="of:=IF(AND([.C296]&gt;[.F296];[.D296]=0);&quot;Down&quot;;&quot;&quot;)">
            <text:p/>
          </table:table-cell>
          <table:table-cell table:formula="of:=IF(AND([.C296]&lt;=[.F296];[.D296]=1);&quot;Up&quot;;&quot;&quot;)">
            <text:p/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7245">
            <text:p>7245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27">
            <text:p>1027</text:p>
          </table:table-cell>
          <table:table-cell table:formula="of:=IF(AND([.C297]&gt;[.F297];[.D297]=0);&quot;Down&quot;;&quot;&quot;)">
            <text:p/>
          </table:table-cell>
          <table:table-cell table:formula="of:=IF(AND([.C297]&lt;=[.F297];[.D297]=1);&quot;Up&quot;;&quot;&quot;)">
            <text:p/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7248">
            <text:p>7248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88">
            <text:p>788</text:p>
          </table:table-cell>
          <table:table-cell table:formula="of:=IF(AND([.C298]&gt;[.F298];[.D298]=0);&quot;Down&quot;;&quot;&quot;)">
            <text:p/>
          </table:table-cell>
          <table:table-cell table:formula="of:=IF(AND([.C298]&lt;=[.F298];[.D298]=1);&quot;Up&quot;;&quot;&quot;)">
            <text:p/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7259">
            <text:p>7259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16">
            <text:p>4216</text:p>
          </table:table-cell>
          <table:table-cell office:value-type="float" office:value="4310">
            <text:p>4310</text:p>
          </table:table-cell>
          <table:table-cell table:formula="of:=IF(AND([.C299]&gt;[.F299];[.D299]=0);&quot;Down&quot;;&quot;&quot;)">
            <text:p/>
          </table:table-cell>
          <table:table-cell table:formula="of:=IF(AND([.C299]&lt;=[.F299];[.D299]=1);&quot;Up&quot;;&quot;&quot;)">
            <text:p/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7261">
            <text:p>726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92">
            <text:p>1992</text:p>
          </table:table-cell>
          <table:table-cell office:value-type="float" office:value="2032">
            <text:p>2032</text:p>
          </table:table-cell>
          <table:table-cell table:formula="of:=IF(AND([.C300]&gt;[.F300];[.D300]=0);&quot;Down&quot;;&quot;&quot;)">
            <text:p/>
          </table:table-cell>
          <table:table-cell table:formula="of:=IF(AND([.C300]&lt;=[.F300];[.D300]=1);&quot;Up&quot;;&quot;&quot;)">
            <text:p/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7262">
            <text:p>7262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float" office:value="1467">
            <text:p>1467</text:p>
          </table:table-cell>
          <table:table-cell table:formula="of:=IF(AND([.C301]&gt;[.F301];[.D301]=0);&quot;Down&quot;;&quot;&quot;)">
            <text:p/>
          </table:table-cell>
          <table:table-cell table:formula="of:=IF(AND([.C301]&lt;=[.F301];[.D301]=1);&quot;Up&quot;;&quot;&quot;)">
            <text:p/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7267">
            <text:p>7267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626">
            <text:p>3626</text:p>
          </table:table-cell>
          <table:table-cell office:value-type="float" office:value="3671">
            <text:p>3671</text:p>
          </table:table-cell>
          <table:table-cell table:formula="of:=IF(AND([.C302]&gt;[.F302];[.D302]=0);&quot;Down&quot;;&quot;&quot;)">
            <text:p/>
          </table:table-cell>
          <table:table-cell table:formula="of:=IF(AND([.C302]&lt;=[.F302];[.D302]=1);&quot;Up&quot;;&quot;&quot;)">
            <text:p/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7269">
            <text:p>7269</text:p>
          </table:table-cell>
          <table:table-cell office:value-type="float" office:value="3812">
            <text:p>3812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4038">
            <text:p>4038</text:p>
          </table:table-cell>
          <table:table-cell table:formula="of:=IF(AND([.C303]&gt;[.F303];[.D303]=0);&quot;Down&quot;;&quot;&quot;)">
            <text:p/>
          </table:table-cell>
          <table:table-cell table:formula="of:=IF(AND([.C303]&lt;=[.F303];[.D303]=1);&quot;Up&quot;;&quot;&quot;)">
            <text:p/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7270">
            <text:p>7270</text:p>
          </table:table-cell>
          <table:table-cell office:value-type="float" office:value="3802">
            <text:p>3802</text:p>
          </table:table-cell>
          <table:table-cell office:value-type="float" office:value="0">
            <text:p>0</text:p>
          </table:table-cell>
          <table:table-cell office:value-type="float" office:value="3884">
            <text:p>3884</text:p>
          </table:table-cell>
          <table:table-cell office:value-type="float" office:value="4059">
            <text:p>4059</text:p>
          </table:table-cell>
          <table:table-cell table:formula="of:=IF(AND([.C304]&gt;[.F304];[.D304]=0);&quot;Down&quot;;&quot;&quot;)">
            <text:p/>
          </table:table-cell>
          <table:table-cell table:formula="of:=IF(AND([.C304]&lt;=[.F304];[.D304]=1);&quot;Up&quot;;&quot;&quot;)">
            <text:p/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7272">
            <text:p>7272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2231">
            <text:p>2231</text:p>
          </table:table-cell>
          <table:table-cell table:formula="of:=IF(AND([.C305]&gt;[.F305];[.D305]=0);&quot;Down&quot;;&quot;&quot;)">
            <text:p/>
          </table:table-cell>
          <table:table-cell table:formula="of:=IF(AND([.C305]&lt;=[.F305];[.D305]=1);&quot;Up&quot;;&quot;&quot;)">
            <text:p/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7276">
            <text:p>7276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3825">
            <text:p>3825</text:p>
          </table:table-cell>
          <table:table-cell table:formula="of:=IF(AND([.C306]&gt;[.F306];[.D306]=0);&quot;Down&quot;;&quot;&quot;)">
            <text:p/>
          </table:table-cell>
          <table:table-cell table:formula="of:=IF(AND([.C306]&lt;=[.F306];[.D306]=1);&quot;Up&quot;;&quot;&quot;)">
            <text:p/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7278">
            <text:p>7278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2666">
            <text:p>2666</text:p>
          </table:table-cell>
          <table:table-cell table:formula="of:=IF(AND([.C307]&gt;[.F307];[.D307]=0);&quot;Down&quot;;&quot;&quot;)">
            <text:p/>
          </table:table-cell>
          <table:table-cell table:formula="of:=IF(AND([.C307]&lt;=[.F307];[.D307]=1);&quot;Up&quot;;&quot;&quot;)">
            <text:p/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7279">
            <text:p>7279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54">
            <text:p>3554</text:p>
          </table:table-cell>
          <table:table-cell office:value-type="float" office:value="3550">
            <text:p>3550</text:p>
          </table:table-cell>
          <table:table-cell table:formula="of:=IF(AND([.C308]&gt;[.F308];[.D308]=0);&quot;Down&quot;;&quot;&quot;)">
            <text:p/>
          </table:table-cell>
          <table:table-cell table:formula="of:=IF(AND([.C308]&lt;=[.F308];[.D308]=1);&quot;Up&quot;;&quot;&quot;)">
            <text:p/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7280">
            <text:p>7280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float" office:value="2061">
            <text:p>2061</text:p>
          </table:table-cell>
          <table:table-cell table:formula="of:=IF(AND([.C309]&gt;[.F309];[.D309]=0);&quot;Down&quot;;&quot;&quot;)">
            <text:p/>
          </table:table-cell>
          <table:table-cell table:formula="of:=IF(AND([.C309]&lt;=[.F309];[.D309]=1);&quot;Up&quot;;&quot;&quot;)">
            <text:p/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7282">
            <text:p>7282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2311">
            <text:p>2311</text:p>
          </table:table-cell>
          <table:table-cell office:value-type="float" office:value="2319">
            <text:p>2319</text:p>
          </table:table-cell>
          <table:table-cell table:formula="of:=IF(AND([.C310]&gt;[.F310];[.D310]=0);&quot;Down&quot;;&quot;&quot;)">
            <text:p/>
          </table:table-cell>
          <table:table-cell table:formula="of:=IF(AND([.C310]&lt;=[.F310];[.D310]=1);&quot;Up&quot;;&quot;&quot;)">
            <text:p/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7296">
            <text:p>729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786">
            <text:p>1786</text:p>
          </table:table-cell>
          <table:table-cell table:formula="of:=IF(AND([.C311]&gt;[.F311];[.D311]=0);&quot;Down&quot;;&quot;&quot;)" office:value-type="string" office:string-value="Down">
            <text:p>Down</text:p>
          </table:table-cell>
          <table:table-cell table:formula="of:=IF(AND([.C311]&lt;=[.F311];[.D311]=1);&quot;Up&quot;;&quot;&quot;)">
            <text:p/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7309">
            <text:p>7309</text:p>
          </table:table-cell>
          <table:table-cell office:value-type="float" office:value="13990">
            <text:p>13990</text:p>
          </table:table-cell>
          <table:table-cell office:value-type="float" office:value="0">
            <text:p>0</text:p>
          </table:table-cell>
          <table:table-cell office:value-type="float" office:value="14029">
            <text:p>14029</text:p>
          </table:table-cell>
          <table:table-cell office:value-type="float" office:value="14730">
            <text:p>14730</text:p>
          </table:table-cell>
          <table:table-cell table:formula="of:=IF(AND([.C312]&gt;[.F312];[.D312]=0);&quot;Down&quot;;&quot;&quot;)">
            <text:p/>
          </table:table-cell>
          <table:table-cell table:formula="of:=IF(AND([.C312]&lt;=[.F312];[.D312]=1);&quot;Up&quot;;&quot;&quot;)">
            <text:p/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7313">
            <text:p>7313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3100">
            <text:p>3100</text:p>
          </table:table-cell>
          <table:table-cell table:formula="of:=IF(AND([.C313]&gt;[.F313];[.D313]=0);&quot;Down&quot;;&quot;&quot;)">
            <text:p/>
          </table:table-cell>
          <table:table-cell table:formula="of:=IF(AND([.C313]&lt;=[.F313];[.D313]=1);&quot;Up&quot;;&quot;&quot;)">
            <text:p/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7420">
            <text:p>7420</text:p>
          </table:table-cell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865">
            <text:p>865</text:p>
          </table:table-cell>
          <table:table-cell table:formula="of:=IF(AND([.C314]&gt;[.F314];[.D314]=0);&quot;Down&quot;;&quot;&quot;)">
            <text:p/>
          </table:table-cell>
          <table:table-cell table:formula="of:=IF(AND([.C314]&lt;=[.F314];[.D314]=1);&quot;Up&quot;;&quot;&quot;)">
            <text:p/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7451">
            <text:p>7451</text:p>
          </table:table-cell>
          <table:table-cell office:value-type="float" office:value="2367">
            <text:p>2367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391">
            <text:p>2391</text:p>
          </table:table-cell>
          <table:table-cell table:formula="of:=IF(AND([.C315]&gt;[.F315];[.D315]=0);&quot;Down&quot;;&quot;&quot;)">
            <text:p/>
          </table:table-cell>
          <table:table-cell table:formula="of:=IF(AND([.C315]&lt;=[.F315];[.D315]=1);&quot;Up&quot;;&quot;&quot;)">
            <text:p/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7453">
            <text:p>7453</text:p>
          </table:table-cell>
          <table:table-cell office:value-type="float" office:value="24150">
            <text:p>24150</text:p>
          </table:table-cell>
          <table:table-cell office:value-type="float" office:value="0">
            <text:p>0</text:p>
          </table:table-cell>
          <table:table-cell office:value-type="float" office:value="24056">
            <text:p>24056</text:p>
          </table:table-cell>
          <table:table-cell office:value-type="float" office:value="25020">
            <text:p>25020</text:p>
          </table:table-cell>
          <table:table-cell table:formula="of:=IF(AND([.C316]&gt;[.F316];[.D316]=0);&quot;Down&quot;;&quot;&quot;)">
            <text:p/>
          </table:table-cell>
          <table:table-cell table:formula="of:=IF(AND([.C316]&lt;=[.F316];[.D316]=1);&quot;Up&quot;;&quot;&quot;)">
            <text:p/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7458">
            <text:p>7458</text:p>
          </table:table-cell>
          <table:table-cell office:value-type="float" office:value="4255">
            <text:p>4255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4365">
            <text:p>4365</text:p>
          </table:table-cell>
          <table:table-cell table:formula="of:=IF(AND([.C317]&gt;[.F317];[.D317]=0);&quot;Down&quot;;&quot;&quot;)">
            <text:p/>
          </table:table-cell>
          <table:table-cell table:formula="of:=IF(AND([.C317]&lt;=[.F317];[.D317]=1);&quot;Up&quot;;&quot;&quot;)">
            <text:p/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7459">
            <text:p>7459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08">
            <text:p>2008</text:p>
          </table:table-cell>
          <table:table-cell table:formula="of:=IF(AND([.C318]&gt;[.F318];[.D318]=0);&quot;Down&quot;;&quot;&quot;)">
            <text:p/>
          </table:table-cell>
          <table:table-cell table:formula="of:=IF(AND([.C318]&lt;=[.F318];[.D318]=1);&quot;Up&quot;;&quot;&quot;)">
            <text:p/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7483">
            <text:p>7483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74">
            <text:p>2074</text:p>
          </table:table-cell>
          <table:table-cell office:value-type="float" office:value="2060">
            <text:p>2060</text:p>
          </table:table-cell>
          <table:table-cell table:formula="of:=IF(AND([.C319]&gt;[.F319];[.D319]=0);&quot;Down&quot;;&quot;&quot;)">
            <text:p/>
          </table:table-cell>
          <table:table-cell table:formula="of:=IF(AND([.C319]&lt;=[.F319];[.D319]=1);&quot;Up&quot;;&quot;&quot;)">
            <text:p/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7518">
            <text:p>7518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701">
            <text:p>701</text:p>
          </table:table-cell>
          <table:table-cell table:formula="of:=IF(AND([.C320]&gt;[.F320];[.D320]=0);&quot;Down&quot;;&quot;&quot;)">
            <text:p/>
          </table:table-cell>
          <table:table-cell table:formula="of:=IF(AND([.C320]&lt;=[.F320];[.D320]=1);&quot;Up&quot;;&quot;&quot;)">
            <text:p/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7520">
            <text:p>7520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11">
            <text:p>1111</text:p>
          </table:table-cell>
          <table:table-cell table:formula="of:=IF(AND([.C321]&gt;[.F321];[.D321]=0);&quot;Down&quot;;&quot;&quot;)">
            <text:p/>
          </table:table-cell>
          <table:table-cell table:formula="of:=IF(AND([.C321]&lt;=[.F321];[.D321]=1);&quot;Up&quot;;&quot;&quot;)">
            <text:p/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C322]&gt;[.F322];[.D322]=0);&quot;Down&quot;;&quot;&quot;)">
            <text:p/>
          </table:table-cell>
          <table:table-cell table:formula="of:=IF(AND([.C322]&lt;=[.F322];[.D3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7593">
            <text:p>7593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C323]&gt;[.F323];[.D323]=0);&quot;Down&quot;;&quot;&quot;)">
            <text:p/>
          </table:table-cell>
          <table:table-cell table:formula="of:=IF(AND([.C323]&lt;=[.F323];[.D323]=1);&quot;Up&quot;;&quot;&quot;)">
            <text:p/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7595">
            <text:p>7595</text:p>
          </table:table-cell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1668">
            <text:p>1668</text:p>
          </table:table-cell>
          <table:table-cell office:value-type="float" office:value="1669">
            <text:p>1669</text:p>
          </table:table-cell>
          <table:table-cell table:formula="of:=IF(AND([.C324]&gt;[.F324];[.D324]=0);&quot;Down&quot;;&quot;&quot;)">
            <text:p/>
          </table:table-cell>
          <table:table-cell table:formula="of:=IF(AND([.C324]&lt;=[.F324];[.D324]=1);&quot;Up&quot;;&quot;&quot;)">
            <text:p/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7606">
            <text:p>7606</text:p>
          </table:table-cell>
          <table:table-cell office:value-type="float" office:value="4470">
            <text:p>4470</text:p>
          </table:table-cell>
          <table:table-cell office:value-type="float" office:value="0">
            <text:p>0</text:p>
          </table:table-cell>
          <table:table-cell office:value-type="float" office:value="4519">
            <text:p>4519</text:p>
          </table:table-cell>
          <table:table-cell office:value-type="float" office:value="4670">
            <text:p>4670</text:p>
          </table:table-cell>
          <table:table-cell table:formula="of:=IF(AND([.C325]&gt;[.F325];[.D325]=0);&quot;Down&quot;;&quot;&quot;)">
            <text:p/>
          </table:table-cell>
          <table:table-cell table:formula="of:=IF(AND([.C325]&lt;=[.F325];[.D325]=1);&quot;Up&quot;;&quot;&quot;)">
            <text:p/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7628">
            <text:p>7628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1366">
            <text:p>1366</text:p>
          </table:table-cell>
          <table:table-cell table:formula="of:=IF(AND([.C326]&gt;[.F326];[.D326]=0);&quot;Down&quot;;&quot;&quot;)">
            <text:p/>
          </table:table-cell>
          <table:table-cell table:formula="of:=IF(AND([.C326]&lt;=[.F326];[.D326]=1);&quot;Up&quot;;&quot;&quot;)">
            <text:p/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7649">
            <text:p>7649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79">
            <text:p>5579</text:p>
          </table:table-cell>
          <table:table-cell office:value-type="float" office:value="5570">
            <text:p>5570</text:p>
          </table:table-cell>
          <table:table-cell table:formula="of:=IF(AND([.C327]&gt;[.F327];[.D327]=0);&quot;Down&quot;;&quot;&quot;)">
            <text:p/>
          </table:table-cell>
          <table:table-cell table:formula="of:=IF(AND([.C327]&lt;=[.F327];[.D327]=1);&quot;Up&quot;;&quot;&quot;)">
            <text:p/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7701">
            <text:p>7701</text:p>
          </table:table-cell>
          <table:table-cell office:value-type="float" office:value="1647">
            <text:p>1647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75">
            <text:p>1675</text:p>
          </table:table-cell>
          <table:table-cell table:formula="of:=IF(AND([.C328]&gt;[.F328];[.D328]=0);&quot;Down&quot;;&quot;&quot;)">
            <text:p/>
          </table:table-cell>
          <table:table-cell table:formula="of:=IF(AND([.C328]&lt;=[.F328];[.D328]=1);&quot;Up&quot;;&quot;&quot;)">
            <text:p/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7731">
            <text:p>7731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495">
            <text:p>1495</text:p>
          </table:table-cell>
          <table:table-cell office:value-type="float" office:value="1516">
            <text:p>1516</text:p>
          </table:table-cell>
          <table:table-cell table:formula="of:=IF(AND([.C329]&gt;[.F329];[.D329]=0);&quot;Down&quot;;&quot;&quot;)">
            <text:p/>
          </table:table-cell>
          <table:table-cell table:formula="of:=IF(AND([.C329]&lt;=[.F329];[.D329]=1);&quot;Up&quot;;&quot;&quot;)">
            <text:p/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7741">
            <text:p>7741</text:p>
          </table:table-cell>
          <table:table-cell office:value-type="float" office:value="4354">
            <text:p>4354</text:p>
          </table:table-cell>
          <table:table-cell office:value-type="float" office:value="0">
            <text:p>0</text:p>
          </table:table-cell>
          <table:table-cell office:value-type="float" office:value="4442">
            <text:p>4442</text:p>
          </table:table-cell>
          <table:table-cell office:value-type="float" office:value="4496">
            <text:p>4496</text:p>
          </table:table-cell>
          <table:table-cell table:formula="of:=IF(AND([.C330]&gt;[.F330];[.D330]=0);&quot;Down&quot;;&quot;&quot;)">
            <text:p/>
          </table:table-cell>
          <table:table-cell table:formula="of:=IF(AND([.C330]&lt;=[.F330];[.D330]=1);&quot;Up&quot;;&quot;&quot;)">
            <text:p/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7751">
            <text:p>7751</text:p>
          </table:table-cell>
          <table:table-cell office:value-type="float" office:value="3551">
            <text:p>3551</text:p>
          </table:table-cell>
          <table:table-cell office:value-type="float" office:value="0">
            <text:p>0</text:p>
          </table:table-cell>
          <table:table-cell office:value-type="float" office:value="3613">
            <text:p>3613</text:p>
          </table:table-cell>
          <table:table-cell office:value-type="float" office:value="3595">
            <text:p>3595</text:p>
          </table:table-cell>
          <table:table-cell table:formula="of:=IF(AND([.C331]&gt;[.F331];[.D331]=0);&quot;Down&quot;;&quot;&quot;)">
            <text:p/>
          </table:table-cell>
          <table:table-cell table:formula="of:=IF(AND([.C331]&lt;=[.F331];[.D331]=1);&quot;Up&quot;;&quot;&quot;)">
            <text:p/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752">
            <text:p>7752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58">
            <text:p>1158</text:p>
          </table:table-cell>
          <table:table-cell table:formula="of:=IF(AND([.C332]&gt;[.F332];[.D332]=0);&quot;Down&quot;;&quot;&quot;)">
            <text:p/>
          </table:table-cell>
          <table:table-cell table:formula="of:=IF(AND([.C332]&lt;=[.F332];[.D332]=1);&quot;Up&quot;;&quot;&quot;)">
            <text:p/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7832">
            <text:p>7832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office:value-type="float" office:value="2680">
            <text:p>2680</text:p>
          </table:table-cell>
          <table:table-cell table:formula="of:=IF(AND([.C333]&gt;[.F333];[.D333]=0);&quot;Down&quot;;&quot;&quot;)">
            <text:p/>
          </table:table-cell>
          <table:table-cell table:formula="of:=IF(AND([.C333]&lt;=[.F333];[.D333]=1);&quot;Up&quot;;&quot;&quot;)">
            <text:p/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7860">
            <text:p>786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00">
            <text:p>1500</text:p>
          </table:table-cell>
          <table:table-cell table:formula="of:=IF(AND([.C334]&gt;[.F334];[.D334]=0);&quot;Down&quot;;&quot;&quot;)">
            <text:p/>
          </table:table-cell>
          <table:table-cell table:formula="of:=IF(AND([.C334]&lt;=[.F334];[.D334]=1);&quot;Up&quot;;&quot;&quot;)">
            <text:p/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7936">
            <text:p>7936</text:p>
          </table:table-cell>
          <table:table-cell office:value-type="float" office:value="3190">
            <text:p>3190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3410">
            <text:p>3410</text:p>
          </table:table-cell>
          <table:table-cell table:formula="of:=IF(AND([.C335]&gt;[.F335];[.D335]=0);&quot;Down&quot;;&quot;&quot;)">
            <text:p/>
          </table:table-cell>
          <table:table-cell table:formula="of:=IF(AND([.C335]&lt;=[.F335];[.D335]=1);&quot;Up&quot;;&quot;&quot;)">
            <text:p/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7947">
            <text:p>7947</text:p>
          </table:table-cell>
          <table:table-cell office:value-type="float" office:value="3960">
            <text:p>3960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155">
            <text:p>4155</text:p>
          </table:table-cell>
          <table:table-cell table:formula="of:=IF(AND([.C336]&gt;[.F336];[.D336]=0);&quot;Down&quot;;&quot;&quot;)">
            <text:p/>
          </table:table-cell>
          <table:table-cell table:formula="of:=IF(AND([.C336]&lt;=[.F336];[.D336]=1);&quot;Up&quot;;&quot;&quot;)">
            <text:p/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7974">
            <text:p>7974</text:p>
          </table:table-cell>
          <table:table-cell office:value-type="float" office:value="22350">
            <text:p>22350</text:p>
          </table:table-cell>
          <table:table-cell office:value-type="float" office:value="0">
            <text:p>0</text:p>
          </table:table-cell>
          <table:table-cell office:value-type="float" office:value="22078">
            <text:p>22078</text:p>
          </table:table-cell>
          <table:table-cell office:value-type="float" office:value="23880">
            <text:p>23880</text:p>
          </table:table-cell>
          <table:table-cell table:formula="of:=IF(AND([.C337]&gt;[.F337];[.D337]=0);&quot;Down&quot;;&quot;&quot;)">
            <text:p/>
          </table:table-cell>
          <table:table-cell table:formula="of:=IF(AND([.C337]&lt;=[.F337];[.D337]=1);&quot;Up&quot;;&quot;&quot;)">
            <text:p/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7988">
            <text:p>7988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465">
            <text:p>4465</text:p>
          </table:table-cell>
          <table:table-cell office:value-type="float" office:value="4570">
            <text:p>4570</text:p>
          </table:table-cell>
          <table:table-cell table:formula="of:=IF(AND([.C338]&gt;[.F338];[.D338]=0);&quot;Down&quot;;&quot;&quot;)">
            <text:p/>
          </table:table-cell>
          <table:table-cell table:formula="of:=IF(AND([.C338]&lt;=[.F338];[.D338]=1);&quot;Up&quot;;&quot;&quot;)">
            <text:p/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8001">
            <text:p>8001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349">
            <text:p>1349</text:p>
          </table:table-cell>
          <table:table-cell table:formula="of:=IF(AND([.C339]&gt;[.F339];[.D339]=0);&quot;Down&quot;;&quot;&quot;)">
            <text:p/>
          </table:table-cell>
          <table:table-cell table:formula="of:=IF(AND([.C339]&lt;=[.F339];[.D339]=1);&quot;Up&quot;;&quot;&quot;)">
            <text:p/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8002">
            <text:p>8002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644">
            <text:p>644</text:p>
          </table:table-cell>
          <table:table-cell table:formula="of:=IF(AND([.C340]&gt;[.F340];[.D340]=0);&quot;Down&quot;;&quot;&quot;)">
            <text:p/>
          </table:table-cell>
          <table:table-cell table:formula="of:=IF(AND([.C340]&lt;=[.F340];[.D340]=1);&quot;Up&quot;;&quot;&quot;)">
            <text:p/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8012">
            <text:p>8012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391">
            <text:p>1391</text:p>
          </table:table-cell>
          <table:table-cell table:formula="of:=IF(AND([.C341]&gt;[.F341];[.D341]=0);&quot;Down&quot;;&quot;&quot;)">
            <text:p/>
          </table:table-cell>
          <table:table-cell table:formula="of:=IF(AND([.C341]&lt;=[.F341];[.D341]=1);&quot;Up&quot;;&quot;&quot;)">
            <text:p/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015">
            <text:p>8015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float" office:value="2652">
            <text:p>2652</text:p>
          </table:table-cell>
          <table:table-cell table:formula="of:=IF(AND([.C342]&gt;[.F342];[.D342]=0);&quot;Down&quot;;&quot;&quot;)">
            <text:p/>
          </table:table-cell>
          <table:table-cell table:formula="of:=IF(AND([.C342]&lt;=[.F342];[.D342]=1);&quot;Up&quot;;&quot;&quot;)">
            <text:p/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8020">
            <text:p>802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formula="of:=IF(AND([.C343]&gt;[.F343];[.D343]=0);&quot;Down&quot;;&quot;&quot;)">
            <text:p/>
          </table:table-cell>
          <table:table-cell table:formula="of:=IF(AND([.C343]&lt;=[.F343];[.D343]=1);&quot;Up&quot;;&quot;&quot;)">
            <text:p/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8028">
            <text:p>8028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384">
            <text:p>5384</text:p>
          </table:table-cell>
          <table:table-cell office:value-type="float" office:value="5310">
            <text:p>5310</text:p>
          </table:table-cell>
          <table:table-cell table:formula="of:=IF(AND([.C344]&gt;[.F344];[.D344]=0);&quot;Down&quot;;&quot;&quot;)">
            <text:p/>
          </table:table-cell>
          <table:table-cell table:formula="of:=IF(AND([.C344]&lt;=[.F344];[.D344]=1);&quot;Up&quot;;&quot;&quot;)">
            <text:p/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8031">
            <text:p>8031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89">
            <text:p>1489</text:p>
          </table:table-cell>
          <table:table-cell table:formula="of:=IF(AND([.C345]&gt;[.F345];[.D345]=0);&quot;Down&quot;;&quot;&quot;)">
            <text:p/>
          </table:table-cell>
          <table:table-cell table:formula="of:=IF(AND([.C345]&lt;=[.F345];[.D345]=1);&quot;Up&quot;;&quot;&quot;)">
            <text:p/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8036">
            <text:p>8036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635">
            <text:p>2635</text:p>
          </table:table-cell>
          <table:table-cell table:formula="of:=IF(AND([.C346]&gt;[.F346];[.D346]=0);&quot;Down&quot;;&quot;&quot;)">
            <text:p/>
          </table:table-cell>
          <table:table-cell table:formula="of:=IF(AND([.C346]&lt;=[.F346];[.D346]=1);&quot;Up&quot;;&quot;&quot;)">
            <text:p/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8043">
            <text:p>8043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340">
            <text:p>340</text:p>
          </table:table-cell>
          <table:table-cell table:formula="of:=IF(AND([.C347]&gt;[.F347];[.D347]=0);&quot;Down&quot;;&quot;&quot;)">
            <text:p/>
          </table:table-cell>
          <table:table-cell table:formula="of:=IF(AND([.C347]&lt;=[.F347];[.D347]=1);&quot;Up&quot;;&quot;&quot;)">
            <text:p/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8051">
            <text:p>8051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908">
            <text:p>908</text:p>
          </table:table-cell>
          <table:table-cell table:formula="of:=IF(AND([.C348]&gt;[.F348];[.D348]=0);&quot;Down&quot;;&quot;&quot;)">
            <text:p/>
          </table:table-cell>
          <table:table-cell table:formula="of:=IF(AND([.C348]&lt;=[.F348];[.D348]=1);&quot;Up&quot;;&quot;&quot;)">
            <text:p/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8053">
            <text:p>8053</text:p>
          </table:table-cell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25">
            <text:p>1225</text:p>
          </table:table-cell>
          <table:table-cell table:formula="of:=IF(AND([.C349]&gt;[.F349];[.D349]=0);&quot;Down&quot;;&quot;&quot;)">
            <text:p/>
          </table:table-cell>
          <table:table-cell table:formula="of:=IF(AND([.C349]&lt;=[.F349];[.D349]=1);&quot;Up&quot;;&quot;&quot;)">
            <text:p/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8056">
            <text:p>8056</text:p>
          </table:table-cell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53">
            <text:p>1253</text:p>
          </table:table-cell>
          <table:table-cell table:formula="of:=IF(AND([.C350]&gt;[.F350];[.D350]=0);&quot;Down&quot;;&quot;&quot;)">
            <text:p/>
          </table:table-cell>
          <table:table-cell table:formula="of:=IF(AND([.C350]&lt;=[.F350];[.D350]=1);&quot;Up&quot;;&quot;&quot;)">
            <text:p/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8058">
            <text:p>8058</text:p>
          </table:table-cell>
          <table:table-cell office:value-type="float" office:value="2083">
            <text:p>2083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2145">
            <text:p>2145</text:p>
          </table:table-cell>
          <table:table-cell table:formula="of:=IF(AND([.C351]&gt;[.F351];[.D351]=0);&quot;Down&quot;;&quot;&quot;)">
            <text:p/>
          </table:table-cell>
          <table:table-cell table:formula="of:=IF(AND([.C351]&lt;=[.F351];[.D351]=1);&quot;Up&quot;;&quot;&quot;)">
            <text:p/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8088">
            <text:p>8088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693">
            <text:p>693</text:p>
          </table:table-cell>
          <table:table-cell table:formula="of:=IF(AND([.C352]&gt;[.F352];[.D352]=0);&quot;Down&quot;;&quot;&quot;)">
            <text:p/>
          </table:table-cell>
          <table:table-cell table:formula="of:=IF(AND([.C352]&lt;=[.F352];[.D352]=1);&quot;Up&quot;;&quot;&quot;)">
            <text:p/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8114">
            <text:p>8114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1600">
            <text:p>1600</text:p>
          </table:table-cell>
          <table:table-cell table:formula="of:=IF(AND([.C353]&gt;[.F353];[.D353]=0);&quot;Down&quot;;&quot;&quot;)">
            <text:p/>
          </table:table-cell>
          <table:table-cell table:formula="of:=IF(AND([.C353]&lt;=[.F353];[.D353]=1);&quot;Up&quot;;&quot;&quot;)">
            <text:p/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8129">
            <text:p>812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536">
            <text:p>2536</text:p>
          </table:table-cell>
          <table:table-cell office:value-type="float" office:value="2556">
            <text:p>2556</text:p>
          </table:table-cell>
          <table:table-cell table:formula="of:=IF(AND([.C354]&gt;[.F354];[.D354]=0);&quot;Down&quot;;&quot;&quot;)">
            <text:p/>
          </table:table-cell>
          <table:table-cell table:formula="of:=IF(AND([.C354]&lt;=[.F354];[.D354]=1);&quot;Up&quot;;&quot;&quot;)">
            <text:p/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8136">
            <text:p>81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1">
            <text:p>3691</text:p>
          </table:table-cell>
          <table:table-cell office:value-type="float" office:value="3795">
            <text:p>3795</text:p>
          </table:table-cell>
          <table:table-cell table:formula="of:=IF(AND([.C355]&gt;[.F355];[.D355]=0);&quot;Down&quot;;&quot;&quot;)">
            <text:p/>
          </table:table-cell>
          <table:table-cell table:formula="of:=IF(AND([.C355]&lt;=[.F355];[.D355]=1);&quot;Up&quot;;&quot;&quot;)">
            <text:p/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8137">
            <text:p>8137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1070">
            <text:p>1070</text:p>
          </table:table-cell>
          <table:table-cell table:formula="of:=IF(AND([.C356]&gt;[.F356];[.D356]=0);&quot;Down&quot;;&quot;&quot;)">
            <text:p/>
          </table:table-cell>
          <table:table-cell table:formula="of:=IF(AND([.C356]&lt;=[.F356];[.D356]=1);&quot;Up&quot;;&quot;&quot;)">
            <text:p/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8184">
            <text:p>8184</text:p>
          </table:table-cell>
          <table:table-cell office:value-type="float" office:value="2829">
            <text:p>2829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2876">
            <text:p>2876</text:p>
          </table:table-cell>
          <table:table-cell table:formula="of:=IF(AND([.C357]&gt;[.F357];[.D357]=0);&quot;Down&quot;;&quot;&quot;)">
            <text:p/>
          </table:table-cell>
          <table:table-cell table:formula="of:=IF(AND([.C357]&lt;=[.F357];[.D357]=1);&quot;Up&quot;;&quot;&quot;)">
            <text:p/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8214">
            <text:p>8214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1409">
            <text:p>1409</text:p>
          </table:table-cell>
          <table:table-cell table:formula="of:=IF(AND([.C358]&gt;[.F358];[.D358]=0);&quot;Down&quot;;&quot;&quot;)">
            <text:p/>
          </table:table-cell>
          <table:table-cell table:formula="of:=IF(AND([.C358]&lt;=[.F358];[.D358]=1);&quot;Up&quot;;&quot;&quot;)">
            <text:p/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8218">
            <text:p>8218</text:p>
          </table:table-cell>
          <table:table-cell office:value-type="float" office:value="2535">
            <text:p>2535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574">
            <text:p>2574</text:p>
          </table:table-cell>
          <table:table-cell table:formula="of:=IF(AND([.C359]&gt;[.F359];[.D359]=0);&quot;Down&quot;;&quot;&quot;)">
            <text:p/>
          </table:table-cell>
          <table:table-cell table:formula="of:=IF(AND([.C359]&lt;=[.F359];[.D359]=1);&quot;Up&quot;;&quot;&quot;)">
            <text:p/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8227">
            <text:p>8227</text:p>
          </table:table-cell>
          <table:table-cell office:value-type="float" office:value="10840">
            <text:p>10840</text:p>
          </table:table-cell>
          <table:table-cell office:value-type="float" office:value="0">
            <text:p>0</text:p>
          </table:table-cell>
          <table:table-cell office:value-type="float" office:value="11002">
            <text:p>11002</text:p>
          </table:table-cell>
          <table:table-cell office:value-type="float" office:value="10970">
            <text:p>10970</text:p>
          </table:table-cell>
          <table:table-cell table:formula="of:=IF(AND([.C360]&gt;[.F360];[.D360]=0);&quot;Down&quot;;&quot;&quot;)">
            <text:p/>
          </table:table-cell>
          <table:table-cell table:formula="of:=IF(AND([.C360]&lt;=[.F360];[.D360]=1);&quot;Up&quot;;&quot;&quot;)">
            <text:p/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8233">
            <text:p>8233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 table:formula="of:=IF(AND([.C361]&gt;[.F361];[.D361]=0);&quot;Down&quot;;&quot;&quot;)">
            <text:p/>
          </table:table-cell>
          <table:table-cell table:formula="of:=IF(AND([.C361]&lt;=[.F361];[.D361]=1);&quot;Up&quot;;&quot;&quot;)">
            <text:p/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8253">
            <text:p>8253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75">
            <text:p>2275</text:p>
          </table:table-cell>
          <table:table-cell office:value-type="float" office:value="2324">
            <text:p>2324</text:p>
          </table:table-cell>
          <table:table-cell table:formula="of:=IF(AND([.C362]&gt;[.F362];[.D362]=0);&quot;Down&quot;;&quot;&quot;)">
            <text:p/>
          </table:table-cell>
          <table:table-cell table:formula="of:=IF(AND([.C362]&lt;=[.F362];[.D362]=1);&quot;Up&quot;;&quot;&quot;)">
            <text:p/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8267">
            <text:p>8267</text:p>
          </table:table-cell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775">
            <text:p>1775</text:p>
          </table:table-cell>
          <table:table-cell table:formula="of:=IF(AND([.C363]&gt;[.F363];[.D363]=0);&quot;Down&quot;;&quot;&quot;)">
            <text:p/>
          </table:table-cell>
          <table:table-cell table:formula="of:=IF(AND([.C363]&lt;=[.F363];[.D363]=1);&quot;Up&quot;;&quot;&quot;)">
            <text:p/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8270">
            <text:p>827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746">
            <text:p>746</text:p>
          </table:table-cell>
          <table:table-cell table:formula="of:=IF(AND([.C364]&gt;[.F364];[.D364]=0);&quot;Down&quot;;&quot;&quot;)">
            <text:p/>
          </table:table-cell>
          <table:table-cell table:formula="of:=IF(AND([.C364]&lt;=[.F364];[.D364]=1);&quot;Up&quot;;&quot;&quot;)">
            <text:p/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8273">
            <text:p>8273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5060">
            <text:p>5060</text:p>
          </table:table-cell>
          <table:table-cell table:formula="of:=IF(AND([.C365]&gt;[.F365];[.D365]=0);&quot;Down&quot;;&quot;&quot;)">
            <text:p/>
          </table:table-cell>
          <table:table-cell table:formula="of:=IF(AND([.C365]&lt;=[.F365];[.D365]=1);&quot;Up&quot;;&quot;&quot;)">
            <text:p/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8282">
            <text:p>8282</text:p>
          </table:table-cell>
          <table:table-cell office:value-type="float" office:value="3650">
            <text:p>3650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3745">
            <text:p>3745</text:p>
          </table:table-cell>
          <table:table-cell table:formula="of:=IF(AND([.C366]&gt;[.F366];[.D366]=0);&quot;Down&quot;;&quot;&quot;)">
            <text:p/>
          </table:table-cell>
          <table:table-cell table:formula="of:=IF(AND([.C366]&lt;=[.F366];[.D366]=1);&quot;Up&quot;;&quot;&quot;)">
            <text:p/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8303">
            <text:p>8303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table:formula="of:=IF(AND([.C367]&gt;[.F367];[.D367]=0);&quot;Down&quot;;&quot;&quot;)">
            <text:p/>
          </table:table-cell>
          <table:table-cell table:formula="of:=IF(AND([.C367]&lt;=[.F367];[.D367]=1);&quot;Up&quot;;&quot;&quot;)">
            <text:p/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8304">
            <text:p>8304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C368]&gt;[.F368];[.D368]=0);&quot;Down&quot;;&quot;&quot;)">
            <text:p/>
          </table:table-cell>
          <table:table-cell table:formula="of:=IF(AND([.C368]&lt;=[.F368];[.D368]=1);&quot;Up&quot;;&quot;&quot;)">
            <text:p/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table:formula="of:=IF(AND([.C369]&gt;[.F369];[.D369]=0);&quot;Down&quot;;&quot;&quot;)">
            <text:p/>
          </table:table-cell>
          <table:table-cell table:formula="of:=IF(AND([.C369]&lt;=[.F369];[.D369]=1);&quot;Up&quot;;&quot;&quot;)">
            <text:p/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8308">
            <text:p>8308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table:formula="of:=IF(AND([.C370]&gt;[.F370];[.D370]=0);&quot;Down&quot;;&quot;&quot;)">
            <text:p/>
          </table:table-cell>
          <table:table-cell table:formula="of:=IF(AND([.C370]&lt;=[.F370];[.D370]=1);&quot;Up&quot;;&quot;&quot;)">
            <text:p/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8309">
            <text:p>8309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487">
            <text:p>487</text:p>
          </table:table-cell>
          <table:table-cell table:formula="of:=IF(AND([.C371]&gt;[.F371];[.D371]=0);&quot;Down&quot;;&quot;&quot;)">
            <text:p/>
          </table:table-cell>
          <table:table-cell table:formula="of:=IF(AND([.C371]&lt;=[.F371];[.D371]=1);&quot;Up&quot;;&quot;&quot;)">
            <text:p/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8316">
            <text:p>8316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594">
            <text:p>4594</text:p>
          </table:table-cell>
          <table:table-cell office:value-type="float" office:value="4718">
            <text:p>4718</text:p>
          </table:table-cell>
          <table:table-cell table:formula="of:=IF(AND([.C372]&gt;[.F372];[.D372]=0);&quot;Down&quot;;&quot;&quot;)">
            <text:p/>
          </table:table-cell>
          <table:table-cell table:formula="of:=IF(AND([.C372]&lt;=[.F372];[.D372]=1);&quot;Up&quot;;&quot;&quot;)">
            <text:p/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8327">
            <text:p>832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table:formula="of:=IF(AND([.C373]&gt;[.F373];[.D373]=0);&quot;Down&quot;;&quot;&quot;)">
            <text:p/>
          </table:table-cell>
          <table:table-cell table:formula="of:=IF(AND([.C373]&lt;=[.F373];[.D373]=1);&quot;Up&quot;;&quot;&quot;)">
            <text:p/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8331">
            <text:p>8331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number-columns-repeated="2" office:value-type="float" office:value="848">
            <text:p>848</text:p>
          </table:table-cell>
          <table:table-cell table:formula="of:=IF(AND([.C374]&gt;[.F374];[.D374]=0);&quot;Down&quot;;&quot;&quot;)">
            <text:p/>
          </table:table-cell>
          <table:table-cell table:formula="of:=IF(AND([.C374]&lt;=[.F374];[.D374]=1);&quot;Up&quot;;&quot;&quot;)">
            <text:p/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8332">
            <text:p>8332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13">
            <text:p>713</text:p>
          </table:table-cell>
          <table:table-cell table:formula="of:=IF(AND([.C375]&gt;[.F375];[.D375]=0);&quot;Down&quot;;&quot;&quot;)">
            <text:p/>
          </table:table-cell>
          <table:table-cell table:formula="of:=IF(AND([.C375]&lt;=[.F375];[.D375]=1);&quot;Up&quot;;&quot;&quot;)">
            <text:p/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8333">
            <text:p>8333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626">
            <text:p>626</text:p>
          </table:table-cell>
          <table:table-cell table:formula="of:=IF(AND([.C376]&gt;[.F376];[.D376]=0);&quot;Down&quot;;&quot;&quot;)">
            <text:p/>
          </table:table-cell>
          <table:table-cell table:formula="of:=IF(AND([.C376]&lt;=[.F376];[.D376]=1);&quot;Up&quot;;&quot;&quot;)">
            <text:p/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8334">
            <text:p>8334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72">
            <text:p>772</text:p>
          </table:table-cell>
          <table:table-cell table:formula="of:=IF(AND([.C377]&gt;[.F377];[.D377]=0);&quot;Down&quot;;&quot;&quot;)">
            <text:p/>
          </table:table-cell>
          <table:table-cell table:formula="of:=IF(AND([.C377]&lt;=[.F377];[.D377]=1);&quot;Up&quot;;&quot;&quot;)">
            <text:p/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8354">
            <text:p>8354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table:formula="of:=IF(AND([.C378]&gt;[.F378];[.D378]=0);&quot;Down&quot;;&quot;&quot;)">
            <text:p/>
          </table:table-cell>
          <table:table-cell table:formula="of:=IF(AND([.C378]&lt;=[.F378];[.D378]=1);&quot;Up&quot;;&quot;&quot;)">
            <text:p/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8355">
            <text:p>8355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1247">
            <text:p>1247</text:p>
          </table:table-cell>
          <table:table-cell table:formula="of:=IF(AND([.C379]&gt;[.F379];[.D379]=0);&quot;Down&quot;;&quot;&quot;)">
            <text:p/>
          </table:table-cell>
          <table:table-cell table:formula="of:=IF(AND([.C379]&lt;=[.F379];[.D379]=1);&quot;Up&quot;;&quot;&quot;)">
            <text:p/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8356">
            <text:p>8356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81">
            <text:p>481</text:p>
          </table:table-cell>
          <table:table-cell table:formula="of:=IF(AND([.C380]&gt;[.F380];[.D380]=0);&quot;Down&quot;;&quot;&quot;)">
            <text:p/>
          </table:table-cell>
          <table:table-cell table:formula="of:=IF(AND([.C380]&lt;=[.F380];[.D380]=1);&quot;Up&quot;;&quot;&quot;)">
            <text:p/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8358">
            <text:p>835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2237">
            <text:p>2237</text:p>
          </table:table-cell>
          <table:table-cell table:formula="of:=IF(AND([.C381]&gt;[.F381];[.D381]=0);&quot;Down&quot;;&quot;&quot;)">
            <text:p/>
          </table:table-cell>
          <table:table-cell table:formula="of:=IF(AND([.C381]&lt;=[.F381];[.D381]=1);&quot;Up&quot;;&quot;&quot;)">
            <text:p/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8359">
            <text:p>8359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803">
            <text:p>803</text:p>
          </table:table-cell>
          <table:table-cell table:formula="of:=IF(AND([.C382]&gt;[.F382];[.D382]=0);&quot;Down&quot;;&quot;&quot;)">
            <text:p/>
          </table:table-cell>
          <table:table-cell table:formula="of:=IF(AND([.C382]&lt;=[.F382];[.D382]=1);&quot;Up&quot;;&quot;&quot;)">
            <text:p/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8377">
            <text:p>837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table:formula="of:=IF(AND([.C383]&gt;[.F383];[.D383]=0);&quot;Down&quot;;&quot;&quot;)">
            <text:p/>
          </table:table-cell>
          <table:table-cell table:formula="of:=IF(AND([.C383]&lt;=[.F383];[.D383]=1);&quot;Up&quot;;&quot;&quot;)">
            <text:p/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8379">
            <text:p>8379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639">
            <text:p>639</text:p>
          </table:table-cell>
          <table:table-cell table:formula="of:=IF(AND([.C384]&gt;[.F384];[.D384]=0);&quot;Down&quot;;&quot;&quot;)">
            <text:p/>
          </table:table-cell>
          <table:table-cell table:formula="of:=IF(AND([.C384]&lt;=[.F384];[.D384]=1);&quot;Up&quot;;&quot;&quot;)">
            <text:p/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382">
            <text:p>8382</text:p>
          </table:table-cell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table:number-columns-repeated="2" office:value-type="float" office:value="1670">
            <text:p>1670</text:p>
          </table:table-cell>
          <table:table-cell table:formula="of:=IF(AND([.C385]&gt;[.F385];[.D385]=0);&quot;Down&quot;;&quot;&quot;)">
            <text:p/>
          </table:table-cell>
          <table:table-cell table:formula="of:=IF(AND([.C385]&lt;=[.F385];[.D385]=1);&quot;Up&quot;;&quot;&quot;)">
            <text:p/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8385">
            <text:p>8385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22">
            <text:p>1322</text:p>
          </table:table-cell>
          <table:table-cell table:formula="of:=IF(AND([.C386]&gt;[.F386];[.D386]=0);&quot;Down&quot;;&quot;&quot;)">
            <text:p/>
          </table:table-cell>
          <table:table-cell table:formula="of:=IF(AND([.C386]&lt;=[.F386];[.D386]=1);&quot;Up&quot;;&quot;&quot;)">
            <text:p/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8410">
            <text:p>8410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509">
            <text:p>509</text:p>
          </table:table-cell>
          <table:table-cell table:formula="of:=IF(AND([.C387]&gt;[.F387];[.D387]=0);&quot;Down&quot;;&quot;&quot;)">
            <text:p/>
          </table:table-cell>
          <table:table-cell table:formula="of:=IF(AND([.C387]&lt;=[.F387];[.D387]=1);&quot;Up&quot;;&quot;&quot;)">
            <text:p/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8411">
            <text:p>841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table:formula="of:=IF(AND([.C388]&gt;[.F388];[.D388]=0);&quot;Down&quot;;&quot;&quot;)">
            <text:p/>
          </table:table-cell>
          <table:table-cell table:formula="of:=IF(AND([.C388]&lt;=[.F388];[.D388]=1);&quot;Up&quot;;&quot;&quot;)">
            <text:p/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8418">
            <text:p>8418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63">
            <text:p>1463</text:p>
          </table:table-cell>
          <table:table-cell table:formula="of:=IF(AND([.C389]&gt;[.F389];[.D389]=0);&quot;Down&quot;;&quot;&quot;)">
            <text:p/>
          </table:table-cell>
          <table:table-cell table:formula="of:=IF(AND([.C389]&lt;=[.F389];[.D389]=1);&quot;Up&quot;;&quot;&quot;)">
            <text:p/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8424">
            <text:p>8424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50">
            <text:p>4350</text:p>
          </table:table-cell>
          <table:table-cell office:value-type="float" office:value="4435">
            <text:p>4435</text:p>
          </table:table-cell>
          <table:table-cell table:formula="of:=IF(AND([.C390]&gt;[.F390];[.D390]=0);&quot;Down&quot;;&quot;&quot;)">
            <text:p/>
          </table:table-cell>
          <table:table-cell table:formula="of:=IF(AND([.C390]&lt;=[.F390];[.D390]=1);&quot;Up&quot;;&quot;&quot;)">
            <text:p/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8425">
            <text:p>8425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float" office:value="2432">
            <text:p>2432</text:p>
          </table:table-cell>
          <table:table-cell table:formula="of:=IF(AND([.C391]&gt;[.F391];[.D391]=0);&quot;Down&quot;;&quot;&quot;)">
            <text:p/>
          </table:table-cell>
          <table:table-cell table:formula="of:=IF(AND([.C391]&lt;=[.F391];[.D391]=1);&quot;Up&quot;;&quot;&quot;)">
            <text:p/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439">
            <text:p>8439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3535">
            <text:p>3535</text:p>
          </table:table-cell>
          <table:table-cell table:formula="of:=IF(AND([.C392]&gt;[.F392];[.D392]=0);&quot;Down&quot;;&quot;&quot;)">
            <text:p/>
          </table:table-cell>
          <table:table-cell table:formula="of:=IF(AND([.C392]&lt;=[.F392];[.D392]=1);&quot;Up&quot;;&quot;&quot;)">
            <text:p/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8473">
            <text:p>847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1444">
            <text:p>1444</text:p>
          </table:table-cell>
          <table:table-cell table:formula="of:=IF(AND([.C393]&gt;[.F393];[.D393]=0);&quot;Down&quot;;&quot;&quot;)">
            <text:p/>
          </table:table-cell>
          <table:table-cell table:formula="of:=IF(AND([.C393]&lt;=[.F393];[.D393]=1);&quot;Up&quot;;&quot;&quot;)">
            <text:p/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8508">
            <text:p>8508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956">
            <text:p>956</text:p>
          </table:table-cell>
          <table:table-cell table:formula="of:=IF(AND([.C394]&gt;[.F394];[.D394]=0);&quot;Down&quot;;&quot;&quot;)">
            <text:p/>
          </table:table-cell>
          <table:table-cell table:formula="of:=IF(AND([.C394]&lt;=[.F394];[.D394]=1);&quot;Up&quot;;&quot;&quot;)">
            <text:p/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8515">
            <text:p>8515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50">
            <text:p>450</text:p>
          </table:table-cell>
          <table:table-cell table:formula="of:=IF(AND([.C395]&gt;[.F395];[.D395]=0);&quot;Down&quot;;&quot;&quot;)">
            <text:p/>
          </table:table-cell>
          <table:table-cell table:formula="of:=IF(AND([.C395]&lt;=[.F395];[.D3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8524">
            <text:p>852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63">
            <text:p>463</text:p>
          </table:table-cell>
          <table:table-cell table:formula="of:=IF(AND([.C396]&gt;[.F396];[.D396]=0);&quot;Down&quot;;&quot;&quot;)">
            <text:p/>
          </table:table-cell>
          <table:table-cell table:formula="of:=IF(AND([.C396]&lt;=[.F396];[.D396]=1);&quot;Up&quot;;&quot;&quot;)">
            <text:p/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8544">
            <text:p>8544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07">
            <text:p>607</text:p>
          </table:table-cell>
          <table:table-cell table:formula="of:=IF(AND([.C397]&gt;[.F397];[.D397]=0);&quot;Down&quot;;&quot;&quot;)">
            <text:p/>
          </table:table-cell>
          <table:table-cell table:formula="of:=IF(AND([.C397]&lt;=[.F397];[.D397]=1);&quot;Up&quot;;&quot;&quot;)">
            <text:p/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8566">
            <text:p>8566</text:p>
          </table:table-cell>
          <table:table-cell office:value-type="float" office:value="3180">
            <text:p>3180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255">
            <text:p>3255</text:p>
          </table:table-cell>
          <table:table-cell table:formula="of:=IF(AND([.C398]&gt;[.F398];[.D398]=0);&quot;Down&quot;;&quot;&quot;)">
            <text:p/>
          </table:table-cell>
          <table:table-cell table:formula="of:=IF(AND([.C398]&lt;=[.F398];[.D398]=1);&quot;Up&quot;;&quot;&quot;)">
            <text:p/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8570">
            <text:p>8570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26">
            <text:p>2526</text:p>
          </table:table-cell>
          <table:table-cell office:value-type="float" office:value="2649">
            <text:p>2649</text:p>
          </table:table-cell>
          <table:table-cell table:formula="of:=IF(AND([.C399]&gt;[.F399];[.D399]=0);&quot;Down&quot;;&quot;&quot;)">
            <text:p/>
          </table:table-cell>
          <table:table-cell table:formula="of:=IF(AND([.C399]&lt;=[.F399];[.D399]=1);&quot;Up&quot;;&quot;&quot;)">
            <text:p/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8572">
            <text:p>8572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46">
            <text:p>546</text:p>
          </table:table-cell>
          <table:table-cell table:formula="of:=IF(AND([.C400]&gt;[.F400];[.D400]=0);&quot;Down&quot;;&quot;&quot;)">
            <text:p/>
          </table:table-cell>
          <table:table-cell table:formula="of:=IF(AND([.C400]&lt;=[.F400];[.D400]=1);&quot;Up&quot;;&quot;&quot;)">
            <text:p/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8586">
            <text:p>858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787">
            <text:p>2787</text:p>
          </table:table-cell>
          <table:table-cell office:value-type="float" office:value="2824">
            <text:p>2824</text:p>
          </table:table-cell>
          <table:table-cell table:formula="of:=IF(AND([.C401]&gt;[.F401];[.D401]=0);&quot;Down&quot;;&quot;&quot;)">
            <text:p/>
          </table:table-cell>
          <table:table-cell table:formula="of:=IF(AND([.C401]&lt;=[.F401];[.D401]=1);&quot;Up&quot;;&quot;&quot;)">
            <text:p/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591">
            <text:p>859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601">
            <text:p>1601</text:p>
          </table:table-cell>
          <table:table-cell table:formula="of:=IF(AND([.C402]&gt;[.F402];[.D402]=0);&quot;Down&quot;;&quot;&quot;)">
            <text:p/>
          </table:table-cell>
          <table:table-cell table:formula="of:=IF(AND([.C402]&lt;=[.F402];[.D402]=1);&quot;Up&quot;;&quot;&quot;)">
            <text:p/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8593">
            <text:p>8593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 table:formula="of:=IF(AND([.C403]&gt;[.F403];[.D403]=0);&quot;Down&quot;;&quot;&quot;)">
            <text:p/>
          </table:table-cell>
          <table:table-cell table:formula="of:=IF(AND([.C403]&lt;=[.F403];[.D403]=1);&quot;Up&quot;;&quot;&quot;)">
            <text:p/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8601">
            <text:p>8601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821">
            <text:p>821</text:p>
          </table:table-cell>
          <table:table-cell table:formula="of:=IF(AND([.C404]&gt;[.F404];[.D404]=0);&quot;Down&quot;;&quot;&quot;)">
            <text:p/>
          </table:table-cell>
          <table:table-cell table:formula="of:=IF(AND([.C404]&lt;=[.F404];[.D404]=1);&quot;Up&quot;;&quot;&quot;)">
            <text:p/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8604">
            <text:p>8604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3">
            <text:p>743</text:p>
          </table:table-cell>
          <table:table-cell table:formula="of:=IF(AND([.C405]&gt;[.F405];[.D405]=0);&quot;Down&quot;;&quot;&quot;)">
            <text:p/>
          </table:table-cell>
          <table:table-cell table:formula="of:=IF(AND([.C405]&lt;=[.F405];[.D405]=1);&quot;Up&quot;;&quot;&quot;)">
            <text:p/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8609">
            <text:p>8609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735">
            <text:p>735</text:p>
          </table:table-cell>
          <table:table-cell table:formula="of:=IF(AND([.C406]&gt;[.F406];[.D406]=0);&quot;Down&quot;;&quot;&quot;)">
            <text:p/>
          </table:table-cell>
          <table:table-cell table:formula="of:=IF(AND([.C406]&lt;=[.F406];[.D406]=1);&quot;Up&quot;;&quot;&quot;)">
            <text:p/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8616">
            <text:p>8616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768">
            <text:p>768</text:p>
          </table:table-cell>
          <table:table-cell table:formula="of:=IF(AND([.C407]&gt;[.F407];[.D407]=0);&quot;Down&quot;;&quot;&quot;)">
            <text:p/>
          </table:table-cell>
          <table:table-cell table:formula="of:=IF(AND([.C407]&lt;=[.F407];[.D407]=1);&quot;Up&quot;;&quot;&quot;)">
            <text:p/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8628">
            <text:p>8628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 table:formula="of:=IF(AND([.C408]&gt;[.F408];[.D408]=0);&quot;Down&quot;;&quot;&quot;)">
            <text:p/>
          </table:table-cell>
          <table:table-cell table:formula="of:=IF(AND([.C408]&lt;=[.F408];[.D408]=1);&quot;Up&quot;;&quot;&quot;)">
            <text:p/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8697">
            <text:p>8697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485">
            <text:p>3485</text:p>
          </table:table-cell>
          <table:table-cell office:value-type="float" office:value="3505">
            <text:p>3505</text:p>
          </table:table-cell>
          <table:table-cell table:formula="of:=IF(AND([.C409]&gt;[.F409];[.D409]=0);&quot;Down&quot;;&quot;&quot;)">
            <text:p/>
          </table:table-cell>
          <table:table-cell table:formula="of:=IF(AND([.C409]&lt;=[.F409];[.D409]=1);&quot;Up&quot;;&quot;&quot;)">
            <text:p/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729">
            <text:p>8729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 office:value-type="float" office:value="2169">
            <text:p>2169</text:p>
          </table:table-cell>
          <table:table-cell table:formula="of:=IF(AND([.C410]&gt;[.F410];[.D410]=0);&quot;Down&quot;;&quot;&quot;)">
            <text:p/>
          </table:table-cell>
          <table:table-cell table:formula="of:=IF(AND([.C410]&lt;=[.F410];[.D410]=1);&quot;Up&quot;;&quot;&quot;)">
            <text:p/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8750">
            <text:p>8750</text:p>
          </table:table-cell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  <table:table-cell office:value-type="float" office:value="2035">
            <text:p>2035</text:p>
          </table:table-cell>
          <table:table-cell office:value-type="float" office:value="2124">
            <text:p>2124</text:p>
          </table:table-cell>
          <table:table-cell table:formula="of:=IF(AND([.C411]&gt;[.F411];[.D411]=0);&quot;Down&quot;;&quot;&quot;)">
            <text:p/>
          </table:table-cell>
          <table:table-cell table:formula="of:=IF(AND([.C411]&lt;=[.F411];[.D411]=1);&quot;Up&quot;;&quot;&quot;)">
            <text:p/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8766">
            <text:p>8766</text:p>
          </table:table-cell>
          <table:table-cell office:value-type="float" office:value="4378">
            <text:p>4378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586">
            <text:p>4586</text:p>
          </table:table-cell>
          <table:table-cell table:formula="of:=IF(AND([.C412]&gt;[.F412];[.D412]=0);&quot;Down&quot;;&quot;&quot;)">
            <text:p/>
          </table:table-cell>
          <table:table-cell table:formula="of:=IF(AND([.C412]&lt;=[.F412];[.D412]=1);&quot;Up&quot;;&quot;&quot;)">
            <text:p/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8795">
            <text:p>8795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563">
            <text:p>1563</text:p>
          </table:table-cell>
          <table:table-cell table:formula="of:=IF(AND([.C413]&gt;[.F413];[.D413]=0);&quot;Down&quot;;&quot;&quot;)">
            <text:p/>
          </table:table-cell>
          <table:table-cell table:formula="of:=IF(AND([.C413]&lt;=[.F413];[.D413]=1);&quot;Up&quot;;&quot;&quot;)">
            <text:p/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8801">
            <text:p>880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257">
            <text:p>3257</text:p>
          </table:table-cell>
          <table:table-cell office:value-type="float" office:value="3272">
            <text:p>3272</text:p>
          </table:table-cell>
          <table:table-cell table:formula="of:=IF(AND([.C414]&gt;[.F414];[.D414]=0);&quot;Down&quot;;&quot;&quot;)">
            <text:p/>
          </table:table-cell>
          <table:table-cell table:formula="of:=IF(AND([.C414]&lt;=[.F414];[.D414]=1);&quot;Up&quot;;&quot;&quot;)">
            <text:p/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8802">
            <text:p>8802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2561">
            <text:p>2561</text:p>
          </table:table-cell>
          <table:table-cell table:formula="of:=IF(AND([.C415]&gt;[.F415];[.D415]=0);&quot;Down&quot;;&quot;&quot;)">
            <text:p/>
          </table:table-cell>
          <table:table-cell table:formula="of:=IF(AND([.C415]&lt;=[.F415];[.D415]=1);&quot;Up&quot;;&quot;&quot;)">
            <text:p/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8830">
            <text:p>8830</text:p>
          </table:table-cell>
          <table:table-cell office:value-type="float" office:value="3917">
            <text:p>3917</text:p>
          </table:table-cell>
          <table:table-cell office:value-type="float" office:value="0">
            <text:p>0</text:p>
          </table:table-cell>
          <table:table-cell office:value-type="float" office:value="3982">
            <text:p>3982</text:p>
          </table:table-cell>
          <table:table-cell office:value-type="float" office:value="3986">
            <text:p>3986</text:p>
          </table:table-cell>
          <table:table-cell table:formula="of:=IF(AND([.C416]&gt;[.F416];[.D416]=0);&quot;Down&quot;;&quot;&quot;)">
            <text:p/>
          </table:table-cell>
          <table:table-cell table:formula="of:=IF(AND([.C416]&lt;=[.F416];[.D416]=1);&quot;Up&quot;;&quot;&quot;)">
            <text:p/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8840">
            <text:p>884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formula="of:=IF(AND([.C417]&gt;[.F417];[.D417]=0);&quot;Down&quot;;&quot;&quot;)">
            <text:p/>
          </table:table-cell>
          <table:table-cell table:formula="of:=IF(AND([.C417]&lt;=[.F417];[.D417]=1);&quot;Up&quot;;&quot;&quot;)">
            <text:p/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8848">
            <text:p>884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45">
            <text:p>545</text:p>
          </table:table-cell>
          <table:table-cell table:formula="of:=IF(AND([.C418]&gt;[.F418];[.D418]=0);&quot;Down&quot;;&quot;&quot;)">
            <text:p/>
          </table:table-cell>
          <table:table-cell table:formula="of:=IF(AND([.C418]&lt;=[.F418];[.D418]=1);&quot;Up&quot;;&quot;&quot;)">
            <text:p/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8870">
            <text:p>8870</text:p>
          </table:table-cell>
          <table:table-cell office:value-type="float" office:value="3070">
            <text:p>3070</text:p>
          </table:table-cell>
          <table:table-cell office:value-type="float" office:value="0">
            <text:p>0</text:p>
          </table:table-cell>
          <table:table-cell office:value-type="float" office:value="3154">
            <text:p>3154</text:p>
          </table:table-cell>
          <table:table-cell office:value-type="float" office:value="3075">
            <text:p>3075</text:p>
          </table:table-cell>
          <table:table-cell table:formula="of:=IF(AND([.C419]&gt;[.F419];[.D419]=0);&quot;Down&quot;;&quot;&quot;)">
            <text:p/>
          </table:table-cell>
          <table:table-cell table:formula="of:=IF(AND([.C419]&lt;=[.F419];[.D419]=1);&quot;Up&quot;;&quot;&quot;)">
            <text:p/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8876">
            <text:p>8876</text:p>
          </table:table-cell>
          <table:table-cell office:value-type="float" office:value="11210">
            <text:p>11210</text:p>
          </table:table-cell>
          <table:table-cell office:value-type="float" office:value="0">
            <text:p>0</text:p>
          </table:table-cell>
          <table:table-cell office:value-type="float" office:value="11560">
            <text:p>11560</text:p>
          </table:table-cell>
          <table:table-cell office:value-type="float" office:value="11830">
            <text:p>11830</text:p>
          </table:table-cell>
          <table:table-cell table:formula="of:=IF(AND([.C420]&gt;[.F420];[.D420]=0);&quot;Down&quot;;&quot;&quot;)">
            <text:p/>
          </table:table-cell>
          <table:table-cell table:formula="of:=IF(AND([.C420]&lt;=[.F420];[.D420]=1);&quot;Up&quot;;&quot;&quot;)">
            <text:p/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8897">
            <text:p>8897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79">
            <text:p>479</text:p>
          </table:table-cell>
          <table:table-cell table:formula="of:=IF(AND([.C421]&gt;[.F421];[.D421]=0);&quot;Down&quot;;&quot;&quot;)">
            <text:p/>
          </table:table-cell>
          <table:table-cell table:formula="of:=IF(AND([.C421]&lt;=[.F421];[.D421]=1);&quot;Up&quot;;&quot;&quot;)">
            <text:p/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8905">
            <text:p>8905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1953">
            <text:p>1953</text:p>
          </table:table-cell>
          <table:table-cell table:formula="of:=IF(AND([.C422]&gt;[.F422];[.D422]=0);&quot;Down&quot;;&quot;&quot;)">
            <text:p/>
          </table:table-cell>
          <table:table-cell table:formula="of:=IF(AND([.C422]&lt;=[.F422];[.D422]=1);&quot;Up&quot;;&quot;&quot;)">
            <text:p/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8933">
            <text:p>8933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4">
            <text:p>1084</text:p>
          </table:table-cell>
          <table:table-cell table:formula="of:=IF(AND([.C423]&gt;[.F423];[.D423]=0);&quot;Down&quot;;&quot;&quot;)">
            <text:p/>
          </table:table-cell>
          <table:table-cell table:formula="of:=IF(AND([.C423]&lt;=[.F423];[.D423]=1);&quot;Up&quot;;&quot;&quot;)">
            <text:p/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26">
            <text:p>526</text:p>
          </table:table-cell>
          <table:table-cell table:formula="of:=IF(AND([.C424]&gt;[.F424];[.D424]=0);&quot;Down&quot;;&quot;&quot;)">
            <text:p/>
          </table:table-cell>
          <table:table-cell table:formula="of:=IF(AND([.C424]&lt;=[.F424];[.D424]=1);&quot;Up&quot;;&quot;&quot;)">
            <text:p/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9003">
            <text:p>9003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table:formula="of:=IF(AND([.C425]&gt;[.F425];[.D425]=0);&quot;Down&quot;;&quot;&quot;)">
            <text:p/>
          </table:table-cell>
          <table:table-cell table:formula="of:=IF(AND([.C425]&lt;=[.F425];[.D425]=1);&quot;Up&quot;;&quot;&quot;)">
            <text:p/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9005">
            <text:p>900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 table:formula="of:=IF(AND([.C426]&gt;[.F426];[.D426]=0);&quot;Down&quot;;&quot;&quot;)">
            <text:p/>
          </table:table-cell>
          <table:table-cell table:formula="of:=IF(AND([.C426]&lt;=[.F426];[.D426]=1);&quot;Up&quot;;&quot;&quot;)">
            <text:p/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9007">
            <text:p>9007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1072">
            <text:p>1072</text:p>
          </table:table-cell>
          <table:table-cell table:formula="of:=IF(AND([.C427]&gt;[.F427];[.D427]=0);&quot;Down&quot;;&quot;&quot;)">
            <text:p/>
          </table:table-cell>
          <table:table-cell table:formula="of:=IF(AND([.C427]&lt;=[.F427];[.D427]=1);&quot;Up&quot;;&quot;&quot;)">
            <text:p/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9008">
            <text:p>9008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894">
            <text:p>894</text:p>
          </table:table-cell>
          <table:table-cell table:formula="of:=IF(AND([.C428]&gt;[.F428];[.D428]=0);&quot;Down&quot;;&quot;&quot;)">
            <text:p/>
          </table:table-cell>
          <table:table-cell table:formula="of:=IF(AND([.C428]&lt;=[.F428];[.D428]=1);&quot;Up&quot;;&quot;&quot;)">
            <text:p/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9009">
            <text:p>9009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1270">
            <text:p>1270</text:p>
          </table:table-cell>
          <table:table-cell office:value-type="float" office:value="1291">
            <text:p>1291</text:p>
          </table:table-cell>
          <table:table-cell table:formula="of:=IF(AND([.C429]&gt;[.F429];[.D429]=0);&quot;Down&quot;;&quot;&quot;)">
            <text:p/>
          </table:table-cell>
          <table:table-cell table:formula="of:=IF(AND([.C429]&lt;=[.F429];[.D429]=1);&quot;Up&quot;;&quot;&quot;)">
            <text:p/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9020">
            <text:p>9020</text:p>
          </table:table-cell>
          <table:table-cell office:value-type="float" office:value="10555">
            <text:p>10555</text:p>
          </table:table-cell>
          <table:table-cell office:value-type="float" office:value="0">
            <text:p>0</text:p>
          </table:table-cell>
          <table:table-cell office:value-type="float" office:value="10786">
            <text:p>10786</text:p>
          </table:table-cell>
          <table:table-cell office:value-type="float" office:value="11085">
            <text:p>11085</text:p>
          </table:table-cell>
          <table:table-cell table:formula="of:=IF(AND([.C430]&gt;[.F430];[.D430]=0);&quot;Down&quot;;&quot;&quot;)">
            <text:p/>
          </table:table-cell>
          <table:table-cell table:formula="of:=IF(AND([.C430]&lt;=[.F430];[.D430]=1);&quot;Up&quot;;&quot;&quot;)">
            <text:p/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9021">
            <text:p>9021</text:p>
          </table:table-cell>
          <table:table-cell office:value-type="float" office:value="7645">
            <text:p>7645</text:p>
          </table:table-cell>
          <table:table-cell office:value-type="float" office:value="0">
            <text:p>0</text:p>
          </table:table-cell>
          <table:table-cell office:value-type="float" office:value="7899">
            <text:p>7899</text:p>
          </table:table-cell>
          <table:table-cell office:value-type="float" office:value="8012">
            <text:p>8012</text:p>
          </table:table-cell>
          <table:table-cell table:formula="of:=IF(AND([.C431]&gt;[.F431];[.D431]=0);&quot;Down&quot;;&quot;&quot;)">
            <text:p/>
          </table:table-cell>
          <table:table-cell table:formula="of:=IF(AND([.C431]&lt;=[.F431];[.D431]=1);&quot;Up&quot;;&quot;&quot;)">
            <text:p/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9022">
            <text:p>9022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18810">
            <text:p>18810</text:p>
          </table:table-cell>
          <table:table-cell office:value-type="float" office:value="19030">
            <text:p>19030</text:p>
          </table:table-cell>
          <table:table-cell table:formula="of:=IF(AND([.C432]&gt;[.F432];[.D432]=0);&quot;Down&quot;;&quot;&quot;)">
            <text:p/>
          </table:table-cell>
          <table:table-cell table:formula="of:=IF(AND([.C432]&lt;=[.F432];[.D432]=1);&quot;Up&quot;;&quot;&quot;)">
            <text:p/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9031">
            <text:p>9031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87">
            <text:p>587</text:p>
          </table:table-cell>
          <table:table-cell table:formula="of:=IF(AND([.C433]&gt;[.F433];[.D433]=0);&quot;Down&quot;;&quot;&quot;)">
            <text:p/>
          </table:table-cell>
          <table:table-cell table:formula="of:=IF(AND([.C433]&lt;=[.F433];[.D433]=1);&quot;Up&quot;;&quot;&quot;)">
            <text:p/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9041">
            <text:p>904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14">
            <text:p>414</text:p>
          </table:table-cell>
          <table:table-cell table:formula="of:=IF(AND([.C434]&gt;[.F434];[.D434]=0);&quot;Down&quot;;&quot;&quot;)">
            <text:p/>
          </table:table-cell>
          <table:table-cell table:formula="of:=IF(AND([.C434]&lt;=[.F434];[.D434]=1);&quot;Up&quot;;&quot;&quot;)">
            <text:p/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9042">
            <text:p>9042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09">
            <text:p>709</text:p>
          </table:table-cell>
          <table:table-cell table:formula="of:=IF(AND([.C435]&gt;[.F435];[.D435]=0);&quot;Down&quot;;&quot;&quot;)">
            <text:p/>
          </table:table-cell>
          <table:table-cell table:formula="of:=IF(AND([.C435]&lt;=[.F435];[.D435]=1);&quot;Up&quot;;&quot;&quot;)">
            <text:p/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9045">
            <text:p>9045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51">
            <text:p>751</text:p>
          </table:table-cell>
          <table:table-cell table:formula="of:=IF(AND([.C436]&gt;[.F436];[.D436]=0);&quot;Down&quot;;&quot;&quot;)">
            <text:p/>
          </table:table-cell>
          <table:table-cell table:formula="of:=IF(AND([.C436]&lt;=[.F436];[.D436]=1);&quot;Up&quot;;&quot;&quot;)">
            <text:p/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9048">
            <text:p>9048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 table:formula="of:=IF(AND([.C437]&gt;[.F437];[.D437]=0);&quot;Down&quot;;&quot;&quot;)">
            <text:p/>
          </table:table-cell>
          <table:table-cell table:formula="of:=IF(AND([.C437]&lt;=[.F437];[.D437]=1);&quot;Up&quot;;&quot;&quot;)">
            <text:p/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9062">
            <text:p>9062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C438]&gt;[.F438];[.D438]=0);&quot;Down&quot;;&quot;&quot;)">
            <text:p/>
          </table:table-cell>
          <table:table-cell table:formula="of:=IF(AND([.C438]&lt;=[.F438];[.D438]=1);&quot;Up&quot;;&quot;&quot;)">
            <text:p/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9064">
            <text:p>9064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2278">
            <text:p>2278</text:p>
          </table:table-cell>
          <table:table-cell office:value-type="float" office:value="2277">
            <text:p>2277</text:p>
          </table:table-cell>
          <table:table-cell table:formula="of:=IF(AND([.C439]&gt;[.F439];[.D439]=0);&quot;Down&quot;;&quot;&quot;)">
            <text:p/>
          </table:table-cell>
          <table:table-cell table:formula="of:=IF(AND([.C439]&lt;=[.F439];[.D439]=1);&quot;Up&quot;;&quot;&quot;)">
            <text:p/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9065">
            <text:p>9065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76">
            <text:p>576</text:p>
          </table:table-cell>
          <table:table-cell table:formula="of:=IF(AND([.C440]&gt;[.F440];[.D440]=0);&quot;Down&quot;;&quot;&quot;)">
            <text:p/>
          </table:table-cell>
          <table:table-cell table:formula="of:=IF(AND([.C440]&lt;=[.F440];[.D440]=1);&quot;Up&quot;;&quot;&quot;)">
            <text:p/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9069">
            <text:p>9069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820">
            <text:p>820</text:p>
          </table:table-cell>
          <table:table-cell table:formula="of:=IF(AND([.C441]&gt;[.F441];[.D441]=0);&quot;Down&quot;;&quot;&quot;)" office:value-type="string" office:string-value="Down">
            <text:p>Down</text:p>
          </table:table-cell>
          <table:table-cell table:formula="of:=IF(AND([.C441]&lt;=[.F441];[.D441]=1);&quot;Up&quot;;&quot;&quot;)">
            <text:p/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9076">
            <text:p>9076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24">
            <text:p>1324</text:p>
          </table:table-cell>
          <table:table-cell table:formula="of:=IF(AND([.C442]&gt;[.F442];[.D442]=0);&quot;Down&quot;;&quot;&quot;)">
            <text:p/>
          </table:table-cell>
          <table:table-cell table:formula="of:=IF(AND([.C442]&lt;=[.F442];[.D442]=1);&quot;Up&quot;;&quot;&quot;)">
            <text:p/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9086">
            <text:p>9086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float" office:value="1944">
            <text:p>1944</text:p>
          </table:table-cell>
          <table:table-cell table:formula="of:=IF(AND([.C443]&gt;[.F443];[.D443]=0);&quot;Down&quot;;&quot;&quot;)">
            <text:p/>
          </table:table-cell>
          <table:table-cell table:formula="of:=IF(AND([.C443]&lt;=[.F443];[.D443]=1);&quot;Up&quot;;&quot;&quot;)">
            <text:p/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9202">
            <text:p>9202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  <table:table-cell table:formula="of:=IF(AND([.C444]&gt;[.F444];[.D444]=0);&quot;Down&quot;;&quot;&quot;)">
            <text:p/>
          </table:table-cell>
          <table:table-cell table:formula="of:=IF(AND([.C444]&lt;=[.F444];[.D444]=1);&quot;Up&quot;;&quot;&quot;)">
            <text:p/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9301">
            <text:p>9301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1449">
            <text:p>1449</text:p>
          </table:table-cell>
          <table:table-cell table:formula="of:=IF(AND([.C445]&gt;[.F445];[.D445]=0);&quot;Down&quot;;&quot;&quot;)">
            <text:p/>
          </table:table-cell>
          <table:table-cell table:formula="of:=IF(AND([.C445]&lt;=[.F445];[.D445]=1);&quot;Up&quot;;&quot;&quot;)">
            <text:p/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9364">
            <text:p>9364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991">
            <text:p>991</text:p>
          </table:table-cell>
          <table:table-cell table:formula="of:=IF(AND([.C446]&gt;[.F446];[.D446]=0);&quot;Down&quot;;&quot;&quot;)">
            <text:p/>
          </table:table-cell>
          <table:table-cell table:formula="of:=IF(AND([.C446]&lt;=[.F446];[.D446]=1);&quot;Up&quot;;&quot;&quot;)">
            <text:p/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9375">
            <text:p>9375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office:value-type="float" office:value="4450">
            <text:p>4450</text:p>
          </table:table-cell>
          <table:table-cell table:formula="of:=IF(AND([.C447]&gt;[.F447];[.D447]=0);&quot;Down&quot;;&quot;&quot;)">
            <text:p/>
          </table:table-cell>
          <table:table-cell table:formula="of:=IF(AND([.C447]&lt;=[.F447];[.D447]=1);&quot;Up&quot;;&quot;&quot;)">
            <text:p/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9404">
            <text:p>9404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32">
            <text:p>2032</text:p>
          </table:table-cell>
          <table:table-cell table:formula="of:=IF(AND([.C448]&gt;[.F448];[.D448]=0);&quot;Down&quot;;&quot;&quot;)">
            <text:p/>
          </table:table-cell>
          <table:table-cell table:formula="of:=IF(AND([.C448]&lt;=[.F448];[.D448]=1);&quot;Up&quot;;&quot;&quot;)">
            <text:p/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9422">
            <text:p>9422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224">
            <text:p>1224</text:p>
          </table:table-cell>
          <table:table-cell table:formula="of:=IF(AND([.C449]&gt;[.F449];[.D449]=0);&quot;Down&quot;;&quot;&quot;)" office:value-type="string" office:string-value="Down">
            <text:p>Down</text:p>
          </table:table-cell>
          <table:table-cell table:formula="of:=IF(AND([.C449]&lt;=[.F449];[.D449]=1);&quot;Up&quot;;&quot;&quot;)">
            <text:p/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C450]&gt;[.F450];[.D450]=0);&quot;Down&quot;;&quot;&quot;)">
            <text:p/>
          </table:table-cell>
          <table:table-cell table:formula="of:=IF(AND([.C450]&lt;=[.F450];[.D4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9435">
            <text:p>9435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702">
            <text:p>7702</text:p>
          </table:table-cell>
          <table:table-cell office:value-type="float" office:value="7690">
            <text:p>7690</text:p>
          </table:table-cell>
          <table:table-cell table:formula="of:=IF(AND([.C451]&gt;[.F451];[.D451]=0);&quot;Down&quot;;&quot;&quot;)">
            <text:p/>
          </table:table-cell>
          <table:table-cell table:formula="of:=IF(AND([.C451]&lt;=[.F451];[.D451]=1);&quot;Up&quot;;&quot;&quot;)">
            <text:p/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9437">
            <text:p>9437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52">
            <text:p>2452</text:p>
          </table:table-cell>
          <table:table-cell office:value-type="float" office:value="2427">
            <text:p>2427</text:p>
          </table:table-cell>
          <table:table-cell table:formula="of:=IF(AND([.C452]&gt;[.F452];[.D452]=0);&quot;Down&quot;;&quot;&quot;)">
            <text:p/>
          </table:table-cell>
          <table:table-cell table:formula="of:=IF(AND([.C452]&lt;=[.F452];[.D452]=1);&quot;Up&quot;;&quot;&quot;)">
            <text:p/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9449">
            <text:p>9449</text:p>
          </table:table-cell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office:value-type="float" office:value="1671">
            <text:p>1671</text:p>
          </table:table-cell>
          <table:table-cell table:formula="of:=IF(AND([.C453]&gt;[.F453];[.D453]=0);&quot;Down&quot;;&quot;&quot;)">
            <text:p/>
          </table:table-cell>
          <table:table-cell table:formula="of:=IF(AND([.C453]&lt;=[.F453];[.D453]=1);&quot;Up&quot;;&quot;&quot;)">
            <text:p/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9468">
            <text:p>9468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414">
            <text:p>1414</text:p>
          </table:table-cell>
          <table:table-cell table:formula="of:=IF(AND([.C454]&gt;[.F454];[.D454]=0);&quot;Down&quot;;&quot;&quot;)">
            <text:p/>
          </table:table-cell>
          <table:table-cell table:formula="of:=IF(AND([.C454]&lt;=[.F454];[.D454]=1);&quot;Up&quot;;&quot;&quot;)">
            <text:p/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9501">
            <text:p>9501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838">
            <text:p>838</text:p>
          </table:table-cell>
          <table:table-cell table:formula="of:=IF(AND([.C455]&gt;[.F455];[.D455]=0);&quot;Down&quot;;&quot;&quot;)">
            <text:p/>
          </table:table-cell>
          <table:table-cell table:formula="of:=IF(AND([.C455]&lt;=[.F455];[.D455]=1);&quot;Up&quot;;&quot;&quot;)">
            <text:p/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9503">
            <text:p>9503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1499">
            <text:p>1499</text:p>
          </table:table-cell>
          <table:table-cell table:formula="of:=IF(AND([.C456]&gt;[.F456];[.D456]=0);&quot;Down&quot;;&quot;&quot;)">
            <text:p/>
          </table:table-cell>
          <table:table-cell table:formula="of:=IF(AND([.C456]&lt;=[.F456];[.D456]=1);&quot;Up&quot;;&quot;&quot;)">
            <text:p/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9513">
            <text:p>9513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40">
            <text:p>3640</text:p>
          </table:table-cell>
          <table:table-cell table:formula="of:=IF(AND([.C457]&gt;[.F457];[.D457]=0);&quot;Down&quot;;&quot;&quot;)">
            <text:p/>
          </table:table-cell>
          <table:table-cell table:formula="of:=IF(AND([.C457]&lt;=[.F457];[.D457]=1);&quot;Up&quot;;&quot;&quot;)">
            <text:p/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9531">
            <text:p>953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table:formula="of:=IF(AND([.C458]&gt;[.F458];[.D458]=0);&quot;Down&quot;;&quot;&quot;)">
            <text:p/>
          </table:table-cell>
          <table:table-cell table:formula="of:=IF(AND([.C458]&lt;=[.F458];[.D458]=1);&quot;Up&quot;;&quot;&quot;)">
            <text:p/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9532">
            <text:p>9532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7">
            <text:p>477</text:p>
          </table:table-cell>
          <table:table-cell table:formula="of:=IF(AND([.C459]&gt;[.F459];[.D459]=0);&quot;Down&quot;;&quot;&quot;)">
            <text:p/>
          </table:table-cell>
          <table:table-cell table:formula="of:=IF(AND([.C459]&lt;=[.F459];[.D459]=1);&quot;Up&quot;;&quot;&quot;)">
            <text:p/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9600">
            <text:p>960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197">
            <text:p>1197</text:p>
          </table:table-cell>
          <table:table-cell table:formula="of:=IF(AND([.C460]&gt;[.F460];[.D460]=0);&quot;Down&quot;;&quot;&quot;)">
            <text:p/>
          </table:table-cell>
          <table:table-cell table:formula="of:=IF(AND([.C460]&lt;=[.F460];[.D460]=1);&quot;Up&quot;;&quot;&quot;)">
            <text:p/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9602">
            <text:p>9602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2637">
            <text:p>2637</text:p>
          </table:table-cell>
          <table:table-cell table:formula="of:=IF(AND([.C461]&gt;[.F461];[.D461]=0);&quot;Down&quot;;&quot;&quot;)">
            <text:p/>
          </table:table-cell>
          <table:table-cell table:formula="of:=IF(AND([.C461]&lt;=[.F461];[.D461]=1);&quot;Up&quot;;&quot;&quot;)">
            <text:p/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9603">
            <text:p>9603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864">
            <text:p>3864</text:p>
          </table:table-cell>
          <table:table-cell office:value-type="float" office:value="3930">
            <text:p>3930</text:p>
          </table:table-cell>
          <table:table-cell table:formula="of:=IF(AND([.C462]&gt;[.F462];[.D462]=0);&quot;Down&quot;;&quot;&quot;)">
            <text:p/>
          </table:table-cell>
          <table:table-cell table:formula="of:=IF(AND([.C462]&lt;=[.F462];[.D462]=1);&quot;Up&quot;;&quot;&quot;)">
            <text:p/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9613">
            <text:p>9613</text:p>
          </table:table-cell>
          <table:table-cell office:value-type="float" office:value="5280">
            <text:p>5280</text:p>
          </table:table-cell>
          <table:table-cell office:value-type="float" office:value="0">
            <text:p>0</text:p>
          </table:table-cell>
          <table:table-cell office:value-type="float" office:value="5414">
            <text:p>5414</text:p>
          </table:table-cell>
          <table:table-cell office:value-type="float" office:value="5530">
            <text:p>5530</text:p>
          </table:table-cell>
          <table:table-cell table:formula="of:=IF(AND([.C463]&gt;[.F463];[.D463]=0);&quot;Down&quot;;&quot;&quot;)">
            <text:p/>
          </table:table-cell>
          <table:table-cell table:formula="of:=IF(AND([.C463]&lt;=[.F463];[.D463]=1);&quot;Up&quot;;&quot;&quot;)">
            <text:p/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9640">
            <text:p>9640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1157">
            <text:p>1157</text:p>
          </table:table-cell>
          <table:table-cell table:formula="of:=IF(AND([.C464]&gt;[.F464];[.D464]=0);&quot;Down&quot;;&quot;&quot;)">
            <text:p/>
          </table:table-cell>
          <table:table-cell table:formula="of:=IF(AND([.C464]&lt;=[.F464];[.D464]=1);&quot;Up&quot;;&quot;&quot;)">
            <text:p/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9682">
            <text:p>9682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62">
            <text:p>2562</text:p>
          </table:table-cell>
          <table:table-cell table:formula="of:=IF(AND([.C465]&gt;[.F465];[.D465]=0);&quot;Down&quot;;&quot;&quot;)">
            <text:p/>
          </table:table-cell>
          <table:table-cell table:formula="of:=IF(AND([.C465]&lt;=[.F465];[.D465]=1);&quot;Up&quot;;&quot;&quot;)">
            <text:p/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9684">
            <text:p>9684</text:p>
          </table:table-cell>
          <table:table-cell office:value-type="float" office:value="2882">
            <text:p>2882</text:p>
          </table:table-cell>
          <table:table-cell office:value-type="float" office:value="0">
            <text:p>0</text:p>
          </table:table-cell>
          <table:table-cell office:value-type="float" office:value="2856">
            <text:p>2856</text:p>
          </table:table-cell>
          <table:table-cell office:value-type="float" office:value="3030">
            <text:p>3030</text:p>
          </table:table-cell>
          <table:table-cell table:formula="of:=IF(AND([.C466]&gt;[.F466];[.D466]=0);&quot;Down&quot;;&quot;&quot;)">
            <text:p/>
          </table:table-cell>
          <table:table-cell table:formula="of:=IF(AND([.C466]&lt;=[.F466];[.D466]=1);&quot;Up&quot;;&quot;&quot;)">
            <text:p/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9719">
            <text:p>9719</text:p>
          </table:table-cell>
          <table:table-cell office:value-type="float" office:value="4010">
            <text:p>4010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float" office:value="4150">
            <text:p>4150</text:p>
          </table:table-cell>
          <table:table-cell table:formula="of:=IF(AND([.C467]&gt;[.F467];[.D467]=0);&quot;Down&quot;;&quot;&quot;)">
            <text:p/>
          </table:table-cell>
          <table:table-cell table:formula="of:=IF(AND([.C467]&lt;=[.F467];[.D467]=1);&quot;Up&quot;;&quot;&quot;)">
            <text:p/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9735">
            <text:p>9735</text:p>
          </table:table-cell>
          <table:table-cell office:value-type="float" office:value="7288">
            <text:p>7288</text:p>
          </table:table-cell>
          <table:table-cell office:value-type="float" office:value="0">
            <text:p>0</text:p>
          </table:table-cell>
          <table:table-cell office:value-type="float" office:value="7380">
            <text:p>7380</text:p>
          </table:table-cell>
          <table:table-cell office:value-type="float" office:value="7397">
            <text:p>7397</text:p>
          </table:table-cell>
          <table:table-cell table:formula="of:=IF(AND([.C468]&gt;[.F468];[.D468]=0);&quot;Down&quot;;&quot;&quot;)">
            <text:p/>
          </table:table-cell>
          <table:table-cell table:formula="of:=IF(AND([.C468]&lt;=[.F468];[.D468]=1);&quot;Up&quot;;&quot;&quot;)">
            <text:p/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9739">
            <text:p>9739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932">
            <text:p>932</text:p>
          </table:table-cell>
          <table:table-cell table:formula="of:=IF(AND([.C469]&gt;[.F469];[.D469]=0);&quot;Down&quot;;&quot;&quot;)">
            <text:p/>
          </table:table-cell>
          <table:table-cell table:formula="of:=IF(AND([.C469]&lt;=[.F469];[.D469]=1);&quot;Up&quot;;&quot;&quot;)">
            <text:p/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9742">
            <text:p>9742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976">
            <text:p>976</text:p>
          </table:table-cell>
          <table:table-cell table:formula="of:=IF(AND([.C470]&gt;[.F470];[.D470]=0);&quot;Down&quot;;&quot;&quot;)">
            <text:p/>
          </table:table-cell>
          <table:table-cell table:formula="of:=IF(AND([.C470]&lt;=[.F470];[.D470]=1);&quot;Up&quot;;&quot;&quot;)">
            <text:p/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9766">
            <text:p>9766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563">
            <text:p>2563</text:p>
          </table:table-cell>
          <table:table-cell table:formula="of:=IF(AND([.C471]&gt;[.F471];[.D471]=0);&quot;Down&quot;;&quot;&quot;)">
            <text:p/>
          </table:table-cell>
          <table:table-cell table:formula="of:=IF(AND([.C471]&lt;=[.F471];[.D471]=1);&quot;Up&quot;;&quot;&quot;)">
            <text:p/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9783">
            <text:p>9783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94">
            <text:p>3094</text:p>
          </table:table-cell>
          <table:table-cell office:value-type="float" office:value="3080">
            <text:p>3080</text:p>
          </table:table-cell>
          <table:table-cell table:formula="of:=IF(AND([.C472]&gt;[.F472];[.D472]=0);&quot;Down&quot;;&quot;&quot;)">
            <text:p/>
          </table:table-cell>
          <table:table-cell table:formula="of:=IF(AND([.C472]&lt;=[.F472];[.D472]=1);&quot;Up&quot;;&quot;&quot;)">
            <text:p/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9787">
            <text:p>9787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3725">
            <text:p>3725</text:p>
          </table:table-cell>
          <table:table-cell table:formula="of:=IF(AND([.C473]&gt;[.F473];[.D473]=0);&quot;Down&quot;;&quot;&quot;)">
            <text:p/>
          </table:table-cell>
          <table:table-cell table:formula="of:=IF(AND([.C473]&lt;=[.F473];[.D473]=1);&quot;Up&quot;;&quot;&quot;)">
            <text:p/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9810">
            <text:p>981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89">
            <text:p>389</text:p>
          </table:table-cell>
          <table:table-cell table:formula="of:=IF(AND([.C474]&gt;[.F474];[.D474]=0);&quot;Down&quot;;&quot;&quot;)">
            <text:p/>
          </table:table-cell>
          <table:table-cell table:formula="of:=IF(AND([.C474]&lt;=[.F474];[.D474]=1);&quot;Up&quot;;&quot;&quot;)">
            <text:p/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9831">
            <text:p>9831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451">
            <text:p>451</text:p>
          </table:table-cell>
          <table:table-cell table:formula="of:=IF(AND([.C475]&gt;[.F475];[.D475]=0);&quot;Down&quot;;&quot;&quot;)">
            <text:p/>
          </table:table-cell>
          <table:table-cell table:formula="of:=IF(AND([.C475]&lt;=[.F475];[.D475]=1);&quot;Up&quot;;&quot;&quot;)">
            <text:p/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9843">
            <text:p>9843</text:p>
          </table:table-cell>
          <table:table-cell office:value-type="float" office:value="9170">
            <text:p>9170</text:p>
          </table:table-cell>
          <table:table-cell office:value-type="float" office:value="0">
            <text:p>0</text:p>
          </table:table-cell>
          <table:table-cell office:value-type="float" office:value="9277">
            <text:p>9277</text:p>
          </table:table-cell>
          <table:table-cell office:value-type="float" office:value="9260">
            <text:p>9260</text:p>
          </table:table-cell>
          <table:table-cell table:formula="of:=IF(AND([.C476]&gt;[.F476];[.D476]=0);&quot;Down&quot;;&quot;&quot;)">
            <text:p/>
          </table:table-cell>
          <table:table-cell table:formula="of:=IF(AND([.C476]&lt;=[.F476];[.D476]=1);&quot;Up&quot;;&quot;&quot;)">
            <text:p/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9934">
            <text:p>9934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3644">
            <text:p>3644</text:p>
          </table:table-cell>
          <table:table-cell office:value-type="float" office:value="3685">
            <text:p>3685</text:p>
          </table:table-cell>
          <table:table-cell table:formula="of:=IF(AND([.C477]&gt;[.F477];[.D477]=0);&quot;Down&quot;;&quot;&quot;)">
            <text:p/>
          </table:table-cell>
          <table:table-cell table:formula="of:=IF(AND([.C477]&lt;=[.F477];[.D477]=1);&quot;Up&quot;;&quot;&quot;)">
            <text:p/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9936">
            <text:p>9936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3800">
            <text:p>3800</text:p>
          </table:table-cell>
          <table:table-cell table:formula="of:=IF(AND([.C478]&gt;[.F478];[.D478]=0);&quot;Down&quot;;&quot;&quot;)">
            <text:p/>
          </table:table-cell>
          <table:table-cell table:formula="of:=IF(AND([.C478]&lt;=[.F478];[.D478]=1);&quot;Up&quot;;&quot;&quot;)">
            <text:p/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9948">
            <text:p>9948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322">
            <text:p>2322</text:p>
          </table:table-cell>
          <table:table-cell table:formula="of:=IF(AND([.C479]&gt;[.F479];[.D479]=0);&quot;Down&quot;;&quot;&quot;)">
            <text:p/>
          </table:table-cell>
          <table:table-cell table:formula="of:=IF(AND([.C479]&lt;=[.F479];[.D479]=1);&quot;Up&quot;;&quot;&quot;)">
            <text:p/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9956">
            <text:p>9956</text:p>
          </table:table-cell>
          <table:table-cell office:value-type="float" office:value="3390">
            <text:p>3390</text:p>
          </table:table-cell>
          <table:table-cell office:value-type="float" office:value="0">
            <text:p>0</text:p>
          </table:table-cell>
          <table:table-cell office:value-type="float" office:value="3436">
            <text:p>3436</text:p>
          </table:table-cell>
          <table:table-cell office:value-type="float" office:value="3360">
            <text:p>3360</text:p>
          </table:table-cell>
          <table:table-cell table:formula="of:=IF(AND([.C480]&gt;[.F480];[.D480]=0);&quot;Down&quot;;&quot;&quot;)" office:value-type="string" office:string-value="Down">
            <text:p>Down</text:p>
          </table:table-cell>
          <table:table-cell table:formula="of:=IF(AND([.C480]&lt;=[.F480];[.D480]=1);&quot;Up&quot;;&quot;&quot;)">
            <text:p/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C481]&gt;[.F481];[.D481]=0);&quot;Down&quot;;&quot;&quot;)">
            <text:p/>
          </table:table-cell>
          <table:table-cell table:formula="of:=IF(AND([.C481]&lt;=[.F481];[.D4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9983">
            <text:p>9983</text:p>
          </table:table-cell>
          <table:table-cell office:value-type="float" office:value="47975">
            <text:p>47975</text:p>
          </table:table-cell>
          <table:table-cell office:value-type="float" office:value="0">
            <text:p>0</text:p>
          </table:table-cell>
          <table:table-cell office:value-type="float" office:value="49421">
            <text:p>49421</text:p>
          </table:table-cell>
          <table:table-cell office:value-type="float" office:value="50620">
            <text:p>50620</text:p>
          </table:table-cell>
          <table:table-cell table:formula="of:=IF(AND([.C482]&gt;[.F482];[.D482]=0);&quot;Down&quot;;&quot;&quot;)">
            <text:p/>
          </table:table-cell>
          <table:table-cell table:formula="of:=IF(AND([.C482]&lt;=[.F482];[.D482]=1);&quot;Up&quot;;&quot;&quot;)">
            <text:p/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9984">
            <text:p>9984</text:p>
          </table:table-cell>
          <table:table-cell office:value-type="float" office:value="6890">
            <text:p>6890</text:p>
          </table:table-cell>
          <table:table-cell office:value-type="float" office:value="0">
            <text:p>0</text:p>
          </table:table-cell>
          <table:table-cell office:value-type="float" office:value="7012">
            <text:p>7012</text:p>
          </table:table-cell>
          <table:table-cell office:value-type="float" office:value="6870">
            <text:p>6870</text:p>
          </table:table-cell>
          <table:table-cell table:formula="of:=IF(AND([.C483]&gt;[.F483];[.D483]=0);&quot;Down&quot;;&quot;&quot;)" office:value-type="string" office:string-value="Down">
            <text:p>Down</text:p>
          </table:table-cell>
          <table:table-cell table:formula="of:=IF(AND([.C483]&lt;=[.F483];[.D483]=1);&quot;Up&quot;;&quot;&quot;)">
            <text:p/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9989">
            <text:p>9989</text:p>
          </table:table-cell>
          <table:table-cell office:value-type="float" office:value="6430">
            <text:p>6430</text:p>
          </table:table-cell>
          <table:table-cell office:value-type="float" office:value="0">
            <text:p>0</text:p>
          </table:table-cell>
          <table:table-cell office:value-type="float" office:value="6522">
            <text:p>6522</text:p>
          </table:table-cell>
          <table:table-cell office:value-type="float" office:value="6580">
            <text:p>6580</text:p>
          </table:table-cell>
          <table:table-cell table:formula="of:=IF(AND([.C484]&gt;[.F484];[.D484]=0);&quot;Down&quot;;&quot;&quot;)">
            <text:p/>
          </table:table-cell>
          <table:table-cell table:formula="of:=IF(AND([.C484]&lt;=[.F484];[.D484]=1);&quot;Up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9:16:07</dc:date>
    <dc:creator>debian </dc:creator>
    <meta:document-statistic meta:table-count="1" meta:cell-count="3871" meta:object-count="0"/>
    <meta:generator>LibreOffice/3.5$Linux_x86 LibreOffice_project/350m1$Build-2</meta:generator>
  </office:meta>
</office:document-meta>
</file>